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2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9mm"/>
    </style:style>
    <style:style style:name="co4" style:family="table-column">
      <style:table-column-properties fo:break-before="auto" style:column-width="46.02mm"/>
    </style:style>
    <style:style style:name="co5" style:family="table-column">
      <style:table-column-properties fo:break-before="auto" style:column-width="31.49mm"/>
    </style:style>
    <style:style style:name="co6" style:family="table-column">
      <style:table-column-properties fo:break-before="auto" style:column-width="34.66mm"/>
    </style:style>
    <style:style style:name="co7" style:family="table-column">
      <style:table-column-properties fo:break-before="auto" style:column-width="40.34mm"/>
    </style:style>
    <style:style style:name="co8" style:family="table-column">
      <style:table-column-properties fo:break-before="auto" style:column-width="19.69mm"/>
    </style:style>
    <style:style style:name="co9" style:family="table-column">
      <style:table-column-properties fo:break-before="auto" style:column-width="42.16mm"/>
    </style:style>
    <style:style style:name="co10" style:family="table-column">
      <style:table-column-properties fo:break-before="auto" style:column-width="32.84mm"/>
    </style:style>
    <style:style style:name="co11" style:family="table-column">
      <style:table-column-properties fo:break-before="auto" style:column-width="18.06mm"/>
    </style:style>
    <style:style style:name="co12" style:family="table-column">
      <style:table-column-properties fo:break-before="auto" style:column-width="11.11mm"/>
    </style:style>
    <style:style style:name="co13" style:family="table-column">
      <style:table-column-properties fo:break-before="auto" style:column-width="25.81mm"/>
    </style:style>
    <style:style style:name="co14" style:family="table-column">
      <style:table-column-properties fo:break-before="auto" style:column-width="19.97mm"/>
    </style:style>
    <style:style style:name="co15" style:family="table-column">
      <style:table-column-properties fo:break-before="auto" style:column-width="35.63mm"/>
    </style:style>
    <style:style style:name="co16" style:family="table-column">
      <style:table-column-properties fo:break-before="auto" style:column-width="34.03mm"/>
    </style:style>
    <style:style style:name="co17" style:family="table-column">
      <style:table-column-properties fo:break-before="auto" style:column-width="39.25mm"/>
    </style:style>
    <style:style style:name="co18" style:family="table-column">
      <style:table-column-properties fo:break-before="auto" style:column-width="33.81mm"/>
    </style:style>
    <style:style style:name="co19" style:family="table-column">
      <style:table-column-properties fo:break-before="auto" style:column-width="38.81mm"/>
    </style:style>
    <style:style style:name="co20" style:family="table-column">
      <style:table-column-properties fo:break-before="auto" style:column-width="43.29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number:boolean-style style:name="N10099" number:language="en" number:country="CA">
      <number:boolean/>
    </number:boolean-style>
    <style:style style:name="ce1" style:family="table-cell" style:parent-style-name="Default">
      <style:table-cell-properties fo:background-color="#cfe7f5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60"/>
    <style:style style:name="ce4" style:family="table-cell" style:parent-style-name="Default" style:data-style-name="N10099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118"/>
    <style:style style:name="ce7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 style:data-style-name="N1"/>
    <style:style style:name="ce9" style:family="table-cell" style:parent-style-name="Default" style:data-style-name="N113"/>
    <style:style style:name="ce10" style:family="table-cell" style:parent-style-name="Default">
      <style:table-cell-properties fo:background-color="#83caff"/>
    </style:style>
    <style:style style:name="ce11" style:family="table-cell" style:parent-style-name="Default">
      <style:table-cell-properties fo:background-color="#83caff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9966cc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" style:family="table-cell" style:parent-style-name="Default" style:data-style-name="N116"/>
    <style:style style:name="ce15" style:family="table-cell" style:parent-style-name="Default" style:data-style-name="N115"/>
    <style:style style:name="ce16" style:family="table-cell" style:parent-style-name="Default" style:data-style-name="N117"/>
    <style:style style:name="ce17" style:family="table-cell" style:parent-style-name="Default" style:data-style-name="N60">
      <style:text-properties style:font-name="Arial" style:font-name-asian="DejaVu Sans" style:font-name-complex="Lohit Hindi"/>
    </style:style>
    <style:style style:name="ce18" style:family="table-cell" style:parent-style-name="Default">
      <style:text-properties style:font-name="Arial" style:font-name-asian="DejaVu Sans" style:font-name-complex="Lohit Hindi"/>
    </style:style>
  </office:automatic-styles>
  <office:body>
    <office:spreadsheet>
      <table:table table:name="porou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Default"/>
          <table:table-cell table:number-columns-repeated="6"/>
          <table:table-cell table:style-name="ce3"/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6" calcext:value-type="float">
            <text:p>0.06</text:p>
          </table:table-cell>
          <table:table-cell table:number-columns-repeated="5"/>
          <table:table-cell table:style-name="ce3" table:number-columns-repeated="3"/>
          <table:table-cell table:style-name="ce9"/>
        </table:table-row>
        <table:table-row table:style-name="ro1">
          <table:table-cell table:style-name="Default"/>
          <table:table-cell table:number-columns-repeated="6"/>
          <table:table-cell table:style-name="ce3" table:number-columns-repeated="3"/>
          <table:table-cell table:style-name="ce9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  <table:table-cell table:style-name="ce3" table:number-columns-repeated="3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3" table:number-columns-repeated="3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6]/2 * SQRT([.B3]/[.B8] *2 * (1+[.B9])) / (0.1631*[.B9] + 0.8756)" office:value-type="float" office:value="0.00257121210224236" calcext:value-type="float">
            <text:p>0.00257121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table:style-name="ce3" office:value-type="float" office:value="0.0001" calcext:value-type="float">
            <text:p>1.00E-004</text:p>
          </table:table-cell>
          <table:table-cell table:number-columns-repeated="7"/>
          <table:table-cell table:style-name="ce3"/>
          <table:table-cell/>
        </table:table-row>
        <table:table-row table:style-name="ro1">
          <table:table-cell office:value-type="string" calcext:value-type="string">
            <text:p>Fraction of Rayleigh</text:p>
          </table:table-cell>
          <table:table-cell table:formula="of:=[.B13]/[.B12]" office:value-type="float" office:value="0.0388921629268895" calcext:value-type="float">
            <text:p>0.0388921629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6"/>
          <table:table-cell table:style-name="ce5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16]/[.B13]" office:value-type="float" office:value="10000" calcext:value-type="float">
            <text:p>1.00E+004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3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9]*[.B19]/4*3.14159 *[.B20]" office:value-type="float" office:value="1.570795" calcext:value-type="float">
            <text:p>1.570795</text:p>
          </table:table-cell>
          <table:table-cell/>
          <table:table-cell table:style-name="ce4"/>
          <table:table-cell table:number-columns-repeated="3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6]/2)^3 * PI() / 3" office:value-type="float" office:value="0.000113097335529233" calcext:value-type="float">
            <text:p>0.0001130973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max packing</text:p>
          </table:table-cell>
          <table:table-cell office:value-type="float" office:value="0.64" calcext:value-type="float">
            <text:p>0.64</text:p>
          </table:table-cell>
          <table:table-cell table:number-columns-repeated="5"/>
          <table:table-cell table:style-name="ce6"/>
          <table:table-cell table:style-name="ce7"/>
          <table:table-cell table:number-columns-repeated="2"/>
        </table:table-row>
        <table:table-row table:style-name="ro1">
          <table:table-cell office:value-type="string" calcext:value-type="string">
            <text:p>Number of partilces</text:p>
          </table:table-cell>
          <table:table-cell table:formula="of:=([.B22]*[.B24])/[.B23]" office:value-type="float" office:value="8888.88138076564" calcext:value-type="float">
            <text:p>8888.8813807657</text:p>
          </table:table-cell>
          <table:table-cell table:number-columns-repeated="5"/>
          <table:table-cell table:style-name="ce3"/>
          <table:table-cell table:style-name="ce8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4"/>
        </table:table-row>
        <table:table-row table:style-name="ro1">
          <table:table-cell office:value-type="string" calcext:value-type="string">
            <text:p>Réel</text:p>
          </table:table-cell>
          <table:table-cell office:value-type="float" office:value="625" calcext:value-type="float">
            <text:p>6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cteur</text:p>
          </table:table-cell>
          <table:table-cell table:formula="of:=[.B27]/[.B25]" office:value-type="float" office:value="0.0703125593904782" calcext:value-type="float">
            <text:p>0.0703125594</text:p>
          </table:table-cell>
          <table:table-cell table:number-columns-repeated="4"/>
          <table:table-cell table:style-name="ce3" table:number-columns-repeated="2"/>
          <table:table-cell table:style-name="ce5" table:number-columns-repeated="2"/>
          <table:table-cell/>
        </table:table-row>
        <table:table-row table:style-name="ro1" table:number-rows-repeated="3">
          <table:table-cell table:style-name="Default"/>
          <table:table-cell table:number-columns-repeated="6"/>
          <table:table-cell table:style-name="ce3"/>
          <table:table-cell table:style-name="ce5" table:number-columns-repeated="2"/>
          <table:table-cell/>
        </table:table-row>
        <table:table-row table:style-name="ro1">
          <table:table-cell table:style-name="Default"/>
          <table:table-cell table:number-columns-repeated="8"/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3" table:number-columns-repeated="2"/>
          <table:table-cell table:number-columns-repeated="9"/>
        </table:table-row>
        <table:table-row table:style-name="ro1">
          <table:table-cell table:style-name="ce3" table:number-columns-repeated="2"/>
          <table:table-cell/>
          <table:table-cell table:style-name="ce5" table:number-columns-repeated="2"/>
          <table:table-cell table:number-columns-repeated="6"/>
        </table:table-row>
        <table:table-row table:style-name="ro1" table:number-rows-repeated="2">
          <table:table-cell table:style-name="ce3" table:number-columns-repeated="2"/>
          <table:table-cell table:number-columns-repeated="9"/>
        </table:table-row>
        <table:table-row table:style-name="ro1" table:number-rows-repeated="6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</table:table>
      <table:table table:name="l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table:style-name="ce10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Rho</text:p>
          </table:table-cell>
          <table:table-cell office:value-type="float" office:value="1207" calcext:value-type="float">
            <text:p>1207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table:style-name="ce10"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table:style-name="ce10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style-name="ce10"/>
          <table:table-cell table:number-columns-repeated="4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dp (m)</text:p>
          </table:table-cell>
          <table:table-cell table:formula="of:=[.B7]/1000000" office:value-type="float" office:value="0.003" calcext:value-type="float">
            <text:p>0.003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style-name="ce10"/>
          <table:table-cell table:number-columns-repeated="4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/>
          <table:table-cell office:value-type="string" calcext:value-type="string">
            <text:p>Tip speed</text:p>
          </table:table-cell>
          <table:table-cell table:formula="of:=[.B14]/60*[.B12]/2*2*3.1415" office:value-type="float" office:value="4.65465583333333" calcext:value-type="float">
            <text:p>4.6546558333</text:p>
          </table:table-cell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/>
          <table:table-cell office:value-type="string" calcext:value-type="string">
            <text:p>Terminal Velocity</text:p>
          </table:table-cell>
          <table:table-cell table:formula="of:=([.B3]-[.B2])*[.B6]*[.B8]*[.B8]/18/[.B4]" office:value-type="float" office:value="0.1268433" calcext:value-type="float">
            <text:p>0.1268433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style-name="ce10"/>
          <table:table-cell table:number-columns-repeated="2"/>
          <table:table-cell office:value-type="string" calcext:value-type="string">
            <text:p>Time to down tank</text:p>
          </table:table-cell>
          <table:table-cell table:formula="of:=[.B11]/[.E12]" office:value-type="float" office:value="2.87756625694853" calcext:value-type="float">
            <text:p>2.877566256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table:style-name="ce10" office:value-type="string" calcext:value-type="string">
            <text:p>N (RPM)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Terminal Velocity /tip speed</text:p>
          </table:table-cell>
          <table:table-cell table:formula="of:=[.E12]/[.E11]" office:value-type="float" office:value="0.0272508440026089" calcext:value-type="float">
            <text:p>0.027250844</text:p>
          </table:table-cell>
          <table:table-cell table:number-columns-repeated="7"/>
        </table:table-row>
        <table:table-row table:style-name="ro1">
          <table:table-cell table:style-name="ce10" office:value-type="string" calcext:value-type="string">
            <text:p>Re</text:p>
          </table:table-cell>
          <table:table-cell table:formula="of:=[.B14]/60*[.B2]*[.B12]*[.B12]/[.B4]" office:value-type="float" office:value="4542.46403333333" calcext:value-type="float">
            <text:p>4542.4640333333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10"/>
        </table:table-row>
        <table:table-row table:style-name="ro1">
          <table:table-cell table:style-name="ce10"/>
          <table:table-cell table:number-columns-repeated="6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Diameter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Young Modulus (E)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3851.42702439661" calcext:value-type="float">
            <text:p>385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20171.5168510054" calcext:value-type="float">
            <text:p>20172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Rep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18529.7636497037" calcext:value-type="float">
            <text:p>18530</text:p>
          </table:table-cell>
          <table:table-cell table:number-columns-repeated="3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Void min</text:p>
          </table:table-cell>
          <table:table-cell table:style-name="ce10"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17352.583296732" calcext:value-type="float">
            <text:p>1735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oupling stability criteria</text:p>
          </table:table-cell>
          <table:table-cell table:formula="of:=[.B8]*[.B8]*[.B3]/(18*[.B4])" office:value-type="float" office:value="0.025" calcext:value-type="float">
            <text:p>0.025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57076678006738" calcext:value-type="float">
            <text:p>3.5707667801</text:p>
          </table:table-cell>
          <table:table-cell table:formula="of:=[.B23]/([.C23])^(-[.D23])" office:value-type="float" office:value="0.000948394540455542" calcext:value-type="float">
            <text:p>0.0009483945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6352.5705554115" calcext:value-type="float">
            <text:p>16353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luid stability</text:p>
          </table:table-cell>
          <table:table-cell table:number-columns-repeated="6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5407.6766266048" calcext:value-type="float">
            <text:p>15408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3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4421.4435884128" calcext:value-type="float">
            <text:p>14421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654432952378" calcext:value-type="float">
            <text:p>4.0654432952378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3226.5464742759" calcext:value-type="float">
            <text:p>13227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Solid time step</text:p>
          </table:table-cell>
          <table:table-cell table:style-name="ce3" office:value-type="float" office:value="0.0000025" calcext:value-type="float">
            <text:p>2.50E-006</text:p>
          </table:table-cell>
          <table:table-cell table:formula="of:=[.B27]/[.B26]" office:value-type="float" office:value="0.0614939089896657" calcext:value-type="float">
            <text:p>0.061493909</text:p>
          </table:table-cell>
          <table:table-cell table:formula="of:=1/[.C27]" office:value-type="float" office:value="16.2617731809512" calcext:value-type="float">
            <text:p>16.261773181</text:p>
          </table:table-cell>
          <table:table-cell table:number-columns-repeated="3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0675.3328664977" calcext:value-type="float">
            <text:p>10675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luid coupling stability time step</text:p>
          </table:table-cell>
          <table:table-cell table:formula="of:=[.C23]/(1-[.C23])*[.B2]/[.B3]*[.E23]" office:value-type="float" office:value="0.00030525658942129" calcext:value-type="float">
            <text:p>0.0003052566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98.426450917368" calcext:value-type="float">
            <text:p>98</text:p>
          </table:table-cell>
          <table:table-cell table:number-columns-repeated="3"/>
        </table:table-row>
        <table:table-row table:style-name="ro1">
          <table:table-cell table:style-name="ce10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30087.287383958" calcext:value-type="float">
            <text:p>130087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ce10" office:value-type="string" calcext:value-type="string">
            <text:p>Number of iteration solid</text:p>
          </table:table-cell>
          <table:table-cell table:style-name="ce3" table:formula="of:=[.B30]/[.B27]" office:value-type="float" office:value="4000000" calcext:value-type="float">
            <text:p>4.00E+006</text:p>
          </table:table-cell>
          <table:table-cell table:number-columns-repeated="10"/>
        </table:table-row>
        <table:table-row table:style-name="ro1">
          <table:table-cell table:style-name="ce10"/>
          <table:table-cell table:number-columns-repeated="5"/>
          <table:table-cell table:style-name="ce3"/>
          <table:table-cell table:style-name="ce3" office:value-type="string" calcext:value-type="string">
            <text:p>N</text:p>
          </table:table-cell>
          <table:table-cell table:style-name="ce5" office:value-type="string" calcext:value-type="string">
            <text:p>Torques</text:p>
          </table:table-cell>
          <table:table-cell table:style-name="ce5" office:value-type="string" calcext:value-type="string">
            <text:p>Np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Power should be</text:p>
          </table:table-cell>
        </table:table-row>
        <table:table-row table:style-name="ro1">
          <table:table-cell table:style-name="ce10" office:value-type="string" calcext:value-type="string">
            <text:p>masse particule</text:p>
          </table:table-cell>
          <table:table-cell table:style-name="ce3" table:formula="of:=[.B3]*[.B17]" office:value-type="float" office:value="0.0000353429173528852" calcext:value-type="float">
            <text:p>3.53E-005</text:p>
          </table:table-cell>
          <table:table-cell table:number-columns-repeated="5"/>
          <table:table-cell table:style-name="ce3" office:value-type="float" office:value="300" calcext:value-type="float">
            <text:p>3.00E+002</text:p>
          </table:table-cell>
          <table:table-cell table:style-name="ce5" office:value-type="float" office:value="0.17" calcext:value-type="float">
            <text:p>0.17</text:p>
          </table:table-cell>
          <table:table-cell table:style-name="ce5" table:formula="of:=[.I33]*[.H33]/60*2*3.14159/([.B12]^5*([.$H$33]/60)^3*1000)" office:value-type="float" office:value="1.29321224887532" calcext:value-type="float">
            <text:p>1.2932122489</text:p>
          </table:table-cell>
          <table:table-cell table:formula="of:=[.I33]*2*3.14159*[.H33]/60" office:value-type="float" office:value="5.340703" calcext:value-type="float">
            <text:p>5.340703</text:p>
          </table:table-cell>
          <table:table-cell table:formula="of:=1.5*1000*([.H33]/60)^3*[.$B$12]^5" office:value-type="float" office:value="6.1946942638125" calcext:value-type="float">
            <text:p>6.1946942638</text:p>
          </table:table-cell>
        </table:table-row>
        <table:table-row table:style-name="ro1">
          <table:table-cell table:style-name="ce10" office:value-type="string" calcext:value-type="string">
            <text:p>Fgrav = </text:p>
          </table:table-cell>
          <table:table-cell table:formula="of:=[.B33]*[.B6]" office:value-type="float" office:value="0.000346714019231804" calcext:value-type="float">
            <text:p>0.000346714</text:p>
          </table:table-cell>
          <table:table-cell table:number-columns-repeated="5"/>
          <table:table-cell table:style-name="ce3" office:value-type="float" office:value="600" calcext:value-type="float">
            <text:p>6.00E+002</text:p>
          </table:table-cell>
          <table:table-cell table:style-name="ce5" office:value-type="float" office:value="0.62" calcext:value-type="float">
            <text:p>0.62</text:p>
          </table:table-cell>
          <table:table-cell table:style-name="ce5" table:formula="of:=[.I34]*[.H34]/60*2*3.14159/([.$B$12]^5*([.H34]/60)^3*1000)" office:value-type="float" office:value="1.17910528573926" calcext:value-type="float">
            <text:p>1.1791052857</text:p>
          </table:table-cell>
          <table:table-cell table:formula="of:=[.I34]*2*3.14159*[.H34]/60" office:value-type="float" office:value="38.955716" calcext:value-type="float">
            <text:p>38.955716</text:p>
          </table:table-cell>
          <table:table-cell table:formula="of:=1.5*1000*([.H34]/60)^3*[.$B$12]^5" office:value-type="float" office:value="49.5575541105" calcext:value-type="float">
            <text:p>49.5575541105</text:p>
          </table:table-cell>
        </table:table-row>
        <table:table-row table:style-name="ro1">
          <table:table-cell table:style-name="ce10"/>
          <table:table-cell table:number-columns-repeated="6"/>
          <table:table-cell table:style-name="ce3" office:value-type="float" office:value="800" calcext:value-type="float">
            <text:p>8.00E+002</text:p>
          </table:table-cell>
          <table:table-cell table:style-name="ce5" office:value-type="float" office:value="0.9" calcext:value-type="float">
            <text:p>0.9</text:p>
          </table:table-cell>
          <table:table-cell table:style-name="ce5" table:formula="of:=[.I35]*[.H35]/60*2*3.14159/([.$B$12]^5*([.H35]/60)^3*1000)" office:value-type="float" office:value="0.962777501460485" calcext:value-type="float">
            <text:p>0.9627775015</text:p>
          </table:table-cell>
          <table:table-cell table:formula="of:=[.I35]*2*3.14159*[.H35]/60" office:value-type="float" office:value="75.39816" calcext:value-type="float">
            <text:p>75.39816</text:p>
          </table:table-cell>
          <table:table-cell table:formula="of:=1.5*1000*([.H35]/60)^3*[.$B$12]^5" office:value-type="float" office:value="117.469757891556" calcext:value-type="float">
            <text:p>117.4697578916</text:p>
          </table:table-cell>
        </table:table-row>
        <table:table-row table:style-name="ro1">
          <table:table-cell table:style-name="ce10" office:value-type="string" calcext:value-type="string">
            <text:p>Mass fraction</text:p>
          </table:table-cell>
          <table:table-cell office:value-type="float" office:value="0.1" calcext:value-type="float">
            <text:p>0.1</text:p>
          </table:table-cell>
          <table:table-cell/>
          <table:table-cell table:formula="of:=[.B37]*[.B3]/([.B2]*(1-[.B37])+[.B37]*[.B3])" office:value-type="float" office:value="0.1" calcext:value-type="float">
            <text:p>0.1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float" office:value="0.65" calcext:value-type="float">
            <text:p>0.65</text:p>
          </table:table-cell>
          <table:table-cell table:style-name="ce5" table:formula="of:=[.I36]*[.H36]/60*2*3.14159/([.$B$12]^5*([.H36]/60)^3*1000)" office:value-type="float" office:value="1.23615876730729" calcext:value-type="float">
            <text:p>1.2361587673</text:p>
          </table:table-cell>
          <table:table-cell table:formula="of:=[.I36]*2*3.14159*[.H36]/60" office:value-type="float" office:value="40.84067" calcext:value-type="float">
            <text:p>40.84067</text:p>
          </table:table-cell>
          <table:table-cell table:formula="of:=1.5*1000*([.H36]/60)^3*[.$B$12]^5" office:value-type="float" office:value="49.5575541105" calcext:value-type="float">
            <text:p>49.5575541105</text:p>
          </table:table-cell>
        </table:table-row>
        <table:table-row table:style-name="ro2">
          <table:table-cell table:style-name="ce10" office:value-type="string" calcext:value-type="string">
            <text:p>Vol fraction</text:p>
          </table:table-cell>
          <table:table-cell table:formula="of:=[.B36]*[.B2]/[.B3]*(1+[.B2]/[.B3]*[.B36]-[.B36])^(-1)" office:value-type="float" office:value="0.0509132323786223" calcext:value-type="float">
            <text:p>0.0509132324</text:p>
          </table:table-cell>
          <table:table-cell table:formula="of:=[.B37]" office:value-type="float" office:value="0.0509132323786223" calcext:value-type="float">
            <text:p>0.0509132324</text:p>
          </table:table-cell>
          <table:table-cell table:number-columns-repeated="9"/>
        </table:table-row>
        <table:table-row table:style-name="ro1">
          <table:table-cell table:style-name="ce11" office:value-type="string" calcext:value-type="string">
            <text:p>Vol of particles</text:p>
          </table:table-cell>
          <table:table-cell table:formula="of:=[.C37]*[.B16]" office:value-type="float" office:value="0.00194445894653374" calcext:value-type="float">
            <text:p>0.001944458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3" table:number-columns-repeated="2"/>
          <table:table-cell table:number-columns-repeated="10"/>
        </table:table-row>
        <table:table-row table:style-name="ro1">
          <table:table-cell table:style-name="ce3" table:number-columns-repeated="2"/>
          <table:table-cell/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Re</text:p>
          </table:table-cell>
          <table:table-cell office:value-type="string" calcext:value-type="string">
            <text:p>Kolmogorov scale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Zwiettering</text:p>
          </table:table-cell>
          <table:table-cell table:style-name="ce3"/>
          <table:table-cell/>
          <table:table-cell office:value-type="float" office:value="50" calcext:value-type="float">
            <text:p>50</text:p>
          </table:table-cell>
          <table:table-cell table:formula="of:=[.$B$12]*[.$B$12]*[.$B$2]*[.D42]/60/[.$B$4]" office:value-type="float" office:value="324.461716666667" calcext:value-type="float">
            <text:p>324.4617166667</text:p>
          </table:table-cell>
          <table:table-cell table:formula="of:=[.$B$12]/([.E42])^(0.75)" office:value-type="float" office:value="0.00166123519966643" calcext:value-type="float">
            <text:p>0.0016612352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3" office:value-type="float" office:value="4.4" calcext:value-type="float">
            <text:p>4.40E+0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12]*[.$B$12]*[.$B$2]*[.D43]/60/[.$B$4]" office:value-type="float" office:value="648.923433333333" calcext:value-type="float">
            <text:p>648.9234333333</text:p>
          </table:table-cell>
          <table:table-cell table:formula="of:=[.$B$12]/([.E43])^(0.75)" office:value-type="float" office:value="0.00098777635956814" calcext:value-type="float">
            <text:p>0.00098777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12]*[.$B$12]*[.$B$2]*[.D44]/60/[.$B$4]" office:value-type="float" office:value="1297.84686666667" calcext:value-type="float">
            <text:p>1297.8468666667</text:p>
          </table:table-cell>
          <table:table-cell table:formula="of:=[.$B$12]/([.E44])^(0.75)" office:value-type="float" office:value="0.000587335337414959" calcext:value-type="float">
            <text:p>0.00058733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op</text:p>
          </table:table-cell>
          <table:table-cell table:formula="of:=[.B3]" office:value-type="float" office:value="2500" calcext:value-type="float">
            <text:p>2500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$B$12]*[.$B$12]*[.$B$2]*[.D45]/60/[.$B$4]" office:value-type="float" office:value="1946.7703" calcext:value-type="float">
            <text:p>1946.7703</text:p>
          </table:table-cell>
          <table:table-cell table:formula="of:=[.$B$12]/([.E45])^(0.75)" office:value-type="float" office:value="0.000433328932478816" calcext:value-type="float">
            <text:p>0.0004333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hol</text:p>
          </table:table-cell>
          <table:table-cell table:formula="of:=[.B2]" office:value-type="float" office:value="1207" calcext:value-type="float">
            <text:p>1207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$B$12]*[.$B$12]*[.$B$2]*[.D46]/60/[.$B$4]" office:value-type="float" office:value="2595.69373333333" calcext:value-type="float">
            <text:p>2595.6937333333</text:p>
          </table:table-cell>
          <table:table-cell table:formula="of:=[.$B$12]/([.E46])^(0.75)" office:value-type="float" office:value="0.000349231681073197" calcext:value-type="float">
            <text:p>0.0003492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</text:p>
          </table:table-cell>
          <table:table-cell table:formula="of:=[.B6]" office:value-type="float" office:value="9.81" calcext:value-type="float">
            <text:p>9.8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12]*[.$B$12]*[.$B$2]*[.D47]/60/[.$B$4]" office:value-type="float" office:value="3244.61716666667" calcext:value-type="float">
            <text:p>3244.6171666667</text:p>
          </table:table-cell>
          <table:table-cell table:formula="of:=[.$B$12]/([.E47])^(0.75)" office:value-type="float" office:value="0.000295414035079871" calcext:value-type="float">
            <text:p>0.0002954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</text:p>
          </table:table-cell>
          <table:table-cell table:formula="of:=[.B12]" office:value-type="float" office:value="0.127" calcext:value-type="float">
            <text:p>0.127</text:p>
          </table:table-cell>
          <table:table-cell/>
          <table:table-cell office:value-type="float" office:value="550" calcext:value-type="float">
            <text:p>550</text:p>
          </table:table-cell>
          <table:table-cell table:formula="of:=[.$B$12]*[.$B$12]*[.$B$2]*[.D48]/60/[.$B$4]" office:value-type="float" office:value="3569.07888333333" calcext:value-type="float">
            <text:p>3569.0788833333</text:p>
          </table:table-cell>
          <table:table-cell table:formula="of:=[.$B$12]/([.E48])^(0.75)" office:value-type="float" office:value="0.000275034142975425" calcext:value-type="float">
            <text:p>0.0002750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u</text:p>
          </table:table-cell>
          <table:table-cell table:formula="of:=[.B4]/[.B2]" office:value-type="float" office:value="0.0000414250207125104" calcext:value-type="float">
            <text:p>0.000041425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$B$12]*[.$B$12]*[.$B$2]*[.D49]/60/[.$B$4]" office:value-type="float" office:value="4542.46403333333" calcext:value-type="float">
            <text:p>4542.4640333333</text:p>
          </table:table-cell>
          <table:table-cell table:formula="of:=[.$B$12]/([.E49])^(0.75)" office:value-type="float" office:value="0.000229527696381815" calcext:value-type="float">
            <text:p>0.0002295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</text:p>
          </table:table-cell>
          <table:table-cell table:formula="of:=[.B36]/(1-[.B36])" office:value-type="float" office:value="0.111111111111111" calcext:value-type="float">
            <text:p>0.1111111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s – RPS</text:p>
          </table:table-cell>
          <table:table-cell table:formula="of:=[.B43]*([.B49])^(0.1)*((([.B45]-[.B46])*[.B47])/[.B46])^(0.45)*[.B44]^(0.2)*[.B50]^(0.1)*[.B48]^(-0.85)" office:value-type="float" office:value="6.70884726994537" calcext:value-type="float">
            <text:p>6.708847269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js</text:p>
          </table:table-cell>
          <table:table-cell table:formula="of:=[.B51]*60" office:value-type="float" office:value="402.530836196722" calcext:value-type="float">
            <text:p>402.5308361967</text:p>
          </table:table-cell>
          <table:table-cell table:number-columns-repeated="10"/>
        </table:table-row>
        <table:table-row table:style-name="ro1" table:number-rows-repeated="104852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bt" table:style-name="ta1">
        <table:table-column table:style-name="co1" table:default-cell-style-name="ce12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3"/>
          <table:table-cell office:value-type="string" calcext:value-type="string">
            <text:p>Volume %</text:p>
          </table:table-cell>
          <table:table-cell/>
          <table:table-cell table:style-name="ce3"/>
          <table:table-cell office:value-type="string" calcext:value-type="string">
            <text:p>Diameter</text:p>
          </table:table-cell>
          <table:table-cell office:value-type="string" calcext:value-type="string">
            <text:p>Vol</text:p>
          </table:table-cell>
          <table:table-cell office:value-type="string" calcext:value-type="string">
            <text:p>Vol %</text:p>
          </table:table-cell>
          <table:table-cell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500" calcext:value-type="float">
            <text:p>2500</text:p>
          </table:table-cell>
          <table:table-cell table:number-columns-repeated="3"/>
          <table:table-cell table:number-columns-repeated="2" office:value-type="float" office:value="3913" calcext:value-type="float">
            <text:p>3913</text:p>
          </table:table-cell>
          <table:table-cell table:style-name="ce3" office:value-type="float" office:value="0.000001325" calcext:value-type="float">
            <text:p>1.33E-006</text:p>
          </table:table-cell>
          <table:table-cell table:style-name="ce3" table:formula="of:=[.H3]*2*1000" office:value-type="float" office:value="0.00265" calcext:value-type="float">
            <text:p>2.65E-003</text:p>
          </table:table-cell>
          <table:table-cell table:style-name="ce3" table:formula="of:=[.G3]*[.I3]*[.I3]*[.I3]*4/3/8 * 3.1416" office:value-type="float" office:value="0.00003812827063045" calcext:value-type="float">
            <text:p>3.81E-005</text:p>
          </table:table-cell>
          <table:table-cell table:style-name="ce9" table:formula="of:=[.J3]/[.$J$16]" office:value-type="float" office:value="0.0193001264668613" calcext:value-type="float">
            <text:p>0.019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0494" calcext:value-type="float">
            <text:p>20494</text:p>
          </table:table-cell>
          <table:table-cell table:style-name="ce3" office:value-type="float" office:value="0.0000014124" calcext:value-type="float">
            <text:p>1.41E-006</text:p>
          </table:table-cell>
          <table:table-cell table:style-name="ce3" table:formula="of:=[.H4]*2*1000" office:value-type="float" office:value="0.0028248" calcext:value-type="float">
            <text:p>2.82E-003</text:p>
          </table:table-cell>
          <table:table-cell table:style-name="ce3" table:formula="of:=[.G4]*[.I4]*[.I4]*[.I4]*4/3/8 * 3.1416" office:value-type="float" office:value="0.000241874165180329" calcext:value-type="float">
            <text:p>2.42E-004</text:p>
          </table:table-cell>
          <table:table-cell table:style-name="ce9" table:formula="of:=[.J4]/[.$J$16]" office:value-type="float" office:value="0.122434138759987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8826" calcext:value-type="float">
            <text:p>18826</text:p>
          </table:table-cell>
          <table:table-cell table:style-name="ce3" office:value-type="float" office:value="0.000001453" calcext:value-type="float">
            <text:p>1.45E-006</text:p>
          </table:table-cell>
          <table:table-cell table:style-name="ce3" table:formula="of:=[.H5]*2*1000" office:value-type="float" office:value="0.002906" calcext:value-type="float">
            <text:p>2.91E-003</text:p>
          </table:table-cell>
          <table:table-cell table:style-name="ce3" table:formula="of:=[.G5]*[.I5]*[.I5]*[.I5]*4/3/8 * 3.1416" office:value-type="float" office:value="0.000241904820149099" calcext:value-type="float">
            <text:p>2.42E-004</text:p>
          </table:table-cell>
          <table:table-cell table:style-name="ce9" table:formula="of:=[.J5]/[.$J$16]" office:value-type="float" office:value="0.12244965598026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3"/>
          <table:table-cell table:number-columns-repeated="2" office:value-type="float" office:value="17630" calcext:value-type="float">
            <text:p>17630</text:p>
          </table:table-cell>
          <table:table-cell table:style-name="ce3" office:value-type="float" office:value="0.0000014851" calcext:value-type="float">
            <text:p>1.49E-006</text:p>
          </table:table-cell>
          <table:table-cell table:style-name="ce3" table:formula="of:=[.H6]*2*1000" office:value-type="float" office:value="0.0029702" calcext:value-type="float">
            <text:p>2.97E-003</text:p>
          </table:table-cell>
          <table:table-cell table:style-name="ce3" table:formula="of:=[.G6]*[.I6]*[.I6]*[.I6]*4/3/8 * 3.1416" office:value-type="float" office:value="0.000241885052418623" calcext:value-type="float">
            <text:p>2.42E-004</text:p>
          </table:table-cell>
          <table:table-cell table:style-name="ce9" table:formula="of:=[.J6]/[.$J$16]" office:value-type="float" office:value="0.12243964976461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2600" calcext:value-type="float">
            <text:p>2600</text:p>
          </table:table-cell>
          <table:table-cell table:number-columns-repeated="3"/>
          <table:table-cell table:number-columns-repeated="2" office:value-type="float" office:value="16614" calcext:value-type="float">
            <text:p>16614</text:p>
          </table:table-cell>
          <table:table-cell table:style-name="ce3" office:value-type="float" office:value="0.0000015148" calcext:value-type="float">
            <text:p>1.51E-006</text:p>
          </table:table-cell>
          <table:table-cell table:style-name="ce3" table:formula="of:=[.H7]*2*1000" office:value-type="float" office:value="0.0030296" calcext:value-type="float">
            <text:p>3.03E-003</text:p>
          </table:table-cell>
          <table:table-cell table:style-name="ce3" table:formula="of:=[.G7]*[.I7]*[.I7]*[.I7]*4/3/8 * 3.1416" office:value-type="float" office:value="0.000241896575608217" calcext:value-type="float">
            <text:p>2.42E-004</text:p>
          </table:table-cell>
          <table:table-cell table:style-name="ce9" table:formula="of:=[.J7]/[.$J$16]" office:value-type="float" office:value="0.122445482681053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26" calcext:value-type="float">
            <text:p>0.0026</text:p>
          </table:table-cell>
          <table:table-cell table:number-columns-repeated="3"/>
          <table:table-cell table:number-columns-repeated="2" office:value-type="float" office:value="15654" calcext:value-type="float">
            <text:p>15654</text:p>
          </table:table-cell>
          <table:table-cell table:style-name="ce3" office:value-type="float" office:value="0.0000015452" calcext:value-type="float">
            <text:p>1.55E-006</text:p>
          </table:table-cell>
          <table:table-cell table:style-name="ce3" table:formula="of:=[.H8]*2*1000" office:value-type="float" office:value="0.0030904" calcext:value-type="float">
            <text:p>3.09E-003</text:p>
          </table:table-cell>
          <table:table-cell table:style-name="ce3" table:formula="of:=[.G8]*[.I8]*[.I8]*[.I8]*4/3/8 * 3.1416" office:value-type="float" office:value="0.000241918484268267" calcext:value-type="float">
            <text:p>2.42E-004</text:p>
          </table:table-cell>
          <table:table-cell table:style-name="ce9" table:formula="of:=[.J8]/[.$J$16]" office:value-type="float" office:value="0.122456572612558" calcext:value-type="float">
            <text:p>0.122</text:p>
          </table:table-cell>
          <table:table-cell/>
        </table:table-row>
        <table:table-row table:style-name="ro1">
          <table:table-cell table:number-columns-repeated="5"/>
          <table:table-cell table:number-columns-repeated="2" office:value-type="float" office:value="14652" calcext:value-type="float">
            <text:p>14652</text:p>
          </table:table-cell>
          <table:table-cell table:style-name="ce3" office:value-type="float" office:value="0.0000015796" calcext:value-type="float">
            <text:p>1.58E-006</text:p>
          </table:table-cell>
          <table:table-cell table:style-name="ce3" table:formula="of:=[.H9]*2*1000" office:value-type="float" office:value="0.0031592" calcext:value-type="float">
            <text:p>3.16E-003</text:p>
          </table:table-cell>
          <table:table-cell table:style-name="ce3" table:formula="of:=[.G9]*[.I9]*[.I9]*[.I9]*4/3/8 * 3.1416" office:value-type="float" office:value="0.000241895567301756" calcext:value-type="float">
            <text:p>2.42E-004</text:p>
          </table:table-cell>
          <table:table-cell table:style-name="ce9" table:formula="of:=[.J9]/[.$J$16]" office:value-type="float" office:value="0.1224449722870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3"/>
          <table:table-cell table:number-columns-repeated="2" office:value-type="float" office:value="13438" calcext:value-type="float">
            <text:p>13438</text:p>
          </table:table-cell>
          <table:table-cell table:style-name="ce3" office:value-type="float" office:value="0.0000016258" calcext:value-type="float">
            <text:p>1.63E-006</text:p>
          </table:table-cell>
          <table:table-cell table:style-name="ce3" table:formula="of:=[.H10]*2*1000" office:value-type="float" office:value="0.0032516" calcext:value-type="float">
            <text:p>3.25E-003</text:p>
          </table:table-cell>
          <table:table-cell table:style-name="ce3" table:formula="of:=[.G10]*[.I10]*[.I10]*[.I10]*4/3/8 * 3.1416" office:value-type="float" office:value="0.000241894291374054" calcext:value-type="float">
            <text:p>2.42E-004</text:p>
          </table:table-cell>
          <table:table-cell table:style-name="ce9" table:formula="of:=[.J10]/[.$J$16]" office:value-type="float" office:value="0.122444326425931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/>
          <table:table-cell office:value-type="string" calcext:value-type="string">
            <text:p>Tip speed</text:p>
          </table:table-cell>
          <table:table-cell table:formula="of:=[.B14]/60*[.B12]/2*2*3.1415" office:value-type="float" office:value="3.989705" calcext:value-type="float">
            <text:p>3.989705</text:p>
          </table:table-cell>
          <table:table-cell table:number-columns-repeated="2" office:value-type="float" office:value="10846" calcext:value-type="float">
            <text:p>10846</text:p>
          </table:table-cell>
          <table:table-cell table:style-name="ce3" office:value-type="float" office:value="0.0000017462" calcext:value-type="float">
            <text:p>1.75E-006</text:p>
          </table:table-cell>
          <table:table-cell table:style-name="ce3" table:formula="of:=[.H11]*2*1000" office:value-type="float" office:value="0.0034924" calcext:value-type="float">
            <text:p>3.49E-003</text:p>
          </table:table-cell>
          <table:table-cell table:style-name="ce3" table:formula="of:=[.G11]*[.I11]*[.I11]*[.I11]*4/3/8 * 3.1416" office:value-type="float" office:value="0.000241902956694047" calcext:value-type="float">
            <text:p>2.42E-004</text:p>
          </table:table-cell>
          <table:table-cell table:style-name="ce9" table:formula="of:=[.J11]/[.$J$16]" office:value-type="float" office:value="0.122448712719066" calcext:value-type="float">
            <text:p>0.122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/>
          <table:table-cell office:value-type="string" calcext:value-type="string">
            <text:p>Terminal Velocity</text:p>
          </table:table-cell>
          <table:table-cell table:formula="of:=([.B3]-[.B2])*[.B6]*[.B8]*[.B8]/18/[.B4]" office:value-type="float" office:value="0.00405262" calcext:value-type="float">
            <text:p>0.0040526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3" office:value-type="float" office:value="0.00000175" calcext:value-type="float">
            <text:p>1.75E-006</text:p>
          </table:table-cell>
          <table:table-cell table:style-name="ce3" table:formula="of:=[.H12]*2*1000" office:value-type="float" office:value="0.0035" calcext:value-type="float">
            <text:p>3.50E-003</text:p>
          </table:table-cell>
          <table:table-cell table:style-name="ce3" table:formula="of:=[.G12]*[.I12]*[.I12]*[.I12]*4/3/8 * 3.1416" office:value-type="float" office:value="0.000002244935" calcext:value-type="float">
            <text:p>2.24E-006</text:p>
          </table:table-cell>
          <table:table-cell table:formula="of:=[.J12]/[.$J$16]" office:value-type="float" office:value="0.00113636230265532" calcext:value-type="float">
            <text:p>0.0011363623</text:p>
          </table:table-cell>
          <table:table-cell table:formula="of:=1-SUM([.K3:.K11])" office:value-type="float" office:value="0.00113636230265468" calcext:value-type="float">
            <text:p>0.001136362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ime to down tank</text:p>
          </table:table-cell>
          <table:table-cell table:formula="of:=[.B11]/[.E12]" office:value-type="float" office:value="90.0651923940562" calcext:value-type="float">
            <text:p>90.065192394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" calcext:value-type="float">
            <text:p>0.00E+000</text:p>
          </table:table-cell>
          <table:table-cell table:style-name="ce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Terminal Velocity /tip speed</text:p>
          </table:table-cell>
          <table:table-cell table:formula="of:=[.E12]/[.E11]" office:value-type="float" office:value="0.00101576933632938" calcext:value-type="float">
            <text:p>0.00101576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225.806" calcext:value-type="float">
            <text:p>225.80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6"/>
          <table:table-cell office:value-type="string" calcext:value-type="string">
            <text:p>Total volume</text:p>
          </table:table-cell>
          <table:table-cell table:style-name="ce3" table:formula="of:=SUM([.J3:.J12])" office:value-type="float" office:value="0.00197554511862484" calcext:value-type="float">
            <text:p>1.98E-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92027720799157" calcext:value-type="float">
            <text:p>9.2027720799157E-009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5"/>
          <table:table-cell table:style-name="ce6" table:formula="of:=[.I3]" office:value-type="float" office:value="0.00265" calcext:value-type="float">
            <text:p>0.002650</text:p>
          </table:table-cell>
          <table:table-cell table:style-name="ce7" table:formula="of:=[.$B$38]/[.$J$16]*[.G3]" office:value-type="float" office:value="3782.34384703274" calcext:value-type="float">
            <text:p>37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5"/>
          <table:table-cell table:style-name="ce6" table:formula="of:=[.I4]" office:value-type="float" office:value="0.0028248" calcext:value-type="float">
            <text:p>0.002825</text:p>
          </table:table-cell>
          <table:table-cell table:style-name="ce7" table:formula="of:=[.$B$38]/[.$J$16]*[.G4]" office:value-type="float" office:value="19809.6996680524" calcext:value-type="float">
            <text:p>1981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  <table:table-cell table:style-name="ce6" table:formula="of:=[.I5]" office:value-type="float" office:value="0.002906" calcext:value-type="float">
            <text:p>0.002906</text:p>
          </table:table-cell>
          <table:table-cell table:style-name="ce7" table:formula="of:=[.$B$38]/[.$J$16]*[.G5]" office:value-type="float" office:value="18197.3946496904" calcext:value-type="float">
            <text:p>18197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  <table:table-cell table:style-name="ce6" table:formula="of:=[.I6]" office:value-type="float" office:value="0.0029702" calcext:value-type="float">
            <text:p>0.002970</text:p>
          </table:table-cell>
          <table:table-cell table:style-name="ce7" table:formula="of:=[.$B$38]/[.$J$16]*[.G6]" office:value-type="float" office:value="17041.329420697" calcext:value-type="float">
            <text:p>1704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000938888888888889" calcext:value-type="float">
            <text:p>0.0009388889</text:p>
          </table:table-cell>
          <table:table-cell office:value-type="float" office:value="0.8" calcext:value-type="float">
            <text:p>0.8</text:p>
          </table:table-cell>
          <table:table-cell table:formula="of:=2.65*([.C23]+1)-(5.3-3.5*[.C23])*[.C23]*[.C23]*EXP(-(1.5-LOG([.$B$21];10)/2))" office:value-type="float" office:value="4.75921928480146" calcext:value-type="float">
            <text:p>4.7592192848</text:p>
          </table:table-cell>
          <table:table-cell table:formula="of:=[.B23]/([.C23])^(-[.D23])" office:value-type="float" office:value="0.000324637134819159" calcext:value-type="float">
            <text:p>0.0003246371</text:p>
          </table:table-cell>
          <table:table-cell/>
          <table:table-cell table:style-name="ce3"/>
          <table:table-cell table:style-name="ce6" table:formula="of:=[.I7]" office:value-type="float" office:value="0.0030296" calcext:value-type="float">
            <text:p>0.003030</text:p>
          </table:table-cell>
          <table:table-cell table:style-name="ce7" table:formula="of:=[.$B$38]/[.$J$16]*[.G7]" office:value-type="float" office:value="16059.2539418865" calcext:value-type="float">
            <text:p>1605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stability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6" table:formula="of:=[.I8]" office:value-type="float" office:value="0.0030904" calcext:value-type="float">
            <text:p>0.003090</text:p>
          </table:table-cell>
          <table:table-cell table:style-name="ce7" table:formula="of:=[.$B$38]/[.$J$16]*[.G8]" office:value-type="float" office:value="15131.3086075774" calcext:value-type="float">
            <text:p>1513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2.8921179624503" calcext:value-type="float">
            <text:p>2.8921179625</text:p>
          </table:table-cell>
          <table:table-cell table:number-columns-repeated="2"/>
          <table:table-cell table:style-name="ce6" table:formula="of:=[.I9]" office:value-type="float" office:value="0.0031592" calcext:value-type="float">
            <text:p>0.003159</text:p>
          </table:table-cell>
          <table:table-cell table:style-name="ce7" table:formula="of:=[.$B$38]/[.$J$16]*[.G9]" office:value-type="float" office:value="14162.7656648923" calcext:value-type="float">
            <text:p>1416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style-name="ce3" table:formula="of:=PI()*[.B8]/2 * SQRT([.B3]/[.B19] *2 * (1+[.B20])) / (0.1631*[.B20] + 0.8756)" office:value-type="float" office:value="0.0000352338418920609" calcext:value-type="float">
            <text:p>3.52E-005</text:p>
          </table:table-cell>
          <table:table-cell/>
          <table:table-cell table:style-name="ce4"/>
          <table:table-cell table:number-columns-repeated="3"/>
          <table:table-cell table:style-name="ce6" table:formula="of:=[.I10]" office:value-type="float" office:value="0.0032516" calcext:value-type="float">
            <text:p>0.003252</text:p>
          </table:table-cell>
          <table:table-cell table:style-name="ce7" table:formula="of:=[.$B$38]/[.$J$16]*[.G10]" office:value-type="float" office:value="12989.3014608807" calcext:value-type="float">
            <text:p>1298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2" calcext:value-type="float">
            <text:p>2.00E-006</text:p>
          </table:table-cell>
          <table:table-cell table:formula="of:=[.B27]/[.B26]" office:value-type="float" office:value="0.056763608298153" calcext:value-type="float">
            <text:p>0.0567636083</text:p>
          </table:table-cell>
          <table:table-cell table:number-columns-repeated="4"/>
          <table:table-cell table:style-name="ce6" table:formula="of:=[.I11]" office:value-type="float" office:value="0.0034924" calcext:value-type="float">
            <text:p>0.003492</text:p>
          </table:table-cell>
          <table:table-cell table:style-name="ce7" table:formula="of:=[.$B$38]/[.$J$16]*[.G11]" office:value-type="float" office:value="10483.8490582461" calcext:value-type="float">
            <text:p>1048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luid coupling stability time step</text:p>
          </table:table-cell>
          <table:table-cell table:formula="of:=[.C24]/(1-[.C24])*[.B2]/[.B3]*[.E23]" office:value-type="float" office:value="0.000102260697468035" calcext:value-type="float">
            <text:p>0.0001022607</text:p>
          </table:table-cell>
          <table:table-cell table:number-columns-repeated="5"/>
          <table:table-cell table:style-name="ce6" table:formula="of:=[.I12]" office:value-type="float" office:value="0.0035" calcext:value-type="float">
            <text:p>0.003500</text:p>
          </table:table-cell>
          <table:table-cell table:style-name="ce7" table:formula="of:=[.$B$38]/[.$J$16]*[.G12]" office:value-type="float" office:value="96.6609723238626" calcext:value-type="float">
            <text:p>97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6"/>
          <table:table-cell table:style-name="ce3" office:value-type="string" calcext:value-type="string">
            <text:p>Total number of particle</text:p>
          </table:table-cell>
          <table:table-cell table:style-name="ce8" table:formula="of:=SUM([.I19:.I28])" office:value-type="float" office:value="127753.907291279" calcext:value-type="float">
            <text:p>12775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200" calcext:value-type="float">
            <text:p>200</text:p>
          </table:table-cell>
          <table:table-cell table:number-columns-repeated="4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00" calcext:value-type="float">
            <text:p>1.00E+00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230069301997892" calcext:value-type="float">
            <text:p>2.30E-005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225697985259932" calcext:value-type="float">
            <text:p>0.000225698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Mass fraction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B37]*[.B3]/([.B2]*(1-[.B37])+[.B37]*[.B3])" office:value-type="float" office:value="0.21" calcext:value-type="float">
            <text:p>0.2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Vol fraction</text:p>
          </table:table-cell>
          <table:table-cell table:formula="of:=[.B36]*[.B2]/[.B3]*(1+[.B2]/[.B3]*[.B36]-[.B36])^(-1)" office:value-type="float" office:value="0.129572498898193" calcext:value-type="float">
            <text:p>0.1295724989</text:p>
          </table:table-cell>
          <table:table-cell office:value-type="float" office:value="0.05" calcext:value-type="float">
            <text:p>0.05</text:p>
          </table:table-cell>
          <table:table-cell table:number-columns-repeated="9"/>
        </table:table-row>
        <table:table-row table:style-name="ro2">
          <table:table-cell table:style-name="ce13" office:value-type="string" calcext:value-type="string">
            <text:p>Vol of particles</text:p>
          </table:table-cell>
          <table:table-cell table:formula="of:=[.C37]*[.B16]" office:value-type="float" office:value="0.00190958112035938" calcext:value-type="float">
            <text:p>0.0019095811</text:p>
          </table:table-cell>
          <table:table-cell table:number-columns-repeated="10"/>
        </table:table-row>
        <table:table-row table:style-name="ro1">
          <table:table-cell table:style-name="Default" office:value-type="string" calcext:value-type="string">
            <text:p>Tank volume</text:p>
          </table:table-cell>
          <table:table-cell table:formula="of:=[.B10]*[.B10]/4*3.14159*[.B11]" office:value-type="float" office:value="0.0381916224071875" calcext:value-type="float">
            <text:p>0.0381916224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Mass of particles</text:p>
          </table:table-cell>
          <table:table-cell table:style-name="ce3" table:formula="of:=[.B38]*[.B3]" office:value-type="float" office:value="4.77395280089844" calcext:value-type="float">
            <text:p>4.77E+000</text:p>
          </table:table-cell>
          <table:table-cell table:style-name="ce3"/>
          <table:table-cell table:style-name="ce5" office:value-type="string" calcext:value-type="string">
            <text:p>Velocity RPS</text:p>
          </table:table-cell>
          <table:table-cell table:style-name="ce5" office:value-type="string" calcext:value-type="string">
            <text:p>Stokes number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" calcext:value-type="float">
            <text:p>1</text:p>
          </table:table-cell>
          <table:table-cell table:style-name="ce5" table:formula="of:=[.$B$3]*[.$B$8]*[.$B$8]/18/[.$B$4]*[.D41]" office:value-type="float" office:value="0.000938888888888889" calcext:value-type="float">
            <text:p>0.0009388889</text:p>
          </table:table-cell>
          <table:table-cell table:number-columns-repeated="7"/>
        </table:table-row>
        <table:table-row table:style-name="ro1">
          <table:table-cell table:style-name="ce3" table:number-columns-repeated="3"/>
          <table:table-cell table:style-name="ce5" office:value-type="float" office:value="11.66" calcext:value-type="float">
            <text:p>11.66</text:p>
          </table:table-cell>
          <table:table-cell table:style-name="ce5" table:formula="of:=[.$B$3]*[.$B$8]*[.$B$8]/18/[.$B$4]*[.D42]" office:value-type="float" office:value="0.0109474444444444" calcext:value-type="float">
            <text:p>0.0109474444</text:p>
          </table:table-cell>
          <table:table-cell table:number-columns-repeated="7"/>
        </table:table-row>
        <table:table-row table:style-name="ro1">
          <table:table-cell table:style-name="ce3"/>
          <table:table-cell/>
          <table:table-cell table:style-name="ce3"/>
          <table:table-cell table:style-name="ce5" office:value-type="float" office:value="100" calcext:value-type="float">
            <text:p>100</text:p>
          </table:table-cell>
          <table:table-cell table:style-name="ce5" table:formula="of:=[.$B$3]*[.$B$8]*[.$B$8]/18/[.$B$4]*[.D43]" office:value-type="float" office:value="0.0938888888888889" calcext:value-type="float">
            <text:p>0.0938888889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11"/>
        </table:table-row>
      </table:table>
      <table:table table:name="ergun" table:style-name="ta1">
        <table:table-column table:style-name="co1" table:default-cell-style-name="ce12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001" calcext:value-type="float">
            <text:p>1.00E-0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000" calcext:value-type="float">
            <text:p>2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/1000/1000" office:value-type="float" office:value="0.001" calcext:value-type="float">
            <text:p>0.00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3440.8333333333" calcext:value-type="float">
            <text:p>13440.83333333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5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18*[.B4])" office:value-type="float" office:value="0.111111111111111" calcext:value-type="float">
            <text:p>0.1111111111</text:p>
          </table:table-cell>
          <table:table-cell office:value-type="float" office:value="0.3" calcext:value-type="float">
            <text:p>0.3</text:p>
          </table:table-cell>
          <table:table-cell table:formula="of:=2.65*([.C23]+1)-(5.3-3.5*[.C23])*[.C23]*[.C23]*EXP(-(1.5-LOG([.$B$21];10)/2))" office:value-type="float" office:value="3.44242273527285" calcext:value-type="float">
            <text:p>3.4424227353</text:p>
          </table:table-cell>
          <table:table-cell table:formula="of:=[.B23]/([.C23])^(-[.D23])" office:value-type="float" office:value="0.00176111538074884" calcext:value-type="float">
            <text:p>0.0017611154</text:p>
          </table:table-cell>
          <table:table-cell/>
          <table:table-cell table:style-name="ce3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formula="of:=[.B23]/[.E23]" office:value-type="float" office:value="63.0913296912242" calcext:value-type="float">
            <text:p>63.091329691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0401990230422148" calcext:value-type="float">
            <text:p>0.000040199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style-name="ce3" office:value-type="float" office:value="0.000004" calcext:value-type="float">
            <text:p>4.00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Stability fluid</text:p>
          </table:table-cell>
          <table:table-cell table:formula="of:=[.C23]/(1-[.C23])*[.B2]/[.B3]*[.E23]" office:value-type="float" office:value="0.000377381867303324" calcext:value-type="float">
            <text:p>0.0003773819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2500000" calcext:value-type="float">
            <text:p>2.50E+006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010471975511966" calcext:value-type="float">
            <text:p>1.05E-006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0102730079772386" calcext:value-type="float">
            <text:p>0.000010273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ce2" table:number-columns-spanned="6" table:number-rows-spanned="1"/>
          <table:covered-table-cell table:number-columns-repeated="5"/>
          <table:table-cell/>
        </table:table-row>
        <table:table-row table:style-name="ro1">
          <table:table-cell table:style-name="Default"/>
          <table:table-cell table:number-columns-repeated="6"/>
        </table:table-row>
        <table:table-row table:style-name="ro1" table:number-rows-repeated="4">
          <table:table-cell table:style-name="ce3" table:number-columns-repeated="3"/>
          <table:table-cell table:style-name="ce5" table:number-columns-repeated="2"/>
          <table:table-cell table:number-columns-repeated="2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ribbon-singlePhas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([.F2]/60)*[.$B$12]*[.$B$12]*[.$B$2]/[.E2]" office:value-type="float" office:value="0.00285833333333333" calcext:value-type="float">
            <text:p>0.0028583333</text:p>
          </table:table-cell>
          <table:table-cell table:formula="of:=[.$B$12]/[.G2]^(0.75)*3.1416" office:value-type="float" office:value="88.9476087554758" calcext:value-type="float">
            <text:p>88.9476087555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5" calcext:value-type="float">
            <text:p>0.005</text:p>
          </table:table-cell>
          <table:table-cell table:formula="of:=([.F3]/60)*[.$B$12]*[.$B$12]*[.$B$2]/[.E3]" office:value-type="float" office:value="0.0142916666666667" calcext:value-type="float">
            <text:p>0.0142916667</text:p>
          </table:table-cell>
          <table:table-cell table:formula="of:=[.$B$12]/[.G3]^(0.75)*3.1416" office:value-type="float" office:value="26.6015396690085" calcext:value-type="float">
            <text:p>26.601539669</text:p>
          </table:table-cell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([.F4]/60)*[.$B$12]*[.$B$12]*[.$B$2]/[.E4]" office:value-type="float" office:value="0.0285833333333333" calcext:value-type="float">
            <text:p>0.0285833333</text:p>
          </table:table-cell>
          <table:table-cell table:formula="of:=[.$B$12]/[.G4]^(0.75)*3.1416" office:value-type="float" office:value="15.817370122206" calcext:value-type="float">
            <text:p>15.8173701222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([.F5]/60)*[.$B$12]*[.$B$12]*[.$B$2]/[.E5]" office:value-type="float" office:value="0.142916666666667" calcext:value-type="float">
            <text:p>0.1429166667</text:p>
          </table:table-cell>
          <table:table-cell table:formula="of:=[.$B$12]/[.G5]^(0.75)*3.1416" office:value-type="float" office:value="4.73049702687315" calcext:value-type="float">
            <text:p>4.7304970269</text:p>
          </table:table-cell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([.F6]/60)*[.$B$12]*[.$B$12]*[.$B$2]/[.E6]" office:value-type="float" office:value="0.285833333333333" calcext:value-type="float">
            <text:p>0.2858333333</text:p>
          </table:table-cell>
          <table:table-cell table:formula="of:=[.$B$12]/[.G6]^(0.75)*3.1416" office:value-type="float" office:value="2.81277036092838" calcext:value-type="float">
            <text:p>2.8127703609</text:p>
          </table:table-cell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([.F7]/60)*[.$B$12]*[.$B$12]*[.$B$2]/[.E7]" office:value-type="float" office:value="1.42916666666667" calcext:value-type="float">
            <text:p>1.4291666667</text:p>
          </table:table-cell>
          <table:table-cell table:formula="of:=[.$B$12]/[.G7]^(0.75)*3.1416" office:value-type="float" office:value="0.841214546213886" calcext:value-type="float">
            <text:p>0.8412145462</text:p>
          </table:table-cell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([.F8]/60)*[.$B$12]*[.$B$12]*[.$B$2]/[.E8]" office:value-type="float" office:value="2.85833333333333" calcext:value-type="float">
            <text:p>2.8583333333</text:p>
          </table:table-cell>
          <table:table-cell table:formula="of:=[.$B$12]/[.G8]^(0.75)*3.1416" office:value-type="float" office:value="0.50018916180067" calcext:value-type="float">
            <text:p>0.5001891618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([.F9]/60)*[.$B$12]*[.$B$12]*[.$B$2]/[.E9]" office:value-type="float" office:value="5.71666666666667" calcext:value-type="float">
            <text:p>5.7166666667</text:p>
          </table:table-cell>
          <table:table-cell table:formula="of:=[.$B$12]/[.G9]^(0.75)*3.1416" office:value-type="float" office:value="0.297414255030302" calcext:value-type="float">
            <text:p>0.297414255</text:p>
          </table:table-cell>
        </table:table-row>
        <table:table-row table:style-name="ro1">
          <table:table-cell table:style-name="ce12"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([.F10]/60)*[.$B$12]*[.$B$12]*[.$B$2]/[.E10]" office:value-type="float" office:value="11.4333333333333" calcext:value-type="float">
            <text:p>11.4333333333</text:p>
          </table:table-cell>
          <table:table-cell table:formula="of:=[.$B$12]/[.G10]^(0.75)*3.1416" office:value-type="float" office:value="0.176843574092634" calcext:value-type="float">
            <text:p>0.1768435741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([.F11]/60)*[.$B$12]*[.$B$12]*[.$B$2]/[.E11]" office:value-type="float" office:value="22.8666666666667" calcext:value-type="float">
            <text:p>22.8666666667</text:p>
          </table:table-cell>
          <table:table-cell table:formula="of:=[.$B$12]/[.G11]^(0.75)*3.1416" office:value-type="float" office:value="0.105151818276736" calcext:value-type="float">
            <text:p>0.1051518183</text:p>
          </table:table-cell>
        </table:table-row>
        <table:table-row table:style-name="ro1">
          <table:table-cell table:style-name="ce12" office:value-type="string" calcext:value-type="string">
            <text:p>D</text:p>
          </table:table-cell>
          <table:table-cell office:value-type="float" office:value="0.35" calcext:value-type="float">
            <text:p>0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([.F12]/60)*[.$B$12]*[.$B$12]*[.$B$2]/[.E12]" office:value-type="float" office:value="45.7333333333333" calcext:value-type="float">
            <text:p>45.7333333333</text:p>
          </table:table-cell>
          <table:table-cell table:formula="of:=[.$B$12]/[.G12]^(0.75)*3.1416" office:value-type="float" office:value="0.0625236452250837" calcext:value-type="float">
            <text:p>0.0625236452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([.F13]/60)*[.$B$12]*[.$B$12]*[.$B$2]/[.E13]" office:value-type="float" office:value="91.4666666666667" calcext:value-type="float">
            <text:p>91.4666666667</text:p>
          </table:table-cell>
          <table:table-cell table:formula="of:=[.$B$12]/[.G13]^(0.75)*3.1416" office:value-type="float" office:value="0.0371767818787877" calcext:value-type="float">
            <text:p>0.0371767819</text:p>
          </table:table-cell>
        </table:table-row>
        <table:table-row table:style-name="ro1">
          <table:table-cell table:style-name="ce12"/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([.F14]/60)*[.$B$12]*[.$B$12]*[.$B$2]/[.E14]" office:value-type="float" office:value="142.916666666667" calcext:value-type="float">
            <text:p>142.9166666667</text:p>
          </table:table-cell>
          <table:table-cell table:formula="of:=[.$B$12]/[.G14]^(0.75)*3.1416" office:value-type="float" office:value="0.0266015396690085" calcext:value-type="float">
            <text:p>0.0266015397</text:p>
          </table:table-cell>
        </table:table-row>
        <table:table-row table:style-name="ro1">
          <table:table-cell table:style-name="ce12" office:value-type="string" calcext:value-type="string">
            <text:p>Re</text:p>
          </table:table-cell>
          <table:table-cell table:formula="of:=[.B14]/60*[.B2]*[.B12]*[.B12]/[.B4]"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table:formula="of:=([.F15]/60)*[.$B$12]*[.$B$12]*[.$B$2]/[.E15]" office:value-type="float" office:value="214.375" calcext:value-type="float">
            <text:p>214.375</text:p>
          </table:table-cell>
          <table:table-cell table:formula="of:=[.$B$12]/[.G15]^(0.75)*3.1416" office:value-type="float" office:value="0.0196262953252551" calcext:value-type="float">
            <text:p>0.0196262953</text:p>
          </table:table-cell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([.F16]/60)*[.$B$12]*[.$B$12]*[.$B$2]/[.E16]" office:value-type="float" office:value="285.833333333333" calcext:value-type="float">
            <text:p>285.8333333333</text:p>
          </table:table-cell>
          <table:table-cell table:formula="of:=[.$B$12]/[.G16]^(0.75)*3.1416" office:value-type="float" office:value="0.015817370122206" calcext:value-type="float">
            <text:p>0.0158173701</text:p>
          </table:table-cell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formula="of:=([.F17]/60)*[.$B$12]*[.$B$12]*[.$B$2]/[.E17]" office:value-type="float" office:value="357.291666666667" calcext:value-type="float">
            <text:p>357.2916666667</text:p>
          </table:table-cell>
          <table:table-cell table:formula="of:=[.$B$12]/[.G17]^(0.75)*3.1416" office:value-type="float" office:value="0.0133798661043392" calcext:value-type="float">
            <text:p>0.0133798661</text:p>
          </table:table-cell>
        </table:table-row>
        <table:table-row table:style-name="ro1">
          <table:table-cell table:style-name="ce12"/>
          <table:table-cell table:number-columns-repeated="3"/>
          <table:table-cell table:formula="of:=[.E17]"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([.F18]/60)*[.$B$12]*[.$B$12]*[.$B$2]/[.E18]" office:value-type="float" office:value="428.75" calcext:value-type="float">
            <text:p>428.75</text:p>
          </table:table-cell>
          <table:table-cell table:formula="of:=[.$B$12]/[.G18]^(0.75)*3.1416" office:value-type="float" office:value="0.011669865020969" calcext:value-type="float">
            <text:p>0.011669865</text:p>
          </table:table-cell>
        </table:table-row>
        <table:table-row table:style-name="ro1">
          <table:table-cell table:style-name="ce12"/>
          <table:table-cell table:style-name="ce3"/>
          <table:table-cell table:number-columns-repeated="2"/>
          <table:table-cell table:formula="of:=[.E18]"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table:formula="of:=([.F19]/60)*[.$B$12]*[.$B$12]*[.$B$2]/[.E19]" office:value-type="float" office:value="500.208333333333" calcext:value-type="float">
            <text:p>500.2083333333</text:p>
          </table:table-cell>
          <table:table-cell table:formula="of:=[.$B$12]/[.G19]^(0.75)*3.1416" office:value-type="float" office:value="0.0103957479338982" calcext:value-type="float">
            <text:p>0.0103957479</text:p>
          </table:table-cell>
        </table:table-row>
        <table:table-row table:style-name="ro1">
          <table:table-cell table:style-name="ce12"/>
          <table:table-cell table:number-columns-repeated="3"/>
          <table:table-cell table:formula="of:=[.E19]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([.F20]/60)*[.$B$12]*[.$B$12]*[.$B$2]/[.E20]" office:value-type="float" office:value="571.666666666667" calcext:value-type="float">
            <text:p>571.6666666667</text:p>
          </table:table-cell>
          <table:table-cell table:formula="of:=[.$B$12]/[.G20]^(0.75)*3.1416" office:value-type="float" office:value="0.00940506454497944" calcext:value-type="float">
            <text:p>0.0094050645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4"/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>
          <table:table-cell/>
          <table:table-cell table:style-name="ce3"/>
          <table:table-cell table:number-columns-repeated="6"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 table:number-rows-repeated="104854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bt-SinglePhase" table:style-name="ta1">
        <table:table-column table:style-name="co1" table:default-cell-style-name="ce12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4]/[.B2]" office:value-type="float" office:value="0.000714285714285714" calcext:value-type="float">
            <text:p>7.14E-004</text:p>
          </table:table-cell>
          <table:table-cell table:number-columns-repeated="2"/>
          <table:table-cell office:value-type="string" calcext:value-type="string">
            <text:p>Viscosity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Kolmo scale</text:p>
          </table:table-cell>
          <table:table-cell office:value-type="string" calcext:value-type="string">
            <text:p>Number of mesh element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DtDem*Vmax</text:p>
          </table:table-cell>
          <table:table-cell office:value-type="string" calcext:value-type="string">
            <text:p>Divided by half skin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400" calcext:value-type="float">
            <text:p>1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[.F2]/60)*[.$B$12]*[.$B$12]*[.$B$2]/[.E2]" office:value-type="float" office:value="0.752686666666667" calcext:value-type="float">
            <text:p>0.7526866667</text:p>
          </table:table-cell>
          <table:table-cell table:formula="of:=[.$B$12]/[.G2]^(0.75)*3.1416" office:value-type="float" office:value="0.493735031136241" calcext:value-type="float">
            <text:p>0.4937350311</text:p>
          </table:table-cell>
          <table:table-cell table:formula="of:=[.$B$10]/[.H2]" office:value-type="float" office:value="0.739262918330951" calcext:value-type="float">
            <text:p>0.7392629183</text:p>
          </table:table-cell>
          <table:table-cell table:formula="of:=[.F2]/60*[.$B$12]* 2*3.1416" office:value-type="float" office:value="0.01329944" calcext:value-type="float">
            <text:p>0.01329944</text:p>
          </table:table-cell>
          <table:table-cell table:formula="of:=[.$B$27]*[.J2]" office:value-type="float" office:value="0.0000001329944" calcext:value-type="float">
            <text:p>0.000000133</text:p>
          </table:table-cell>
          <table:table-cell table:formula="of:=[.K2]/[.$B$8]*2" office:value-type="float" office:value="0.0000886629333333334" calcext:value-type="float">
            <text:p>8.86629333333334E-005</text:p>
          </table:table-cell>
          <table:table-cell table:formula="of:=1/[.L2]" office:value-type="float" office:value="11278.6703801062" calcext:value-type="float">
            <text:p>11278.6703801062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2400" calcext:value-type="float">
            <text:p>2400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([.F3]/60)*[.$B$12]*[.$B$12]*[.$B$2]/[.E3]" office:value-type="float" office:value="1.50537333333333" calcext:value-type="float">
            <text:p>1.5053733333</text:p>
          </table:table-cell>
          <table:table-cell table:formula="of:=[.$B$12]/[.G3]^(0.75)*3.1416" office:value-type="float" office:value="0.293576605976654" calcext:value-type="float">
            <text:p>0.293576606</text:p>
          </table:table-cell>
          <table:table-cell table:formula="of:=[.$B$10]/[.H3]" office:value-type="float" office:value="1.24328707590899" calcext:value-type="float">
            <text:p>1.2432870759</text:p>
          </table:table-cell>
          <table:table-cell table:formula="of:=[.F3]/60*[.$B$12]* 2*3.1416" office:value-type="float" office:value="0.02659888" calcext:value-type="float">
            <text:p>0.02659888</text:p>
          </table:table-cell>
          <table:table-cell table:formula="of:=[.$B$27]*[.J3]" office:value-type="float" office:value="0.0000002659888" calcext:value-type="float">
            <text:p>0.000000266</text:p>
          </table:table-cell>
          <table:table-cell table:formula="of:=[.K3]/[.$B$8]*2" office:value-type="float" office:value="0.000177325866666667" calcext:value-type="float">
            <text:p>0.0001773259</text:p>
          </table:table-cell>
          <table:table-cell table:formula="of:=1/[.L3]" office:value-type="float" office:value="5639.33519005311" calcext:value-type="float">
            <text:p>5639.3351900531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E3]"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table:formula="of:=([.F4]/60)*[.$B$12]*[.$B$12]*[.$B$2]/[.E4]" office:value-type="float" office:value="3.76343333333333" calcext:value-type="float">
            <text:p>3.7634333333</text:p>
          </table:table-cell>
          <table:table-cell table:formula="of:=[.$B$12]/[.G4]^(0.75)*3.1416" office:value-type="float" office:value="0.14766121541116" calcext:value-type="float">
            <text:p>0.1476612154</text:p>
          </table:table-cell>
          <table:table-cell table:formula="of:=[.$B$10]/[.H4]" office:value-type="float" office:value="2.471874547312" calcext:value-type="float">
            <text:p>2.4718745473</text:p>
          </table:table-cell>
          <table:table-cell table:formula="of:=[.F4]/60*[.$B$12]* 2*3.1416" office:value-type="float" office:value="0.0664972" calcext:value-type="float">
            <text:p>0.0664972</text:p>
          </table:table-cell>
          <table:table-cell table:formula="of:=[.$B$27]*[.J4]" office:value-type="float" office:value="0.000000664972" calcext:value-type="float">
            <text:p>0.000000665</text:p>
          </table:table-cell>
          <table:table-cell table:formula="of:=[.K4]/[.$B$8]*2" office:value-type="float" office:value="0.000443314666666667" calcext:value-type="float">
            <text:p>0.0004433147</text:p>
          </table:table-cell>
          <table:table-cell table:formula="of:=1/[.L4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4]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table:formula="of:=([.F5]/60)*[.$B$12]*[.$B$12]*[.$B$2]/[.E5]" office:value-type="float" office:value="7.52686666666667" calcext:value-type="float">
            <text:p>7.5268666667</text:p>
          </table:table-cell>
          <table:table-cell table:formula="of:=[.$B$12]/[.G5]^(0.75)*3.1416" office:value-type="float" office:value="0.0877998839884503" calcext:value-type="float">
            <text:p>0.087799884</text:p>
          </table:table-cell>
          <table:table-cell table:formula="of:=[.$B$10]/[.H5]" office:value-type="float" office:value="4.15718089158312" calcext:value-type="float">
            <text:p>4.1571808916</text:p>
          </table:table-cell>
          <table:table-cell table:formula="of:=[.F5]/60*[.$B$12]* 2*3.1416" office:value-type="float" office:value="0.1329944" calcext:value-type="float">
            <text:p>0.1329944</text:p>
          </table:table-cell>
          <table:table-cell table:formula="of:=[.$B$27]*[.J5]" office:value-type="float" office:value="0.000001329944" calcext:value-type="float">
            <text:p>1.329944E-006</text:p>
          </table:table-cell>
          <table:table-cell table:formula="of:=[.K5]/[.$B$8]*2" office:value-type="float" office:value="0.000886629333333334" calcext:value-type="float">
            <text:p>0.0008866293</text:p>
          </table:table-cell>
          <table:table-cell table:formula="of:=1/[.L5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 table:number-columns-repeated="2"/>
          <table:table-cell table:formula="of:=[.E5]" office:value-type="float" office:value="0.5" calcext:value-type="float">
            <text:p>0.5</text:p>
          </table:table-cell>
          <table:table-cell office:value-type="float" office:value="25" calcext:value-type="float">
            <text:p>25</text:p>
          </table:table-cell>
          <table:table-cell table:formula="of:=([.F6]/60)*[.$B$12]*[.$B$12]*[.$B$2]/[.E6]" office:value-type="float" office:value="18.8171666666667" calcext:value-type="float">
            <text:p>18.8171666667</text:p>
          </table:table-cell>
          <table:table-cell table:formula="of:=[.$B$12]/[.G6]^(0.75)*3.1416" office:value-type="float" office:value="0.0441610036997444" calcext:value-type="float">
            <text:p>0.0441610037</text:p>
          </table:table-cell>
          <table:table-cell table:formula="of:=[.$B$10]/[.H6]" office:value-type="float" office:value="8.2652106931644" calcext:value-type="float">
            <text:p>8.2652106932</text:p>
          </table:table-cell>
          <table:table-cell table:formula="of:=[.F6]/60*[.$B$12]* 2*3.1416" office:value-type="float" office:value="0.332486" calcext:value-type="float">
            <text:p>0.332486</text:p>
          </table:table-cell>
          <table:table-cell table:formula="of:=[.$B$27]*[.J6]" office:value-type="float" office:value="0.00000332486" calcext:value-type="float">
            <text:p>3.32486E-006</text:p>
          </table:table-cell>
          <table:table-cell table:formula="of:=[.K6]/[.$B$8]*2" office:value-type="float" office:value="0.00221657333333333" calcext:value-type="float">
            <text:p>0.0022165733</text:p>
          </table:table-cell>
          <table:table-cell table:formula="of:=1/[.L6]" office:value-type="float" office:value="451.146815204249" calcext:value-type="float">
            <text:p>451.1468152043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table:formula="of:=[.E6]"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table:formula="of:=([.F7]/60)*[.$B$12]*[.$B$12]*[.$B$2]/[.E7]" office:value-type="float" office:value="37.6343333333333" calcext:value-type="float">
            <text:p>37.6343333333</text:p>
          </table:table-cell>
          <table:table-cell table:formula="of:=[.$B$12]/[.G7]^(0.75)*3.1416" office:value-type="float" office:value="0.0262582899026987" calcext:value-type="float">
            <text:p>0.0262582899</text:p>
          </table:table-cell>
          <table:table-cell table:formula="of:=[.$B$10]/[.H7]" office:value-type="float" office:value="13.9003720863972" calcext:value-type="float">
            <text:p>13.9003720864</text:p>
          </table:table-cell>
          <table:table-cell table:formula="of:=[.F7]/60*[.$B$12]* 2*3.1416" office:value-type="float" office:value="0.664972" calcext:value-type="float">
            <text:p>0.664972</text:p>
          </table:table-cell>
          <table:table-cell table:formula="of:=[.$B$27]*[.J7]" office:value-type="float" office:value="0.00000664972" calcext:value-type="float">
            <text:p>6.64972E-006</text:p>
          </table:table-cell>
          <table:table-cell table:formula="of:=[.K7]/[.$B$8]*2" office:value-type="float" office:value="0.00443314666666667" calcext:value-type="float">
            <text:p>0.0044331467</text:p>
          </table:table-cell>
          <table:table-cell table:formula="of:=1/[.L7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formula="of:=[.E7]"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formula="of:=([.F8]/60)*[.$B$12]*[.$B$12]*[.$B$2]/[.E8]" office:value-type="float" office:value="75.2686666666667" calcext:value-type="float">
            <text:p>75.2686666667</text:p>
          </table:table-cell>
          <table:table-cell table:formula="of:=[.$B$12]/[.G8]^(0.75)*3.1416" office:value-type="float" office:value="0.0156132725900467" calcext:value-type="float">
            <text:p>0.0156132726</text:p>
          </table:table-cell>
          <table:table-cell table:formula="of:=[.$B$10]/[.H8]" office:value-type="float" office:value="23.3775461162885" calcext:value-type="float">
            <text:p>23.3775461163</text:p>
          </table:table-cell>
          <table:table-cell table:formula="of:=[.F14]/60*[.$B$12]* 2*3.1416" office:value-type="float" office:value="0.0664972" calcext:value-type="float">
            <text:p>0.0664972</text:p>
          </table:table-cell>
          <table:table-cell table:formula="of:=[.$B$27]*[.J8]" office:value-type="float" office:value="0.000000664972" calcext:value-type="float">
            <text:p>0.000000665</text:p>
          </table:table-cell>
          <table:table-cell table:formula="of:=[.K8]/[.$B$8]*2" office:value-type="float" office:value="0.000443314666666667" calcext:value-type="float">
            <text:p>0.0004433147</text:p>
          </table:table-cell>
          <table:table-cell table:formula="of:=1/[.L8]" office:value-type="float" office:value="2255.73407602125" calcext:value-type="float">
            <text:p>2255.7340760213</text:p>
          </table:table-cell>
        </table:table-row>
        <table:table-row table:style-name="ro1">
          <table:table-cell table:number-columns-repeated="4"/>
          <table:table-cell table:formula="of:=[.E8]" office:value-type="float" office:value="0.5" calcext:value-type="float">
            <text:p>0.5</text:p>
          </table:table-cell>
          <table:table-cell office:value-type="float" office:value="150" calcext:value-type="float">
            <text:p>150</text:p>
          </table:table-cell>
          <table:table-cell table:formula="of:=([.F9]/60)*[.$B$12]*[.$B$12]*[.$B$2]/[.E9]" office:value-type="float" office:value="112.903" calcext:value-type="float">
            <text:p>112.903</text:p>
          </table:table-cell>
          <table:table-cell table:formula="of:=[.$B$12]/[.G9]^(0.75)*3.1416" office:value-type="float" office:value="0.0115192843218382" calcext:value-type="float">
            <text:p>0.0115192843</text:p>
          </table:table-cell>
          <table:table-cell table:formula="of:=[.$B$10]/[.H9]" office:value-type="float" office:value="31.6859962652397" calcext:value-type="float">
            <text:p>31.6859962652</text:p>
          </table:table-cell>
          <table:table-cell table:formula="of:=[.F15]/60*[.$B$12]* 2*3.1416" office:value-type="float" office:value="0.1329944" calcext:value-type="float">
            <text:p>0.1329944</text:p>
          </table:table-cell>
          <table:table-cell table:formula="of:=[.$B$27]*[.J9]" office:value-type="float" office:value="0.000001329944" calcext:value-type="float">
            <text:p>1.329944E-006</text:p>
          </table:table-cell>
          <table:table-cell table:formula="of:=[.K9]/[.$B$8]*2" office:value-type="float" office:value="0.000886629333333334" calcext:value-type="float">
            <text:p>0.0008866293</text:p>
          </table:table-cell>
          <table:table-cell table:formula="of:=1/[.L9]" office:value-type="float" office:value="1127.86703801062" calcext:value-type="float">
            <text:p>1127.8670380106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0.365" calcext:value-type="float">
            <text:p>0.365</text:p>
          </table:table-cell>
          <table:table-cell office:value-type="float" office:value="0.21" calcext:value-type="float">
            <text:p>0.21</text:p>
          </table:table-cell>
          <table:table-cell/>
          <table:table-cell table:formula="of:=[.E9]"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formula="of:=([.F10]/60)*[.$B$12]*[.$B$12]*[.$B$2]/[.E10]" office:value-type="float" office:value="150.537333333333" calcext:value-type="float">
            <text:p>150.5373333333</text:p>
          </table:table-cell>
          <table:table-cell table:formula="of:=[.$B$12]/[.G10]^(0.75)*3.1416" office:value-type="float" office:value="0.00928370742628027" calcext:value-type="float">
            <text:p>0.0092837074</text:p>
          </table:table-cell>
          <table:table-cell table:formula="of:=[.$B$10]/[.H10]" office:value-type="float" office:value="39.3161894532307" calcext:value-type="float">
            <text:p>39.3161894532</text:p>
          </table:table-cell>
          <table:table-cell table:formula="of:=[.F16]/60*[.$B$12]* 2*3.1416" office:value-type="float" office:value="0.2659888" calcext:value-type="float">
            <text:p>0.2659888</text:p>
          </table:table-cell>
          <table:table-cell table:formula="of:=[.$B$27]*[.J10]" office:value-type="float" office:value="0.000002659888" calcext:value-type="float">
            <text:p>2.659888E-006</text:p>
          </table:table-cell>
          <table:table-cell table:formula="of:=[.K10]/[.$B$8]*2" office:value-type="float" office:value="0.00177325866666667" calcext:value-type="float">
            <text:p>0.0017732587</text:p>
          </table:table-cell>
          <table:table-cell table:formula="of:=1/[.L10]" office:value-type="float" office:value="563.933519005311" calcext:value-type="float">
            <text:p>563.933519005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365" calcext:value-type="float">
            <text:p>0.365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E10]"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table:formula="of:=([.F11]/60)*[.$B$12]*[.$B$12]*[.$B$2]/[.E11]" office:value-type="float" office:value="188.171666666667" calcext:value-type="float">
            <text:p>188.1716666667</text:p>
          </table:table-cell>
          <table:table-cell table:formula="of:=[.$B$12]/[.G11]^(0.75)*3.1416" office:value-type="float" office:value="0.00785306036059081" calcext:value-type="float">
            <text:p>0.0078530604</text:p>
          </table:table-cell>
          <table:table-cell table:formula="of:=[.$B$10]/[.H11]" office:value-type="float" office:value="46.4786953417151" calcext:value-type="float">
            <text:p>46.4786953417</text:p>
          </table:table-cell>
          <table:table-cell table:formula="of:=[.F17]/60*[.$B$12]* 2*3.1416" office:value-type="float" office:value="0.664972" calcext:value-type="float">
            <text:p>0.664972</text:p>
          </table:table-cell>
          <table:table-cell table:formula="of:=[.$B$27]*[.J11]" office:value-type="float" office:value="0.00000664972" calcext:value-type="float">
            <text:p>6.64972E-006</text:p>
          </table:table-cell>
          <table:table-cell table:formula="of:=[.K11]/[.$B$8]*2" office:value-type="float" office:value="0.00443314666666667" calcext:value-type="float">
            <text:p>0.0044331467</text:p>
          </table:table-cell>
          <table:table-cell table:formula="of:=1/[.L11]" office:value-type="float" office:value="225.573407602125" calcext:value-type="float">
            <text:p>225.573407602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formula="of:=5*0.0254" office:value-type="float" office:value="0.127" calcext:value-type="float">
            <text:p>0.127</text:p>
          </table:table-cell>
          <table:table-cell table:number-columns-repeated="2"/>
          <table:table-cell table:formula="of:=[.E11]"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table:formula="of:=([.F12]/60)*[.$B$12]*[.$B$12]*[.$B$2]/[.E12]" office:value-type="float" office:value="225.806" calcext:value-type="float">
            <text:p>225.806</text:p>
          </table:table-cell>
          <table:table-cell table:formula="of:=[.$B$12]/[.G12]^(0.75)*3.1416" office:value-type="float" office:value="0.00684940743763465" calcext:value-type="float">
            <text:p>0.0068494074</text:p>
          </table:table-cell>
          <table:table-cell table:formula="of:=[.$B$10]/[.H12]" office:value-type="float" office:value="53.2892813463653" calcext:value-type="float">
            <text:p>53.2892813464</text:p>
          </table:table-cell>
          <table:table-cell table:formula="of:=[.F18]/60*[.$B$12]* 2*3.1416" office:value-type="float" office:value="1.329944" calcext:value-type="float">
            <text:p>1.329944</text:p>
          </table:table-cell>
          <table:table-cell table:formula="of:=[.$B$27]*[.J12]" office:value-type="float" office:value="0.00001329944" calcext:value-type="float">
            <text:p>1.329944E-005</text:p>
          </table:table-cell>
          <table:table-cell table:formula="of:=[.K12]/[.$B$8]*2" office:value-type="float" office:value="0.00886629333333333" calcext:value-type="float">
            <text:p>0.0088662933</text:p>
          </table:table-cell>
          <table:table-cell table:formula="of:=1/[.L12]" office:value-type="float" office:value="112.786703801062" calcext:value-type="float">
            <text:p>112.7867038011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600" calcext:value-type="float">
            <text:p>600</text:p>
          </table:table-cell>
          <table:table-cell table:formula="of:=([.F13]/60)*[.$B$12]*[.$B$12]*[.$B$2]/[.E13]" office:value-type="float" office:value="11.2903" calcext:value-type="float">
            <text:p>11.2903</text:p>
          </table:table-cell>
          <table:table-cell table:formula="of:=[.$B$12]/[.G13]^(0.75)*3.1416" office:value-type="float" office:value="0.0647776961078692" calcext:value-type="float">
            <text:p>0.0647776961</text:p>
          </table:table-cell>
          <table:table-cell table:formula="of:=[.$B$10]/[.H13]" office:value-type="float" office:value="5.6346554745046" calcext:value-type="float">
            <text:p>5.6346554745</text:p>
          </table:table-cell>
          <table:table-cell table:formula="of:=[.F19]/60*[.$B$12]* 2*3.1416" office:value-type="float" office:value="2.659888" calcext:value-type="float">
            <text:p>2.659888</text:p>
          </table:table-cell>
          <table:table-cell table:formula="of:=[.$B$27]*[.J13]" office:value-type="float" office:value="0.00002659888" calcext:value-type="float">
            <text:p>2.659888E-005</text:p>
          </table:table-cell>
          <table:table-cell table:formula="of:=[.K13]/[.$B$8]*2" office:value-type="float" office:value="0.0177325866666667" calcext:value-type="float">
            <text:p>0.0177325867</text:p>
          </table:table-cell>
          <table:table-cell table:formula="of:=1/[.L13]" office:value-type="float" office:value="56.3933519005311" calcext:value-type="float">
            <text:p>56.3933519005</text:p>
          </table:table-cell>
        </table:table-row>
        <table:table-row table:style-name="ro1">
          <table:table-cell office:value-type="string" calcext:value-type="string">
            <text:p>N (RPM)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formula="of:=[.E13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([.F14]/60)*[.$B$12]*[.$B$12]*[.$B$2]/[.E14]" office:value-type="float" office:value="0.0940858333333333" calcext:value-type="float">
            <text:p>0.0940858333</text:p>
          </table:table-cell>
          <table:table-cell table:formula="of:=[.$B$12]/[.G14]^(0.75)*3.1416" office:value-type="float" office:value="2.34861284781323" calcext:value-type="float">
            <text:p>2.3486128478</text:p>
          </table:table-cell>
          <table:table-cell table:formula="of:=[.$B$10]/[.H14]" office:value-type="float" office:value="0.155410884488624" calcext:value-type="float">
            <text:p>0.1554108845</text:p>
          </table:table-cell>
          <table:table-cell table:formula="of:=[.F20]/60*[.$B$12]* 2*3.1416" office:value-type="float" office:value="3.32486" calcext:value-type="float">
            <text:p>3.32486</text:p>
          </table:table-cell>
          <table:table-cell table:formula="of:=[.$B$27]*[.J14]" office:value-type="float" office:value="0.0000332486" calcext:value-type="float">
            <text:p>3.32486E-005</text:p>
          </table:table-cell>
          <table:table-cell table:formula="of:=[.K14]/[.$B$8]*2" office:value-type="float" office:value="0.0221657333333333" calcext:value-type="float">
            <text:p>0.0221657333</text:p>
          </table:table-cell>
          <table:table-cell table:formula="of:=1/[.L14]" office:value-type="float" office:value="45.1146815204249" calcext:value-type="float">
            <text:p>45.1146815204</text:p>
          </table:table-cell>
        </table:table-row>
        <table:table-row table:style-name="ro1">
          <table:table-cell office:value-type="string" calcext:value-type="string">
            <text:p>Re</text:p>
          </table:table-cell>
          <table:table-cell table:formula="of:=[.B14]/60*[.B2]*[.B12]*[.B12]/[.B4]" office:value-type="float" office:value="11.2903" calcext:value-type="float">
            <text:p>11.2903</text:p>
          </table:table-cell>
          <table:table-cell table:number-columns-repeated="2"/>
          <table:table-cell table:formula="of:=[.E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([.F15]/60)*[.$B$12]*[.$B$12]*[.$B$2]/[.E15]" office:value-type="float" office:value="0.188171666666667" calcext:value-type="float">
            <text:p>0.1881716667</text:p>
          </table:table-cell>
          <table:table-cell table:formula="of:=[.$B$12]/[.G15]^(0.75)*3.1416" office:value-type="float" office:value="1.39649355450315" calcext:value-type="float">
            <text:p>1.3964935545</text:p>
          </table:table-cell>
          <table:table-cell table:formula="of:=[.$B$10]/[.H15]" office:value-type="float" office:value="0.261368911315786" calcext:value-type="float">
            <text:p>0.2613689113</text:p>
          </table:table-cell>
          <table:table-cell table:formula="of:=[.F21]/60*[.$B$12]* 2*3.1416" office:value-type="float" office:value="4.654804" calcext:value-type="float">
            <text:p>4.654804</text:p>
          </table:table-cell>
          <table:table-cell table:formula="of:=[.$B$27]*[.J15]" office:value-type="float" office:value="0.00004654804" calcext:value-type="float">
            <text:p>0.000046548</text:p>
          </table:table-cell>
          <table:table-cell table:formula="of:=[.K15]/[.$B$8]*2" office:value-type="float" office:value="0.0310320266666667" calcext:value-type="float">
            <text:p>0.0310320267</text:p>
          </table:table-cell>
          <table:table-cell table:formula="of:=1/[.L15]" office:value-type="float" office:value="32.2247725145892" calcext:value-type="float">
            <text:p>32.2247725146</text:p>
          </table:table-cell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0]*[.B10]/4*3.14159 *[.B11]" office:value-type="float" office:value="0.0381916224071875" calcext:value-type="float">
            <text:p>0.0381916224</text:p>
          </table:table-cell>
          <table:table-cell table:number-columns-repeated="2"/>
          <table:table-cell table:formula="of:=[.E15]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table:formula="of:=([.F16]/60)*[.$B$12]*[.$B$12]*[.$B$2]/[.E16]" office:value-type="float" office:value="0.376343333333333" calcext:value-type="float">
            <text:p>0.3763433333</text:p>
          </table:table-cell>
          <table:table-cell table:formula="of:=[.$B$12]/[.G16]^(0.75)*3.1416" office:value-type="float" office:value="0.830360035535292" calcext:value-type="float">
            <text:p>0.8303600355</text:p>
          </table:table-cell>
          <table:table-cell table:formula="of:=[.$B$10]/[.H16]" office:value-type="float" office:value="0.439568361168421" calcext:value-type="float">
            <text:p>0.43956836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41371669411541" calcext:value-type="float">
            <text:p>1.41371669411541E-008</text:p>
          </table:table-cell>
          <table:table-cell table:number-columns-repeated="2"/>
          <table:table-cell table:formula="of:=[.E16]"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formula="of:=([.F17]/60)*[.$B$12]*[.$B$12]*[.$B$2]/[.E17]" office:value-type="float" office:value="0.940858333333333" calcext:value-type="float">
            <text:p>0.9408583333</text:p>
          </table:table-cell>
          <table:table-cell table:formula="of:=[.$B$12]/[.G17]^(0.75)*3.1416" office:value-type="float" office:value="0.417648986941914" calcext:value-type="float">
            <text:p>0.4176489869</text:p>
          </table:table-cell>
          <table:table-cell table:formula="of:=[.$B$10]/[.H17]" office:value-type="float" office:value="0.873939627323371" calcext:value-type="float">
            <text:p>0.8739396273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E17]"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formula="of:=([.F18]/60)*[.$B$12]*[.$B$12]*[.$B$2]/[.E18]" office:value-type="float" office:value="1.88171666666667" calcext:value-type="float">
            <text:p>1.8817166667</text:p>
          </table:table-cell>
          <table:table-cell table:formula="of:=[.$B$12]/[.G18]^(0.75)*3.1416" office:value-type="float" office:value="0.248335573422502" calcext:value-type="float">
            <text:p>0.2483355734</text:p>
          </table:table-cell>
          <table:table-cell table:formula="of:=[.$B$10]/[.H18]" office:value-type="float" office:value="1.46978539952878" calcext:value-type="float">
            <text:p>1.46978539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/>
          <table:table-cell table:formula="of:=[.E18]"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formula="of:=([.F19]/60)*[.$B$12]*[.$B$12]*[.$B$2]/[.E19]" office:value-type="float" office:value="3.76343333333333" calcext:value-type="float">
            <text:p>3.7634333333</text:p>
          </table:table-cell>
          <table:table-cell table:formula="of:=[.$B$12]/[.G19]^(0.75)*3.1416" office:value-type="float" office:value="0.14766121541116" calcext:value-type="float">
            <text:p>0.1476612154</text:p>
          </table:table-cell>
          <table:table-cell table:formula="of:=[.$B$10]/[.H19]" office:value-type="float" office:value="2.471874547312" calcext:value-type="float">
            <text:p>2.47187454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table:formula="of:=[.E19]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table:formula="of:=([.F20]/60)*[.$B$12]*[.$B$12]*[.$B$2]/[.E20]" office:value-type="float" office:value="4.70429166666667" calcext:value-type="float">
            <text:p>4.7042916667</text:p>
          </table:table-cell>
          <table:table-cell table:formula="of:=[.$B$12]/[.G20]^(0.75)*3.1416" office:value-type="float" office:value="0.124906180720374" calcext:value-type="float">
            <text:p>0.1249061807</text:p>
          </table:table-cell>
          <table:table-cell table:formula="of:=[.$B$10]/[.H20]" office:value-type="float" office:value="2.92219326453606" calcext:value-type="float">
            <text:p>2.922193264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Rep</text:p>
          </table:table-cell>
          <table:table-cell office:value-type="float" office:value="0.0000001" calcext:value-type="float">
            <text:p>0.0000001</text:p>
          </table:table-cell>
          <table:table-cell table:number-columns-repeated="2"/>
          <table:table-cell table:formula="of:=[.E20]"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table:formula="of:=([.F21]/60)*[.$B$12]*[.$B$12]*[.$B$2]/[.E21]" office:value-type="float" office:value="6.58600833333333" calcext:value-type="float">
            <text:p>6.5860083333</text:p>
          </table:table-cell>
          <table:table-cell table:formula="of:=[.$B$12]/[.G21]^(0.75)*3.1416" office:value-type="float" office:value="0.0970482933109347" calcext:value-type="float">
            <text:p>0.0970482933</text:p>
          </table:table-cell>
          <table:table-cell table:formula="of:=[.$B$10]/[.H21]" office:value-type="float" office:value="3.76101410491136" calcext:value-type="float">
            <text:p>3.7610141049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8]*[.B8]*[.B3]/(72*[.B4])" office:value-type="float" office:value="0.0003" calcext:value-type="float">
            <text:p>0.0003</text:p>
          </table:table-cell>
          <table:table-cell office:value-type="float" office:value="0.4" calcext:value-type="float">
            <text:p>0.4</text:p>
          </table:table-cell>
          <table:table-cell table:formula="of:=2.65*([.C23]+1)-(5.3-3.5*[.C23])*[.C23]*[.C23]*EXP(-(1.5-LOG([.$B$21];10)/2))" office:value-type="float" office:value="3.70579552107257" calcext:value-type="float">
            <text:p>3.7057955211</text:p>
          </table:table-cell>
          <table:table-cell table:number-columns-repeated="2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7" calcext:value-type="float">
            <text:p>3.7</text:p>
          </table:table-cell>
          <table:table-cell table:number-columns-repeated="9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9] *2 * (1+[.B20])) / (0.1631*[.B20] + 0.8756)" office:value-type="float" office:value="0.000132107470259346" calcext:value-type="float">
            <text:p>0.000132107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2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0]/[.B27]" office:value-type="float" office:value="1000000" calcext:value-type="float">
            <text:p>1.00E+006</text:p>
          </table:table-cell>
          <table:table-cell table:number-columns-repeated="11"/>
        </table:table-row>
        <table:table-row table:style-name="ro1">
          <table:table-cell table:style-name="Default"/>
          <table:table-cell table:number-columns-repeated="5"/>
          <table:table-cell table:style-name="ce3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7]" office:value-type="float" office:value="0.0000339292006587698" calcext:value-type="float">
            <text:p>3.39E-005</text:p>
          </table:table-cell>
          <table:table-cell table:number-columns-repeated="11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3]*[.B6]" office:value-type="float" office:value="0.000332845458462532" calcext:value-type="float">
            <text:p>0.0003328455</text:p>
          </table:table-cell>
          <table:table-cell table:number-columns-repeated="11"/>
        </table:table-row>
        <table:table-row table:style-name="ro2" table:number-rows-repeated="2">
          <table:table-cell table:style-name="Default"/>
          <table:table-cell table:number-columns-repeated="12"/>
        </table:table-row>
        <table:table-row table:style-name="ro1">
          <table:table-cell table:style-name="ce2" office:value-type="string" calcext:value-type="string" table:number-columns-spanned="6" table:number-rows-spanned="1">
            <text:p>Analyse de stabilité</text:p>
          </table:table-cell>
          <table:covered-table-cell table:number-columns-repeated="5"/>
          <table:table-cell table:number-columns-repeated="7"/>
        </table:table-row>
        <table:table-row table:style-name="ro2">
          <table:table-cell table:style-name="Default" office:value-type="string" calcext:value-type="string">
            <text:p>Dt CFD</text:p>
          </table:table-cell>
          <table:table-cell office:value-type="string" calcext:value-type="string">
            <text:p>Dt DEM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164k stable</text:p>
          </table:table-cell>
          <table:table-cell office:value-type="string" calcext:value-type="string">
            <text:p>80.5K stable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0" calcext:value-type="float">
            <text:p>1.00E+008</text:p>
          </table:table-cell>
          <table:table-cell table:number-columns-repeated="2" table:style-name="ce5"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style-name="ce3" office:value-type="float" office:value="1000000" calcext:value-type="float">
            <text:p>1.00E+006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2" table:style-name="ce5" office:value-type="string" calcext:value-type="string">
            <text:p>N</text:p>
          </table:table-cell>
          <table:table-cell table:number-columns-repeated="8"/>
        </table:table-row>
        <table:table-row table:style-name="ro1">
          <table:table-cell table:style-name="ce3" office:value-type="float" office:value="100000" calcext:value-type="float">
            <text:p>1.00E+005</text:p>
          </table:table-cell>
          <table:table-cell table:number-columns-repeated="2" table:style-name="ce3" office:value-type="float" office:value="1000000" calcext:value-type="float">
            <text:p>1.00E+006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style-name="ce3" office:value-type="float" office:value="100001" calcext:value-type="float">
            <text:p>1.00E+005</text:p>
          </table:table-cell>
          <table:table-cell table:style-name="ce3" office:value-type="float" office:value="1000001" calcext:value-type="float">
            <text:p>1.00E+006</text:p>
          </table:table-cell>
          <table:table-cell table:style-name="ce3" office:value-type="float" office:value="100000" calcext:value-type="float">
            <text:p>1.00E+005</text:p>
          </table:table-cell>
          <table:table-cell table:style-name="ce5" table:number-columns-repeated="2"/>
          <table:table-cell table:number-columns-repeated="8"/>
        </table:table-row>
      </table:table>
      <table:table table:name="shearSuspension2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" table:number-columns-repeated="5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5" calcext:value-type="float">
            <text:p>5.0000E-004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4"/>
          <table:table-cell office:value-type="string" calcext:value-type="string">
            <text:p>FINAL JE PENSE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140" calcext:value-type="float">
            <text:p>140</text:p>
          </table:table-cell>
          <table:table-cell table:number-columns-repeated="9"/>
          <table:table-cell office:value-type="float" office:value="1.4" calcext:value-type="float">
            <text:p>1.4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/1000000" office:value-type="float" office:value="0.00014" calcext:value-type="float">
            <text:p>0.00014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07" calcext:value-type="float">
            <text:p>0.00007</text:p>
          </table:table-cell>
          <table:table-cell table:number-columns-repeated="14"/>
        </table:table-row>
        <table:table-row table:style-name="ro1">
          <table:table-cell table:style-name="ce12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auf</text:p>
          </table:table-cell>
          <table:table-cell table:formula="of:=([.B1]/[.B13]/[.B13])^(-1)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LX</text:p>
          </table:table-cell>
          <table:table-cell office:value-type="float" office:value="0.005" calcext:value-type="float">
            <text:p>0.005</text:p>
          </table:table-cell>
          <table:table-cell table:formula="of:=[.B11]/[.B8]" office:value-type="float" office:value="35.7142857142857" calcext:value-type="float">
            <text:p>35.7142857143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  <table:table-cell office:value-type="string" calcext:value-type="string">
            <text:p>Height increase/dp</text:p>
          </table:table-cell>
          <table:table-cell office:value-type="string" calcext:value-type="string">
            <text:p>Height increase/ H</text:p>
          </table:table-cell>
        </table:table-row>
        <table:table-row table:style-name="ro1">
          <table:table-cell table:style-name="ce12" office:value-type="string" calcext:value-type="string">
            <text:p>LY</text:p>
          </table:table-cell>
          <table:table-cell office:value-type="float" office:value="0.002" calcext:value-type="float">
            <text:p>0.002</text:p>
          </table:table-cell>
          <table:table-cell table:formula="of:=[.B12]/[.B8]" office:value-type="float" office:value="14.2857142857143" calcext:value-type="float">
            <text:p>14.2857142857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H12]/[.$B$4]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[.J12]/[.$B$13]" office:value-type="float" office:value="5" calcext:value-type="float">
            <text:p>5</text:p>
          </table:table-cell>
          <table:table-cell table:formula="of:=[.K12]/([.$B$8]/2)/[.$B$6]/([.$B$3]-[.$B$2])*[.$B$5]" office:value-type="float" office:value="0.357142857142857" calcext:value-type="float">
            <text:p>0.3571428571</text:p>
          </table:table-cell>
          <table:table-cell table:formula="of:=[.J12]*[.$B$2]/[.$B$5]*[.$B$13]" office:value-type="float" office:value="4" calcext:value-type="float">
            <text:p>4</text:p>
          </table:table-cell>
          <table:table-cell table:formula="of:=2*[.L12]*[.$B$9]" office:value-type="float" office:value="0.00005" calcext:value-type="float">
            <text:p>0.00005</text:p>
          </table:table-cell>
          <table:table-cell table:formula="of:=[.N12]/[.$B$8]" office:value-type="float" office:value="0.357142857142857" calcext:value-type="float">
            <text:p>0.3571428571</text:p>
          </table:table-cell>
          <table:table-cell table:formula="of:=[.N12]/[.$B$13]*2" office:value-type="float" office:value="0.005" calcext:value-type="float">
            <text:p>0.005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2" calcext:value-type="float">
            <text:p>0.02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3"/>
          <table:table-cell table:style-name="ce8"/>
          <table:table-cell table:formula="of:=[.H12]+0.05" office:value-type="float" office:value="0.05" calcext:value-type="float">
            <text:p>0.05</text:p>
          </table:table-cell>
          <table:table-cell table:style-name="ce8" table:formula="of:=[.$B$23]*[.H13]/[.$B$4]" office:value-type="float" office:value="6960.12870664266" calcext:value-type="float">
            <text:p>6960</text:p>
          </table:table-cell>
          <table:table-cell table:formula="of:=[.L7]" office:value-type="float" office:value="1.4" calcext:value-type="float">
            <text:p>1.4</text:p>
          </table:table-cell>
          <table:table-cell table:formula="of:=[.J13]/[.$B$13]" office:value-type="float" office:value="70" calcext:value-type="float">
            <text:p>70</text:p>
          </table:table-cell>
          <table:table-cell table:formula="of:=[.K13]/([.$B$8]/2)/[.$B$6]/([.$B$3]-[.$B$2])*[.$B$5]" office:value-type="float" office:value="5" calcext:value-type="float">
            <text:p>5</text:p>
          </table:table-cell>
          <table:table-cell table:formula="of:=[.J13]*[.$B$2]/[.$B$5]*[.$B$13]" office:value-type="float" office:value="56" calcext:value-type="float">
            <text:p>56</text:p>
          </table:table-cell>
          <table:table-cell table:formula="of:=2*[.L13]*[.$B$9]" office:value-type="float" office:value="0.0007" calcext:value-type="float">
            <text:p>0.0007</text:p>
          </table:table-cell>
          <table:table-cell table:formula="of:=[.N13]/[.$B$8]" office:value-type="float" office:value="5" calcext:value-type="float">
            <text:p>5</text:p>
          </table:table-cell>
          <table:table-cell table:formula="of:=[.N13]/[.$B$13]*2" office:value-type="float" office:value="0.07" calcext:value-type="float">
            <text:p>0.07</text:p>
          </table:table-cell>
        </table:table-row>
        <table:table-row table:style-name="ro1">
          <table:table-cell table:style-name="ce12"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taup</text:p>
          </table:table-cell>
          <table:table-cell table:formula="of:=[.B3]*[.B8]*[.B8]/[.B5]" office:value-type="float" office:value="0.0004312" calcext:value-type="float">
            <text:p>0.0004312</text:p>
          </table:table-cell>
          <table:table-cell table:style-name="ce8"/>
          <table:table-cell table:formula="of:=[.H13]+0.05" office:value-type="float" office:value="0.1" calcext:value-type="float">
            <text:p>0.1</text:p>
          </table:table-cell>
          <table:table-cell table:style-name="ce8" table:formula="of:=[.$B$23]*[.H14]/[.$B$4]" office:value-type="float" office:value="13920.2574132853" calcext:value-type="float">
            <text:p>13920</text:p>
          </table:table-cell>
          <table:table-cell table:formula="of:=[.J13]+[.$L$7]" office:value-type="float" office:value="2.8" calcext:value-type="float">
            <text:p>2.8</text:p>
          </table:table-cell>
          <table:table-cell table:formula="of:=[.J14]/[.$B$13]" office:value-type="float" office:value="140" calcext:value-type="float">
            <text:p>140</text:p>
          </table:table-cell>
          <table:table-cell table:formula="of:=[.K14]/([.$B$8]/2)/[.$B$6]/([.$B$3]-[.$B$2])*[.$B$5]" office:value-type="float" office:value="10" calcext:value-type="float">
            <text:p>10</text:p>
          </table:table-cell>
          <table:table-cell table:formula="of:=[.J14]*[.$B$2]/[.$B$5]*[.$B$13]" office:value-type="float" office:value="112" calcext:value-type="float">
            <text:p>112</text:p>
          </table:table-cell>
          <table:table-cell table:formula="of:=2*[.L14]*[.$B$9]" office:value-type="float" office:value="0.0014" calcext:value-type="float">
            <text:p>0.0014</text:p>
          </table:table-cell>
          <table:table-cell table:formula="of:=[.N14]/[.$B$8]" office:value-type="float" office:value="10" calcext:value-type="float">
            <text:p>10</text:p>
          </table:table-cell>
          <table:table-cell table:formula="of:=[.N14]/[.$B$13]*2" office:value-type="float" office:value="0.14" calcext:value-type="float">
            <text:p>0.14</text:p>
          </table:table-cell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table:style-name="ce8"/>
          <table:table-cell table:formula="of:=[.H14]+0.05" office:value-type="float" office:value="0.15" calcext:value-type="float">
            <text:p>0.15</text:p>
          </table:table-cell>
          <table:table-cell table:style-name="ce8" table:formula="of:=[.$B$23]*[.H15]/[.$B$4]" office:value-type="float" office:value="20880.386119928" calcext:value-type="float">
            <text:p>20880</text:p>
          </table:table-cell>
          <table:table-cell table:formula="of:=[.J14]+[.$L$7]" office:value-type="float" office:value="4.2" calcext:value-type="float">
            <text:p>4.2</text:p>
          </table:table-cell>
          <table:table-cell table:formula="of:=[.J15]/[.$B$13]" office:value-type="float" office:value="210" calcext:value-type="float">
            <text:p>210</text:p>
          </table:table-cell>
          <table:table-cell table:formula="of:=[.K15]/([.$B$8]/2)/[.$B$6]/([.$B$3]-[.$B$2])*[.$B$5]" office:value-type="float" office:value="15" calcext:value-type="float">
            <text:p>15</text:p>
          </table:table-cell>
          <table:table-cell table:formula="of:=[.J15]*[.$B$2]/[.$B$5]*[.$B$13]" office:value-type="float" office:value="168" calcext:value-type="float">
            <text:p>168</text:p>
          </table:table-cell>
          <table:table-cell table:formula="of:=2*[.L15]*[.$B$9]" office:value-type="float" office:value="0.0021" calcext:value-type="float">
            <text:p>0.0021</text:p>
          </table:table-cell>
          <table:table-cell table:formula="of:=[.N15]/[.$B$8]" office:value-type="float" office:value="15" calcext:value-type="float">
            <text:p>15</text:p>
          </table:table-cell>
          <table:table-cell table:formula="of:=[.N15]/[.$B$13]*2" office:value-type="float" office:value="0.21" calcext:value-type="float">
            <text:p>0.21</text:p>
          </table:table-cell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3]/[.B15]" office:value-type="float" office:value="0.0004" calcext:value-type="float">
            <text:p>0.0004</text:p>
          </table:table-cell>
          <table:table-cell table:number-columns-repeated="2"/>
          <table:table-cell office:value-type="string" calcext:value-type="string">
            <text:p>Nombre de Stokes</text:p>
          </table:table-cell>
          <table:table-cell table:formula="of:=[.F14]/[.B10]" office:value-type="float" office:value="0.0004312" calcext:value-type="float">
            <text:p>0.0004312</text:p>
          </table:table-cell>
          <table:table-cell table:style-name="ce8"/>
          <table:table-cell table:formula="of:=[.H15]+0.05" office:value-type="float" office:value="0.2" calcext:value-type="float">
            <text:p>0.2</text:p>
          </table:table-cell>
          <table:table-cell table:style-name="ce8" table:formula="of:=[.$B$23]*[.H16]/[.$B$4]" office:value-type="float" office:value="27840.5148265706" calcext:value-type="float">
            <text:p>27841</text:p>
          </table:table-cell>
          <table:table-cell table:formula="of:=[.J15]+[.$L$7]" office:value-type="float" office:value="5.6" calcext:value-type="float">
            <text:p>5.6</text:p>
          </table:table-cell>
          <table:table-cell table:formula="of:=[.J16]/[.$B$13]" office:value-type="float" office:value="280" calcext:value-type="float">
            <text:p>280</text:p>
          </table:table-cell>
          <table:table-cell table:formula="of:=[.K16]/([.$B$8]/2)/[.$B$6]/([.$B$3]-[.$B$2])*[.$B$5]" office:value-type="float" office:value="20" calcext:value-type="float">
            <text:p>20</text:p>
          </table:table-cell>
          <table:table-cell table:formula="of:=[.J16]*[.$B$2]/[.$B$5]*[.$B$13]" office:value-type="float" office:value="224" calcext:value-type="float">
            <text:p>224</text:p>
          </table:table-cell>
          <table:table-cell table:formula="of:=2*[.L16]*[.$B$9]" office:value-type="float" office:value="0.0028" calcext:value-type="float">
            <text:p>0.0028</text:p>
          </table:table-cell>
          <table:table-cell table:formula="of:=[.N16]/[.$B$8]" office:value-type="float" office:value="20" calcext:value-type="float">
            <text:p>20</text:p>
          </table:table-cell>
          <table:table-cell table:formula="of:=[.N16]/[.$B$13]*2" office:value-type="float" office:value="0.28" calcext:value-type="float">
            <text:p>0.28</text:p>
          </table:table-cell>
        </table:table-row>
        <table:table-row table:style-name="ro1">
          <table:table-cell table:style-name="ce12" office:value-type="string" calcext:value-type="string">
            <text:p>H/dp</text:p>
          </table:table-cell>
          <table:table-cell table:formula="of:=[.B13]/[.B8]" office:value-type="float" office:value="142.857142857143" calcext:value-type="float">
            <text:p>142.8571428571</text:p>
          </table:table-cell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56" calcext:value-type="float">
            <text:p>0.00056</text:p>
          </table:table-cell>
          <table:table-cell table:style-name="ce8"/>
          <table:table-cell table:formula="of:=[.H16]+0.05" office:value-type="float" office:value="0.25" calcext:value-type="float">
            <text:p>0.25</text:p>
          </table:table-cell>
          <table:table-cell table:style-name="ce8" table:formula="of:=[.$B$23]*[.H17]/[.$B$4]" office:value-type="float" office:value="34800.6435332133" calcext:value-type="float">
            <text:p>34801</text:p>
          </table:table-cell>
          <table:table-cell table:formula="of:=[.J16]+[.$L$7]" office:value-type="float" office:value="7" calcext:value-type="float">
            <text:p>7</text:p>
          </table:table-cell>
          <table:table-cell table:formula="of:=[.J17]/[.$B$13]" office:value-type="float" office:value="350" calcext:value-type="float">
            <text:p>350</text:p>
          </table:table-cell>
          <table:table-cell table:formula="of:=[.K17]/([.$B$8]/2)/[.$B$6]/([.$B$3]-[.$B$2])*[.$B$5]" office:value-type="float" office:value="25" calcext:value-type="float">
            <text:p>25</text:p>
          </table:table-cell>
          <table:table-cell table:formula="of:=[.J17]*[.$B$2]/[.$B$5]*[.$B$13]" office:value-type="float" office:value="280" calcext:value-type="float">
            <text:p>280</text:p>
          </table:table-cell>
          <table:table-cell table:formula="of:=2*[.L17]*[.$B$9]" office:value-type="float" office:value="0.0035" calcext:value-type="float">
            <text:p>0.0035</text:p>
          </table:table-cell>
          <table:table-cell table:formula="of:=[.N17]/[.$B$8]" office:value-type="float" office:value="25" calcext:value-type="float">
            <text:p>25</text:p>
          </table:table-cell>
          <table:table-cell table:formula="of:=[.N17]/[.$B$13]*2" office:value-type="float" office:value="0.35" calcext:value-type="float">
            <text:p>0.35</text:p>
          </table:table-cell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2.85714285714286" calcext:value-type="float">
            <text:p>2.8571428571</text:p>
          </table:table-cell>
          <table:table-cell table:number-columns-repeated="2"/>
          <table:table-cell office:value-type="string" calcext:value-type="string">
            <text:p>Re</text:p>
          </table:table-cell>
          <table:table-cell table:formula="of:=[.B12]*[.B10]*([.B11]-[.B12])/[.B1]" office:value-type="float" office:value="0.012" calcext:value-type="float">
            <text:p>0.012</text:p>
          </table:table-cell>
          <table:table-cell table:style-name="ce16"/>
          <table:table-cell table:formula="of:=[.H17]+0.05" office:value-type="float" office:value="0.3" calcext:value-type="float">
            <text:p>0.3</text:p>
          </table:table-cell>
          <table:table-cell table:style-name="ce8" table:formula="of:=[.$B$23]*[.H18]/[.$B$4]" office:value-type="float" office:value="41760.7722398559" calcext:value-type="float">
            <text:p>41761</text:p>
          </table:table-cell>
          <table:table-cell table:formula="of:=[.J17]+[.$L$7]" office:value-type="float" office:value="8.4" calcext:value-type="float">
            <text:p>8.4</text:p>
          </table:table-cell>
          <table:table-cell table:formula="of:=[.J18]/[.$B$13]" office:value-type="float" office:value="420" calcext:value-type="float">
            <text:p>420</text:p>
          </table:table-cell>
          <table:table-cell table:formula="of:=[.K18]/([.$B$8]/2)/[.$B$6]/([.$B$3]-[.$B$2])*[.$B$5]" office:value-type="float" office:value="30" calcext:value-type="float">
            <text:p>30</text:p>
          </table:table-cell>
          <table:table-cell table:formula="of:=[.J18]*[.$B$2]/[.$B$5]*[.$B$13]" office:value-type="float" office:value="336" calcext:value-type="float">
            <text:p>336</text:p>
          </table:table-cell>
          <table:table-cell table:formula="of:=2*[.L18]*[.$B$9]" office:value-type="float" office:value="0.0042" calcext:value-type="float">
            <text:p>0.0042</text:p>
          </table:table-cell>
          <table:table-cell table:formula="of:=[.N18]/[.$B$8]" office:value-type="float" office:value="30" calcext:value-type="float">
            <text:p>30</text:p>
          </table:table-cell>
          <table:table-cell table:formula="of:=[.N18]/[.$B$13]*2" office:value-type="float" office:value="0.42" calcext:value-type="float">
            <text:p>0.42</text:p>
          </table:table-cell>
        </table:table-row>
        <table:table-row table:style-name="ro1">
          <table:table-cell table:style-name="ce12" office:value-type="string" calcext:value-type="string">
            <text:p>Time before profile</text:p>
          </table:table-cell>
          <table:table-cell table:formula="of:=[.B13]*[.B13]/[.B1]" office:value-type="float" office:value="0.8" calcext:value-type="float">
            <text:p>0.8</text:p>
          </table:table-cell>
          <table:table-cell table:number-columns-repeated="4"/>
          <table:table-cell table:style-name="ce8"/>
          <table:table-cell table:formula="of:=[.H18]+0.05" office:value-type="float" office:value="0.35" calcext:value-type="float">
            <text:p>0.35</text:p>
          </table:table-cell>
          <table:table-cell table:style-name="ce8" table:formula="of:=[.$B$23]*[.H19]/[.$B$4]" office:value-type="float" office:value="48720.9009464986" calcext:value-type="float">
            <text:p>4872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DT before stable profile</text:p>
          </table:table-cell>
          <table:table-cell table:formula="of:=[.B19]/[.B31]" office:value-type="float" office:value="100185.528756957" calcext:value-type="float">
            <text:p>100185.528756957</text:p>
          </table:table-cell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143675504024173" calcext:value-type="float">
            <text:p>1.43675504024173E-008</text:p>
          </table:table-cell>
          <table:table-cell table:style-name="ce8"/>
          <table:table-cell table:formula="of:=[.H19]+0.05" office:value-type="float" office:value="0.4" calcext:value-type="float">
            <text:p>0.4</text:p>
          </table:table-cell>
          <table:table-cell table:style-name="ce8" table:formula="of:=[.$B$23]*[.H20]/[.$B$4]" office:value-type="float" office:value="55681.0296531412" calcext:value-type="float">
            <text:p>55681</text:p>
          </table:table-cell>
          <table:table-cell/>
          <table:table-cell office:value-type="string" calcext:value-type="string">
            <text:p>Ok on va faire le 0 5 15 25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Volume of liquid</text:p>
          </table:table-cell>
          <table:table-cell table:formula="of:=[.B11]*[.B12]*[.B13]" office:value-type="float" office:value="0.0000002" calcext:value-type="float">
            <text:p>0.0000002</text:p>
          </table:table-cell>
          <table:table-cell table:number-columns-repeated="4"/>
          <table:table-cell table:style-name="ce8"/>
          <table:table-cell table:formula="of:=[.H20]+0.05" office:value-type="float" office:value="0.45" calcext:value-type="float">
            <text:p>0.45</text:p>
          </table:table-cell>
          <table:table-cell table:style-name="ce8" table:formula="of:=[.$B$23]*[.H21]/[.$B$4]" office:value-type="float" office:value="62641.1583597839" calcext:value-type="float">
            <text:p>6264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0143675504024173" calcext:value-type="float">
            <text:p>1.43675504024173E-01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style-name="ce3" table:formula="of:=([.B3]-[.B2])*2*[.B6]*[.B8]*[.B8]/36/[.B5]" office:value-type="float" office:value="0.000217777777777778" calcext:value-type="float">
            <text:p>2.18E-004</text:p>
          </table:table-cell>
          <table:table-cell table:style-name="ce8"/>
          <table:table-cell table:formula="of:=[.H21]+0.05" office:value-type="float" office:value="0.5" calcext:value-type="float">
            <text:p>0.5</text:p>
          </table:table-cell>
          <table:table-cell table:style-name="ce8" table:formula="of:=[.$B$23]*[.H22]/[.$B$4]" office:value-type="float" office:value="69601.2870664266" calcext:value-type="float">
            <text:p>69601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41760.7722398559" calcext:value-type="float">
            <text:p>4.176E+004</text:p>
          </table:table-cell>
          <table:table-cell table:number-columns-repeated="2"/>
          <table:table-cell office:value-type="string" calcext:value-type="string">
            <text:p>time to down</text:p>
          </table:table-cell>
          <table:table-cell table:formula="of:=[.B13]/[.F22]" office:value-type="float" office:value="91.8367346938775" calcext:value-type="float">
            <text:p>91.8367346939</text:p>
          </table:table-cell>
          <table:table-cell table:style-name="ce8" table:formula="of:=[.F23]/60" office:value-type="float" office:value="1.53061224489796" calcext:value-type="float">
            <text:p>2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015804305442659" calcext:value-type="float">
            <text:p>1.5804305442659E-009</text:p>
          </table:table-cell>
          <table:table-cell table:number-columns-repeated="2"/>
          <table:table-cell office:value-type="string" calcext:value-type="string">
            <text:p>Par per cell</text:p>
          </table:table-cell>
          <table:table-cell table:formula="of:=[.I17]/[.B15]" office:value-type="float" office:value="696.012870664266" calcext:value-type="float">
            <text:p>696.0128706643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2"/>
          <table:table-cell table:number-columns-repeated="3"/>
          <table:table-cell office:value-type="string" calcext:value-type="string">
            <text:p>Stokes number</text:p>
          </table:table-cell>
          <table:table-cell table:formula="of:=2/9*[.B3]*[.B9]*[.F22]/[.B5]" office:value-type="float" office:value="0.0000745283950617285" calcext:value-type="float">
            <text:p>7.45283950617285E-005</text:p>
          </table:table-cell>
          <table:table-cell table:style-name="ce8"/>
          <table:table-cell table:number-columns-repeated="9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string" calcext:value-type="string">
            <text:p>Time to down self</text:p>
          </table:table-cell>
          <table:table-cell table:formula="of:=[.B8]/[.F22]" office:value-type="float" office:value="0.642857142857142" calcext:value-type="float">
            <text:p>0.6428571429</text:p>
          </table:table-cell>
          <table:table-cell table:style-name="ce12"/>
          <table:table-cell table:number-columns-repeated="9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4"/>
          <table:table-cell table:style-name="ce12"/>
          <table:table-cell table:style-name="ce3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18*[.B5])" office:value-type="float" office:value="0.0000239555555555556" calcext:value-type="float">
            <text:p>2.39555555555556E-00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2.65*([.F29]+1)-(5.3-3.5*[.F29])*[.F29]*[.F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F29]^(2-[.H29])" office:value-type="float" office:value="1" calcext:value-type="float">
            <text:p>1</text:p>
          </table:table-cell>
          <table:table-cell table:style-name="ce3" table:formula="of:=[.B29]/[.I29]" office:value-type="float" office:value="0.0000239555555555556" calcext:value-type="float">
            <text:p>2.40E-005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uid time step</text:p>
          </table:table-cell>
          <table:table-cell table:style-name="ce3" table:formula="of:=[.J29]/3" office:value-type="float" office:value="0.00000798518518518518" calcext:value-type="float">
            <text:p>7.99E-006</text:p>
          </table:table-cell>
          <table:table-cell table:number-columns-repeated="2"/>
          <table:table-cell office:value-type="string" calcext:value-type="string">
            <text:p>OK?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4" table:formula="of:=([.B31]/[.B32])=[.B34]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0295127637381295" calcext:value-type="float">
            <text:p>2.95127637381295E-006</text:p>
          </table:table-cell>
          <table:table-cell table:number-columns-repeated="2"/>
          <table:table-cell table:style-name="ce4"/>
          <table:table-cell table:number-columns-repeated="11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atio of fluid time step to s</text:p>
          </table:table-cell>
          <table:table-cell table:formula="of:=[.B31]/[.B29]" office:value-type="float" office:value="0.333333333333333" calcext:value-type="float">
            <text:p>0.3333333333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015804305442659" calcext:value-type="float">
            <text:p>1.58E-0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15804305442659" calcext:value-type="float">
            <text:p>1.5804305442659E-008</text:p>
          </table:table-cell>
          <table:table-cell table:number-columns-repeated="14"/>
        </table:table-row>
        <table:table-row table:style-name="ro1" table:number-rows-repeated="1048534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ar resuspension" table:style-name="ta1">
        <table:table-column table:style-name="co9" table:default-cell-style-name="Default"/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4" calcext:value-type="float">
            <text:p>4.0000E-003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" calcext:value-type="float">
            <text:p>10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3" calcext:value-type="float">
            <text:p>0.3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4" calcext:value-type="float">
            <text:p>0.4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/1000000" office:value-type="float" office:value="0.0005" calcext:value-type="float">
            <text:p>0.0005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25" calcext:value-type="float">
            <text:p>0.00025</text:p>
          </table:table-cell>
          <table:table-cell table:number-columns-repeated="11"/>
        </table:table-row>
        <table:table-row table:style-name="ro1">
          <table:table-cell table:style-name="ce12" office:value-type="string" calcext:value-type="string">
            <text:p>Velocit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uf</text:p>
          </table:table-cell>
          <table:table-cell table:formula="of:=([.B1]/[.B13]/[.B13])^(-1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LX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Height increase</text:p>
          </table:table-cell>
        </table:table-row>
        <table:table-row table:style-name="ro1">
          <table:table-cell table:style-name="ce12" office:value-type="string" calcext:value-type="string">
            <text:p>LY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style-name="ce8"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float" office:value="0" calcext:value-type="float">
            <text:p>0</text:p>
          </table:table-cell>
          <table:table-cell table:formula="of:=[.I12]*[.$B$2]/[.$B$5]*[.$B$13]" office:value-type="float" office:value="0" calcext:value-type="float">
            <text:p>0</text:p>
          </table:table-cell>
          <table:table-cell table:formula="of:=2*[.K12]*[.$B$9]" office:value-type="float" office:value="0" calcext:value-type="float">
            <text:p>0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2" calcext:value-type="float">
            <text:p>0.2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style-name="ce8" table:formula="of:=[.$B$23]*[.G13]/[.$B$4]" office:value-type="float" office:value="30557.7490736439" calcext:value-type="float">
            <text:p>30558</text:p>
          </table:table-cell>
          <table:table-cell office:value-type="float" office:value="0.1" calcext:value-type="float">
            <text:p>0.1</text:p>
          </table:table-cell>
          <table:table-cell table:formula="of:=[.I13]/[.$B$13]" office:value-type="float" office:value="0.5" calcext:value-type="float">
            <text:p>0.5</text:p>
          </table:table-cell>
          <table:table-cell table:formula="of:=[.J13]/([.$B$8]/2)/[.$B$6]/([.$B$3]-[.$B$2])*[.$B$5]" office:value-type="float" office:value="0.8" calcext:value-type="float">
            <text:p>0.8</text:p>
          </table:table-cell>
          <table:table-cell table:formula="of:=[.I13]*[.$B$2]/[.$B$5]*[.$B$13]" office:value-type="float" office:value="5" calcext:value-type="float">
            <text:p>5</text:p>
          </table:table-cell>
          <table:table-cell table:formula="of:=2*[.K13]*[.$B$9]" office:value-type="float" office:value="0.0004" calcext:value-type="float">
            <text:p>0.0004</text:p>
          </table:table-cell>
        </table:table-row>
        <table:table-row table:style-name="ro1">
          <table:table-cell table:style-name="ce12" office:value-type="string" calcext:value-type="string">
            <text:p>gamma</text:p>
          </table:table-cell>
          <table:table-cell table:formula="of:=[.B10]/[.B13]" office:value-type="float" office:value="5" calcext:value-type="float">
            <text:p>5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06875" calcext:value-type="float">
            <text:p>0.0006875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style-name="ce8" table:formula="of:=[.$B$23]*[.G14]/[.$B$4]" office:value-type="float" office:value="61115.4981472878" calcext:value-type="float">
            <text:p>61115</text:p>
          </table:table-cell>
          <table:table-cell office:value-type="float" office:value="0.25" calcext:value-type="float">
            <text:p>0.25</text:p>
          </table:table-cell>
          <table:table-cell table:formula="of:=[.I14]/[.$B$13]" office:value-type="float" office:value="1.25" calcext:value-type="float">
            <text:p>1.25</text:p>
          </table:table-cell>
          <table:table-cell table:formula="of:=[.J14]/([.$B$8]/2)/[.$B$6]/([.$B$3]-[.$B$2])*[.$B$5]" office:value-type="float" office:value="2" calcext:value-type="float">
            <text:p>2</text:p>
          </table:table-cell>
          <table:table-cell table:formula="of:=[.I14]*[.$B$2]/[.$B$5]*[.$B$13]" office:value-type="float" office:value="12.5" calcext:value-type="float">
            <text:p>12.5</text:p>
          </table:table-cell>
          <table:table-cell table:formula="of:=2*[.K14]*[.$B$9]" office:value-type="float" office:value="0.001" calcext:value-type="float">
            <text:p>0.001</text:p>
          </table:table-cell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style-name="ce8" table:formula="of:=[.$B$23]*[.G15]/[.$B$4]" office:value-type="float" office:value="91673.2472209317" calcext:value-type="float">
            <text:p>91673</text:p>
          </table:table-cell>
          <table:table-cell office:value-type="float" office:value="0.5" calcext:value-type="float">
            <text:p>0.5</text:p>
          </table:table-cell>
          <table:table-cell table:formula="of:=[.I15]/[.$B$13]" office:value-type="float" office:value="2.5" calcext:value-type="float">
            <text:p>2.5</text:p>
          </table:table-cell>
          <table:table-cell table:formula="of:=[.J15]/([.$B$8]/2)/[.$B$6]/([.$B$3]-[.$B$2])*[.$B$5]" office:value-type="float" office:value="4" calcext:value-type="float">
            <text:p>4</text:p>
          </table:table-cell>
          <table:table-cell table:formula="of:=[.I15]*[.$B$2]/[.$B$5]*[.$B$13]" office:value-type="float" office:value="25" calcext:value-type="float">
            <text:p>25</text:p>
          </table:table-cell>
          <table:table-cell table:formula="of:=2*[.K15]*[.$B$9]" office:value-type="float" office:value="0.002" calcext:value-type="float">
            <text:p>0.002</text:p>
          </table:table-cell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3]/[.B15]" office:value-type="float" office:value="0.004" calcext:value-type="float">
            <text:p>0.004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875" calcext:value-type="float">
            <text:p>0.0006875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style-name="ce8" table:formula="of:=[.$B$23]*[.G16]/[.$B$4]" office:value-type="float" office:value="122230.996294576" calcext:value-type="float">
            <text:p>122231</text:p>
          </table:table-cell>
          <table:table-cell office:value-type="float" office:value="1" calcext:value-type="float">
            <text:p>1</text:p>
          </table:table-cell>
          <table:table-cell table:formula="of:=[.I16]/[.$B$13]" office:value-type="float" office:value="5" calcext:value-type="float">
            <text:p>5</text:p>
          </table:table-cell>
          <table:table-cell table:formula="of:=[.J16]/([.$B$8]/2)/[.$B$6]/([.$B$3]-[.$B$2])*[.$B$5]" office:value-type="float" office:value="8" calcext:value-type="float">
            <text:p>8</text:p>
          </table:table-cell>
          <table:table-cell table:formula="of:=[.I16]*[.$B$2]/[.$B$5]*[.$B$13]" office:value-type="float" office:value="50" calcext:value-type="float">
            <text:p>50</text:p>
          </table:table-cell>
          <table:table-cell table:formula="of:=2*[.K16]*[.$B$9]" office:value-type="float" office:value="0.004" calcext:value-type="float">
            <text:p>0.004</text:p>
          </table:table-cell>
        </table:table-row>
        <table:table-row table:style-name="ro1">
          <table:table-cell table:style-name="ce12" office:value-type="string" calcext:value-type="string">
            <text:p>H/dp</text:p>
          </table:table-cell>
          <table:table-cell table:formula="of:=[.B13]/[.B8]" office:value-type="float" office:value="400" calcext:value-type="float">
            <text:p>400</text:p>
          </table:table-cell>
          <table:table-cell/>
          <table:table-cell office:value-type="string" calcext:value-type="string">
            <text:p>Rep</text:p>
          </table:table-cell>
          <table:table-cell table:formula="of:=[.B2]*[.B8]*[.B10]*[.B12]/[.B5]" office:value-type="float" office:value="0.00125" calcext:value-type="float">
            <text:p>0.001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style-name="ce8" table:formula="of:=[.$B$23]*[.G17]/[.$B$4]" office:value-type="float" office:value="152788.74536822" calcext:value-type="float">
            <text:p>152789</text:p>
          </table:table-cell>
          <table:table-cell office:value-type="float" office:value="1.5" calcext:value-type="float">
            <text:p>1.5</text:p>
          </table:table-cell>
          <table:table-cell table:formula="of:=[.I17]/[.$B$13]" office:value-type="float" office:value="7.5" calcext:value-type="float">
            <text:p>7.5</text:p>
          </table:table-cell>
          <table:table-cell table:formula="of:=[.J17]/([.$B$8]/2)/[.$B$6]/([.$B$3]-[.$B$2])*[.$B$5]" office:value-type="float" office:value="12" calcext:value-type="float">
            <text:p>12</text:p>
          </table:table-cell>
          <table:table-cell table:formula="of:=[.I17]*[.$B$2]/[.$B$5]*[.$B$13]" office:value-type="float" office:value="75" calcext:value-type="float">
            <text:p>75</text:p>
          </table:table-cell>
          <table:table-cell table:formula="of:=2*[.K17]*[.$B$9]" office:value-type="float" office:value="0.006" calcext:value-type="float">
            <text:p>0.006</text:p>
          </table:table-cell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8" calcext:value-type="float">
            <text:p>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0.025" calcext:value-type="float">
            <text:p>0.025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style-name="ce8" table:formula="of:=[.$B$23]*[.G18]/[.$B$4]" office:value-type="float" office:value="183346.494441863" calcext:value-type="float">
            <text:p>183346</text:p>
          </table:table-cell>
          <table:table-cell office:value-type="float" office:value="2" calcext:value-type="float">
            <text:p>2</text:p>
          </table:table-cell>
          <table:table-cell table:formula="of:=[.I18]/[.$B$13]" office:value-type="float" office:value="10" calcext:value-type="float">
            <text:p>10</text:p>
          </table:table-cell>
          <table:table-cell table:formula="of:=[.J18]/([.$B$8]/2)/[.$B$6]/([.$B$3]-[.$B$2])*[.$B$5]" office:value-type="float" office:value="16" calcext:value-type="float">
            <text:p>16</text:p>
          </table:table-cell>
          <table:table-cell table:formula="of:=[.I18]*[.$B$2]/[.$B$5]*[.$B$13]" office:value-type="float" office:value="100" calcext:value-type="float">
            <text:p>100</text:p>
          </table:table-cell>
          <table:table-cell table:formula="of:=2*[.K18]*[.$B$9]" office:value-type="float" office:value="0.008" calcext:value-type="float">
            <text:p>0.008</text:p>
          </table:table-cell>
        </table:table-row>
        <table:table-row table:style-name="ro1">
          <table:table-cell table:style-name="ce12" office:value-type="string" calcext:value-type="string">
            <text:p>Time before profile</text:p>
          </table:table-cell>
          <table:table-cell table:formula="of:=[.B13]*[.B13]/[.B1]" office:value-type="float" office:value="10" calcext:value-type="float">
            <text:p>10</text:p>
          </table:table-cell>
          <table:table-cell table:number-columns-repeated="3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style-name="ce8" table:formula="of:=[.$B$23]*[.G19]/[.$B$4]" office:value-type="float" office:value="213904.243515507" calcext:value-type="float">
            <text:p>213904</text:p>
          </table:table-cell>
          <table:table-cell table:number-columns-repeated="5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force grav</text:p>
          </table:table-cell>
          <table:table-cell table:formula="of:=[.B22]*[.B6]*([.B3]-[.B2])" office:value-type="float" office:value="0.0000000654498469497874" calcext:value-type="float">
            <text:p>6.54498469497874E-008</text:p>
          </table:table-cell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style-name="ce8" table:formula="of:=[.$B$23]*[.G20]/[.$B$4]" office:value-type="float" office:value="244461.992589151" calcext:value-type="float">
            <text:p>244462</text:p>
          </table:table-cell>
          <table:table-cell table:number-columns-repeated="5"/>
        </table:table-row>
        <table:table-row table:style-name="ro3">
          <table:table-cell table:style-name="ce12" office:value-type="string" calcext:value-type="string">
            <text:p>Volume of liquid</text:p>
          </table:table-cell>
          <table:table-cell table:formula="of:=[.B11]*[.B12]*[.B13]" office:value-type="float" office:value="0.00004" calcext:value-type="float">
            <text:p>0.00004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style-name="ce8" table:formula="of:=[.$B$23]*[.G21]/[.$B$4]" office:value-type="float" office:value="275019.741662795" calcext:value-type="float">
            <text:p>275020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/>
          <table:table-cell office:value-type="string" calcext:value-type="string">
            <text:p>terminal velocity</text:p>
          </table:table-cell>
          <table:table-cell table:style-name="ce17" table:formula="of:=([.B3]-[.B2])*2*[.B6]*[.B8]*[.B8]/36/[.B5]" office:value-type="float" office:value="0.0000347222222222222" calcext:value-type="float">
            <text:p>3.47E-005</text:p>
          </table:table-cell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style-name="ce8" table:formula="of:=[.$B$23]*[.G22]/[.$B$4]" office:value-type="float" office:value="305577.490736439" calcext:value-type="float">
            <text:p>305577</text:p>
          </table:table-cell>
          <table:table-cell table:number-columns-repeated="5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183346.494441863" calcext:value-type="float">
            <text:p>1.833E+005</text:p>
          </table:table-cell>
          <table:table-cell/>
          <table:table-cell office:value-type="string" calcext:value-type="string">
            <text:p>time to down</text:p>
          </table:table-cell>
          <table:table-cell table:formula="of:=[.B13]/[.E22]" office:value-type="float" office:value="5760" calcext:value-type="float">
            <text:p>5760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719948316447661" calcext:value-type="float">
            <text:p>0.000000072</text:p>
          </table:table-cell>
          <table:table-cell/>
          <table:table-cell office:value-type="string" calcext:value-type="string">
            <text:p>Par per cell</text:p>
          </table:table-cell>
          <table:table-cell table:formula="of:=[.H17]/[.B15]" office:value-type="float" office:value="3055.7749073644" calcext:value-type="float">
            <text:p>3055.7749073644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Stokes number</text:p>
          </table:table-cell>
          <table:table-cell table:formula="of:=2/9*[.B3]*[.B9]*[.E22]/[.B5]" office:value-type="float" office:value="0.00000530478395061728" calcext:value-type="float">
            <text:p>5.30478395061728E-006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/>
          <table:table-cell office:value-type="string" calcext:value-type="string">
            <text:p>Time to down self</text:p>
          </table:table-cell>
          <table:table-cell table:formula="of:=[.B8]/[.E22]" office:value-type="float" office:value="14.4" calcext:value-type="float">
            <text:p>14.4</text:p>
          </table:table-cell>
          <table:table-cell table:style-name="ce12"/>
          <table:table-cell table:number-columns-repeated="7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5" calcext:value-type="float">
            <text:p>0.5</text:p>
          </table:table-cell>
          <table:table-cell table:number-columns-repeated="3"/>
          <table:table-cell table:style-name="ce12"/>
          <table:table-cell table:style-name="ce3"/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0954861111111111" calcext:value-type="float">
            <text:p>9.54861111111111E-00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2.65*([.E29]+1)-(5.3-3.5*[.E29])*[.E29]*[.E29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1" calcext:value-type="float">
            <text:p>1</text:p>
          </table:table-cell>
          <table:table-cell table:style-name="ce3" table:formula="of:=[.B29]/[.H29]" office:value-type="float" office:value="0.00000954861111111111" calcext:value-type="float">
            <text:p>9.55E-006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05402727636177" calcext:value-type="float">
            <text:p>1.05402727636177E-005</text:p>
          </table:table-cell>
          <table:table-cell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719948316447661" calcext:value-type="float">
            <text:p>7.20E-0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0719948316447661" calcext:value-type="float">
            <text:p>0.000000072</text:p>
          </table:table-cell>
          <table:table-cell table:number-columns-repeated="11"/>
        </table:table-row>
        <table:table-row table:style-name="ro1" table:number-rows-repeated="104853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edimentation" table:style-name="ta1">
        <table:table-column table:style-name="co6" table:default-cell-style-name="Default"/>
        <table:table-column table:style-name="co1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3" office:value-type="float" office:value="0.000001" calcext:value-type="float">
            <text:p>1.00E-006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Stokes</text:p>
          </table:table-cell>
          <table:table-cell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table:formula="of:=[.B1]*[.B2]" office:value-type="float" office:value="0.001" calcext:value-type="float">
            <text:p>0.001</text:p>
          </table:table-cell>
          <table:table-cell table:number-columns-repeated="5"/>
          <table:table-cell office:value-type="string" calcext:value-type="string">
            <text:p>n</text:p>
          </table:table-cell>
        </table:table-row>
        <table:table-row table:style-name="ro1">
          <table:table-cell table:style-name="ce12" office:value-type="string" calcext:value-type="string">
            <text:p>Delta rho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et</text:p>
          </table:table-cell>
          <table:table-cell table:formula="of:=[.F7]^(1/3) * ((18/[.F7]^(2/3))^(0.824) + (0.321/[.F7]^(1/3))^(0.412))^(-1.214)" office:value-type="float" office:value="4.52608609000159" calcext:value-type="float">
            <text:p>4.52608609</text:p>
          </table:table-cell>
          <table:table-cell/>
          <table:table-cell table:formula="of:=(4.7+0.705*[.F5]^0.687)/(1+0.253*[.F5]^0.687)" office:value-type="float" office:value="3.90302284303375" calcext:value-type="float">
            <text:p>3.903022843</text:p>
          </table:table-cell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Particle Reynolds</text:p>
          </table:table-cell>
          <table:table-cell table:formula="of:=[.F2]*[.B8]/[.B1]" office:value-type="float" office:value="4.5" calcext:value-type="float">
            <text:p>4.5</text:p>
          </table:table-cell>
          <table:table-cell/>
          <table:table-cell table:formula="of:=4.45*[.F5]^(-0.1)" office:value-type="float" office:value="3.82637675840235" calcext:value-type="float">
            <text:p>3.8263767584</text:p>
          </table:table-cell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rchimedes</text:p>
          </table:table-cell>
          <table:table-cell table:formula="of:=[.B8]^3*[.B6]*([.B3]-[.B2])*[.B2]/[.B4]/[.B4]" office:value-type="float" office:value="125" calcext:value-type="float">
            <text:p>125</text:p>
          </table:table-cell>
          <table:table-cell/>
          <table:table-cell office:value-type="string" calcext:value-type="string">
            <text:p><text:s/></text:p>
          </table:table-cell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5" calcext:value-type="float">
            <text:p>0.0005</text:p>
          </table:table-cell>
          <table:table-cell table:number-columns-repeated="6"/>
        </table:table-row>
        <table:table-row table:style-name="ro1">
          <table:table-cell table:style-name="ce12"/>
          <table:table-cell table:number-columns-repeated="3"/>
          <table:table-cell office:value-type="string" calcext:value-type="string">
            <text:p>Solid Fraction</text:p>
          </table:table-cell>
          <table:table-cell office:value-type="string" calcext:value-type="string">
            <text:p>Number of Particles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X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01" calcext:value-type="float">
            <text:p>0.0001</text:p>
          </table:table-cell>
          <table:table-cell table:style-name="ce8" table:formula="of:=[.E10]*[.$B$15]/[.$B$16]" office:value-type="float" office:value="954.929658551372" calcext:value-type="float">
            <text:p>955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Y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01" calcext:value-type="float">
            <text:p>0.001</text:p>
          </table:table-cell>
          <table:table-cell table:style-name="ce8" table:formula="of:=[.E11]*[.$B$15]/[.$B$16]" office:value-type="float" office:value="9549.29658551372" calcext:value-type="float">
            <text:p>954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Z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02" calcext:value-type="float">
            <text:p>0.002</text:p>
          </table:table-cell>
          <table:table-cell table:style-name="ce8" table:formula="of:=[.E12]*[.$B$15]/[.$B$16]" office:value-type="float" office:value="19098.5931710274" calcext:value-type="float">
            <text:p>19099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004" calcext:value-type="float">
            <text:p>0.004</text:p>
          </table:table-cell>
          <table:table-cell table:style-name="ce8" table:formula="of:=[.E13]*[.$B$15]/[.$B$16]" office:value-type="float" office:value="38197.1863420549" calcext:value-type="float">
            <text:p>38197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01" calcext:value-type="float">
            <text:p>0.01</text:p>
          </table:table-cell>
          <table:table-cell table:style-name="ce8" table:formula="of:=[.E14]*[.$B$15]/[.$B$16]" office:value-type="float" office:value="95492.9658551372" calcext:value-type="float">
            <text:p>95493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[.B10]*[.B11]*[.B12]" office:value-type="float" office:value="0.000625" calcext:value-type="float">
            <text:p>0.000625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table:style-name="ce8" table:formula="of:=[.E15]*[.$B$15]/[.$B$16]" office:value-type="float" office:value="190985.931710274" calcext:value-type="float">
            <text:p>190986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654498469497874" calcext:value-type="float">
            <text:p>6.54498469497874E-011</text:p>
          </table:table-cell>
          <table:table-cell table:number-columns-repeated="2"/>
          <table:table-cell office:value-type="float" office:value="0.04" calcext:value-type="float">
            <text:p>0.04</text:p>
          </table:table-cell>
          <table:table-cell table:style-name="ce8" table:formula="of:=[.E16]*[.$B$15]/[.$B$16]" office:value-type="float" office:value="381971.863420549" calcext:value-type="float">
            <text:p>381972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06" calcext:value-type="float">
            <text:p>0.06</text:p>
          </table:table-cell>
          <table:table-cell table:style-name="ce8" table:formula="of:=[.E17]*[.$B$15]/[.$B$16]" office:value-type="float" office:value="572957.795130823" calcext:value-type="float">
            <text:p>572958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D/d=</text:p>
          </table:table-cell>
          <table:table-cell table:formula="of:=[.B10]/[.B8]" office:value-type="float" office:value="100" calcext:value-type="float">
            <text:p>100</text:p>
          </table:table-cell>
          <table:table-cell table:number-columns-repeated="2"/>
          <table:table-cell office:value-type="float" office:value="0.08" calcext:value-type="float">
            <text:p>0.08</text:p>
          </table:table-cell>
          <table:table-cell table:style-name="ce8" table:formula="of:=[.E18]*[.$B$15]/[.$B$16]" office:value-type="float" office:value="763943.726841098" calcext:value-type="float">
            <text:p>763944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3"/>
          <table:table-cell office:value-type="float" office:value="0.1" calcext:value-type="float">
            <text:p>0.1</text:p>
          </table:table-cell>
          <table:table-cell table:style-name="ce8" table:formula="of:=[.E19]*[.$B$15]/[.$B$16]" office:value-type="float" office:value="954929.658551372" calcext:value-type="float">
            <text:p>954930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table:style-name="ce8" table:formula="of:=[.E20]*[.$B$15]/[.$B$16]" office:value-type="float" office:value="1432394.48782706" calcext:value-type="float">
            <text:p>143239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style-name="ce8" table:formula="of:=[.E21]*[.$B$15]/[.$B$16]" office:value-type="float" office:value="1909859.31710274" calcext:value-type="float">
            <text:p>1909859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26]*[.B28]" office:value-type="float" office:value="0.0005" calcext:value-type="float">
            <text:p>0.0005</text:p>
          </table:table-cell>
          <table:table-cell/>
          <table:table-cell office:value-type="string" calcext:value-type="string">
            <text:p>OK?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25]/[.B26])=[.B28]" office:value-type="boolean" office:boolean-value="true" calcext:value-type="boolean">
            <text:p>TR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0] *2 * (1+[.B21])) / (0.1631*[.B21] + 0.8756)" office:value-type="float" office:value="0.0000209043321102051" calcext:value-type="float">
            <text:p>2.09043321102051E-005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5" calcext:value-type="float">
            <text:p>0.0000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it time step</text:p>
          </table:table-cell>
          <table:table-cell table:formula="of:=[.B3]*[.B8]*[.B8]/72/[.B1]/[.B2]" office:value-type="float" office:value="0.00381944444444444" calcext:value-type="float">
            <text:p>0.003819444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3/500*[.B32]/60/60" office:value-type="float" office:value="1.33333333333333" calcext:value-type="float">
            <text:p>1.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1]/[.B28]" office:value-type="float" office:value="800000" calcext:value-type="float">
            <text:p>8.00E+005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16]" office:value-type="float" office:value="0.0000000719948316447661" calcext:value-type="float">
            <text:p>7.20E-0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4]*[.B6]" office:value-type="float" office:value="0.000000719948316447661" calcext:value-type="float">
            <text:p>7.19948316447661E-007</text:p>
          </table:table-cell>
          <table:table-cell table:number-columns-repeated="6"/>
        </table:table-row>
        <table:table-row table:style-name="ro1" table:number-rows-repeated="104854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ayleighTaylor" table:style-name="ta1">
        <table:table-column table:style-name="co9" table:default-cell-style-name="ce12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3" table:formula="of:=[.B6]/[.B2]" office:value-type="float" office:value="0.02" calcext:value-type="float">
            <text:p>2.00E-002</text:p>
          </table:table-cell>
          <table:table-cell table:number-columns-repeated="3"/>
          <table:table-cell office:value-type="string" calcext:value-type="string">
            <text:p>m/s</text:p>
          </table:table-cell>
          <table:table-cell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8]*[.B10]^2/18/[.B6]" office:value-type="float" office:value="0.00009" calcext:value-type="float">
            <text:p>0.00009</text:p>
          </table:table-cell>
          <table:table-cell office:value-type="string" calcext:value-type="string">
            <text:p>Stokes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370" calcext:value-type="float">
            <text:p>37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string" calcext:value-type="string">
            <text:p>Vol frac</text:p>
          </table:table-cell>
          <table:table-cell office:value-type="string" calcext:value-type="string">
            <text:p>Rho solid</text:p>
          </table:table-cell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Density mixture</text:p>
          </table:table-cell>
          <table:table-cell table:formula="of:=(1-[.B4])*[.B2]+[.B4]*[.B3]" office:value-type="float" office:value="28" calcext:value-type="float">
            <text:p>28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90" calcext:value-type="float">
            <text:p>90</text:p>
          </table:table-cell>
          <table:table-cell office:value-type="float" office:value="0.1667" calcext:value-type="float">
            <text:p>0.1667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70" calcext:value-type="float">
            <text:p>170</text:p>
          </table:table-cell>
          <table:table-cell office:value-type="float" office:value="0.2857" calcext:value-type="float">
            <text:p>0.2857</text:p>
          </table:table-cell>
          <table:table-cell/>
        </table:table-row>
        <table:table-row table:style-name="ro1">
          <table:table-cell office:value-type="string" calcext:value-type="string">
            <text:p>Atwood</text:p>
          </table:table-cell>
          <table:table-cell table:formula="of:=([.B5]-[.B2])/([.B5]+[.B2])" office:value-type="float" office:value="0.473684210526316" calcext:value-type="float">
            <text:p>0.4736842105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370" calcext:value-type="float">
            <text:p>370</text:p>
          </table:table-cell>
          <table:table-cell office:value-type="float" office:value="0.4737" calcext:value-type="float">
            <text:p>0.4737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p (m)</text:p>
          </table:table-cell>
          <table:table-cell table:formula="of:=[.B9]*10^(-6)" office:value-type="float" office:value="0.0003" calcext:value-type="float">
            <text:p>0.0003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dX</text:p>
          </table:table-cell>
          <table:table-cell table:formula="of:=[.B12]/[.B16]" office:value-type="float" office:value="0.004" calcext:value-type="float">
            <text:p>0.004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dX/dp</text:p>
          </table:table-cell>
          <table:table-cell table:formula="of:=[.B17]/[.B10]" office:value-type="float" office:value="13.3333333333333" calcext:value-type="float">
            <text:p>13.3333333333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Volume of liquid</text:p>
          </table:table-cell>
          <table:table-cell table:formula="of:=[.B12]*[.B13]*[.B14]" office:value-type="float" office:value="0.001" calcext:value-type="float">
            <text:p>0.00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10]/2)^3 * PI() / 3" office:value-type="float" office:value="0.0000000000141371669411541" calcext:value-type="float">
            <text:p>1.41371669411541E-011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3" table:formula="of:=[.B22]/[.B23]*[.B4]" office:value-type="float" office:value="3536776.51315323" calcext:value-type="float">
            <text:p>3.54E+006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2">
          <table:table-cell table:number-columns-repeated="5"/>
          <table:table-cell table:style-name="ce8"/>
          <table:table-cell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100" calcext:value-type="float">
            <text:p>1.00E+002</text:p>
          </table:table-cell>
          <table:table-cell table:number-columns-repeated="3"/>
          <table:table-cell table:style-name="ce8"/>
          <table:table-cell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table:formula="of:=[.B33]*[.B35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2]/[.B33])=[.B35]" office:value-type="boolean" office:boolean-value="true" calcext:value-type="boolean">
            <text:p>TRUE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10]/2 * SQRT([.B3]/[.B27] *2 * (1+[.B28])) / (0.1631*[.B28] + 0.8756)" office:value-type="float" office:value="0.00156400726329692" calcext:value-type="float">
            <text:p>0.0015640073</text:p>
          </table:table-cell>
          <table:table-cell/>
          <table:table-cell table:style-name="ce4"/>
          <table:table-cell table:number-columns-repeated="3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38]/[.B35]" office:value-type="float" office:value="500000" calcext:value-type="float">
            <text:p>5.00E+0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23]" office:value-type="float" office:value="0.000000005230751768227" calcext:value-type="float">
            <text:p>5.23E-009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41]*[.B8]" office:value-type="float" office:value="0.00000005230751768227" calcext:value-type="float">
            <text:p>5.230751768227E-008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6"/>
        </table:table-row>
      </table:table>
      <table:table table:name="couetteVisc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24631.875" calcext:value-type="float">
            <text:p>24631.8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49263.75" calcext:value-type="float">
            <text:p>49263.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73895.625" calcext:value-type="float">
            <text:p>73895.6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98527.5" calcext:value-type="float">
            <text:p>98527.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380248321694017" calcext:value-type="float">
            <text:p>0.380248321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123159.375" calcext:value-type="float">
            <text:p>123159.3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16.5408019936898" calcext:value-type="float">
            <text:p>16.5408019937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47791.25" calcext:value-type="float">
            <text:p>147791.2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72423.125" calcext:value-type="float">
            <text:p>172423.12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97055" calcext:value-type="float">
            <text:p>19705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1]*[.B11]-[.B12]*[.B12])*PI()*[.B13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221686.875" calcext:value-type="float">
            <text:p>221686.8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246318.75" calcext:value-type="float">
            <text:p>246318.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246318.75" calcext:value-type="float">
            <text:p>2.4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2"/>
          <table:table-cell table:number-columns-repeated="6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37" calcext:value-type="float">
            <text:p>0.37</text:p>
          </table:table-cell>
          <table:table-cell table:formula="of:=2.65*([.E29]+1)-(5.3-3.5*[.E29])*[.E29]*[.E29]*EXP(-(1.5/2))" office:value-type="float" office:value="3.37150874081367" calcext:value-type="float">
            <text:p>3.3715087408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5.42072117481778" calcext:value-type="float">
            <text:p>5.4207211748</text:p>
          </table:table-cell>
          <table:table-cell table:formula="of:=[.B29]/[.H29]" office:value-type="float" office:value="0.0000096912074314723" calcext:value-type="float">
            <text:p>9.6912074314723E-006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couetteSmallGapVisc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0423011844331641" calcext:value-type="float">
            <text:p>4.2301E-005</text:p>
          </table:table-cell>
          <table:table-cell/>
          <table:table-cell office:value-type="string" calcext:value-type="string">
            <text:p>Reference torque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05" calcext:value-type="float">
            <text:p>0.05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4" calcext:value-type="float">
            <text:p>0.0004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2" calcext:value-type="float">
            <text:p>0.0002</text:p>
          </table:table-cell>
          <table:table-cell table:number-columns-repeated="10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Lancé en ce mome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Rendu à</text:p>
          </table:table-cell>
          <table:table-cell office:value-type="string" calcext:value-type="string">
            <text:p>Relanceur ok?</text:p>
          </table:table-cell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138" calcext:value-type="float">
            <text:p>0.0138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17625" calcext:value-type="float">
            <text:p>176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2]/[.B11]" office:value-type="float" office:value="0.579831932773109" calcext:value-type="float">
            <text:p>0.5798319328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37824" calcext:value-type="float">
            <text:p>0.0037824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35250" calcext:value-type="float">
            <text:p>3525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52875" calcext:value-type="float">
            <text:p>5287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601987656750785" calcext:value-type="float">
            <text:p>0.0006019877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70500" calcext:value-type="float">
            <text:p>70500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819910443652724" calcext:value-type="float">
            <text:p>0.8199104437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88125" calcext:value-type="float">
            <text:p>881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2.38" calcext:value-type="float">
            <text:p>2.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20.4977610913181" calcext:value-type="float">
            <text:p>20.4977610913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105750" calcext:value-type="float">
            <text:p>105750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123375" calcext:value-type="float">
            <text:p>123375</text:p>
          </table:table-cell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141000" calcext:value-type="float">
            <text:p>14100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1]*[.B11]-[.B12]*[.B12])*PI()*[.B13]" office:value-type="float" office:value="0.0000118123883774976" calcext:value-type="float">
            <text:p>1.18123883774976E-00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158625" calcext:value-type="float">
            <text:p>158625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0335103216382911" calcext:value-type="float">
            <text:p>3.35103216382911E-011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176250" calcext:value-type="float">
            <text:p>176250</text:p>
          </table:table-cell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176250" calcext:value-type="float">
            <text:p>1.763E+005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0396092001764601" calcext:value-type="float">
            <text:p>3.96092001764601E-008</text:p>
          </table:table-cell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6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2"/>
          <table:table-cell table:number-columns-repeated="6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/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" office:value-type="float" office:value="0.0000525333333333333" calcext:value-type="float">
            <text:p>5.25333333333333E-005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formula="of:=2.65*([.E29]+1)-(5.3-3.5*[.E29])*[.E29]*[.E29]*EXP(-(1.5/2))" office:value-type="float" office:value="3.41524327108961" calcext:value-type="float">
            <text:p>3.4152432711</text:p>
          </table:table-cell>
          <table:table-cell office:value-type="float" office:value="3.7" calcext:value-type="float">
            <text:p>3.7</text:p>
          </table:table-cell>
          <table:table-cell table:formula="of:=[.E29]^(2-[.G29])" office:value-type="float" office:value="4.74786120582734" calcext:value-type="float">
            <text:p>4.7478612058</text:p>
          </table:table-cell>
          <table:table-cell table:formula="of:=[.B29]/[.H29]" office:value-type="float" office:value="0.0000110646312214974" calcext:value-type="float">
            <text:p>1.10646312214974E-005</text:p>
          </table:table-cell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186361150452152" calcext:value-type="float">
            <text:p>1.86361150452152E-005</text:p>
          </table:table-cell>
          <table:table-cell/>
          <table:table-cell table:style-name="ce4"/>
          <table:table-cell table:number-columns-repeated="8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0396092001764601" calcext:value-type="float">
            <text:p>3.96E-0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.000000396092001764601" calcext:value-type="float">
            <text:p>3.96092001764601E-007</text:p>
          </table:table-cell>
          <table:table-cell table:number-columns-repeated="10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lateViscometer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3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office:value-type="float" office:value="0.001" calcext:value-type="float">
            <text:p>1.0000E-003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[.B1]/[.B13]/[.B13]" office:value-type="float" office:value="10" calcext:value-type="float">
            <text:p>10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1" calcext:value-type="float">
            <text:p>0.001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5" calcext:value-type="float">
            <text:p>0.0005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Velocity</text:p>
          </table:table-cell>
          <table:table-cell office:value-type="float" office:value="0.01" calcext:value-type="float">
            <text:p>0.01</text:p>
          </table:table-cell>
          <table:table-cell table:number-columns-repeated="9"/>
        </table:table-row>
        <table:table-row table:style-name="ro1">
          <table:table-cell table:style-name="ce12" office:value-type="string" calcext:value-type="string">
            <text:p>LX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/>
          <table:table-cell office:value-type="string" calcext:value-type="string">
            <text:p>Vel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Shield</text:p>
          </table:table-cell>
        </table:table-row>
        <table:table-row table:style-name="ro1">
          <table:table-cell table:style-name="ce12" office:value-type="string" calcext:value-type="string">
            <text:p>LY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  <table:table-cell table:style-name="ce8"/>
          <table:table-cell office:value-type="float" office:value="0" calcext:value-type="float">
            <text:p>0</text:p>
          </table:table-cell>
          <table:table-cell table:formula="of:=[.$B$23]*[.G12]/[.$B$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I12]/[.$B$13]" office:value-type="float" office:value="0" calcext:value-type="float">
            <text:p>0</text:p>
          </table:table-cell>
          <table:table-cell table:formula="of:=[.J12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formula="of:=[.G12]+0.05" office:value-type="float" office:value="0.05" calcext:value-type="float">
            <text:p>0.05</text:p>
          </table:table-cell>
          <table:table-cell table:formula="of:=[.$B$23]*[.G13]/[.$B$4]" office:value-type="float" office:value="596.831036594608" calcext:value-type="float">
            <text:p>596.8310365946</text:p>
          </table:table-cell>
          <table:table-cell office:value-type="float" office:value="0.001" calcext:value-type="float">
            <text:p>0.001</text:p>
          </table:table-cell>
          <table:table-cell table:formula="of:=[.I13]/[.$B$13]" office:value-type="float" office:value="0.1" calcext:value-type="float">
            <text:p>0.1</text:p>
          </table:table-cell>
          <table:table-cell table:formula="of:=[.J13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gamma</text:p>
          </table:table-cell>
          <table:table-cell table:formula="of:=[.B10]/[.B13]" office:value-type="float" office:value="1" calcext:value-type="float">
            <text:p>1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" office:value-type="float" office:value="0.001" calcext:value-type="float">
            <text:p>0.001</text:p>
          </table:table-cell>
          <table:table-cell table:style-name="ce8"/>
          <table:table-cell table:formula="of:=[.G13]+0.05" office:value-type="float" office:value="0.1" calcext:value-type="float">
            <text:p>0.1</text:p>
          </table:table-cell>
          <table:table-cell table:formula="of:=[.$B$23]*[.G14]/[.$B$4]" office:value-type="float" office:value="1193.66207318922" calcext:value-type="float">
            <text:p>1193.6620731892</text:p>
          </table:table-cell>
          <table:table-cell office:value-type="float" office:value="0.01" calcext:value-type="float">
            <text:p>0.01</text:p>
          </table:table-cell>
          <table:table-cell table:formula="of:=[.I14]/[.$B$13]" office:value-type="float" office:value="1" calcext:value-type="float">
            <text:p>1</text:p>
          </table:table-cell>
          <table:table-cell table:formula="of:=[.J14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/>
          <table:table-cell table:formula="of:=[.G14]+0.05" office:value-type="float" office:value="0.15" calcext:value-type="float">
            <text:p>0.15</text:p>
          </table:table-cell>
          <table:table-cell table:formula="of:=[.$B$23]*[.G15]/[.$B$4]" office:value-type="float" office:value="1790.49310978382" calcext:value-type="float">
            <text:p>1790.4931097838</text:p>
          </table:table-cell>
          <table:table-cell office:value-type="float" office:value="0.05" calcext:value-type="float">
            <text:p>0.05</text:p>
          </table:table-cell>
          <table:table-cell table:formula="of:=[.I15]/[.$B$13]" office:value-type="float" office:value="5" calcext:value-type="float">
            <text:p>5</text:p>
          </table:table-cell>
          <table:table-cell table:formula="of:=[.J15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3]/[.B15]" office:value-type="float" office:value="0.0005" calcext:value-type="float">
            <text:p>0.0005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1" calcext:value-type="float">
            <text:p>0.1</text:p>
          </table:table-cell>
          <table:table-cell table:style-name="ce8"/>
          <table:table-cell table:formula="of:=[.G15]+0.05" office:value-type="float" office:value="0.2" calcext:value-type="float">
            <text:p>0.2</text:p>
          </table:table-cell>
          <table:table-cell table:formula="of:=[.$B$23]*[.G16]/[.$B$4]" office:value-type="float" office:value="2387.32414637843" calcext:value-type="float">
            <text:p>2387.3241463784</text:p>
          </table:table-cell>
          <table:table-cell table:formula="of:=[.I15]+0.05" office:value-type="float" office:value="0.1" calcext:value-type="float">
            <text:p>0.1</text:p>
          </table:table-cell>
          <table:table-cell table:formula="of:=[.I16]/[.$B$13]" office:value-type="float" office:value="10" calcext:value-type="float">
            <text:p>10</text:p>
          </table:table-cell>
          <table:table-cell table:formula="of:=[.J16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00025" calcext:value-type="float">
            <text:p>0.00025</text:p>
          </table:table-cell>
          <table:table-cell table:style-name="ce8"/>
          <table:table-cell table:formula="of:=[.G16]+0.05" office:value-type="float" office:value="0.25" calcext:value-type="float">
            <text:p>0.25</text:p>
          </table:table-cell>
          <table:table-cell table:formula="of:=[.$B$23]*[.G17]/[.$B$4]" office:value-type="float" office:value="2984.15518297304" calcext:value-type="float">
            <text:p>2984.155182973</text:p>
          </table:table-cell>
          <table:table-cell table:formula="of:=[.I16]+0.2" office:value-type="float" office:value="0.3" calcext:value-type="float">
            <text:p>0.3</text:p>
          </table:table-cell>
          <table:table-cell table:formula="of:=[.I17]/[.$B$13]" office:value-type="float" office:value="30" calcext:value-type="float">
            <text:p>30</text:p>
          </table:table-cell>
          <table:table-cell table:formula="of:=[.J17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0.5" calcext:value-type="float">
            <text:p>0.5</text:p>
          </table:table-cell>
          <table:table-cell/>
          <table:table-cell office:value-type="string" calcext:value-type="string">
            <text:p>Re</text:p>
          </table:table-cell>
          <table:table-cell table:formula="of:=[.B10]/[.B1]*[.B13]" office:value-type="float" office:value="0.1" calcext:value-type="float">
            <text:p>0.1</text:p>
          </table:table-cell>
          <table:table-cell table:style-name="ce16"/>
          <table:table-cell table:formula="of:=[.G17]+0.05" office:value-type="float" office:value="0.3" calcext:value-type="float">
            <text:p>0.3</text:p>
          </table:table-cell>
          <table:table-cell table:formula="of:=[.$B$23]*[.G18]/[.$B$4]" office:value-type="float" office:value="3580.98621956765" calcext:value-type="float">
            <text:p>3580.9862195677</text:p>
          </table:table-cell>
          <table:table-cell table:formula="of:=[.I17]+0.2" office:value-type="float" office:value="0.5" calcext:value-type="float">
            <text:p>0.5</text:p>
          </table:table-cell>
          <table:table-cell table:formula="of:=[.I18]/[.$B$13]" office:value-type="float" office:value="50" calcext:value-type="float">
            <text:p>50</text:p>
          </table:table-cell>
          <table:table-cell table:formula="of:=[.J18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par per mesh</text:p>
          </table:table-cell>
          <table:table-cell table:formula="of:=[.H22]/(20*25)" office:value-type="float" office:value="11.9366207318922" calcext:value-type="float">
            <text:p>11.9366207319</text:p>
          </table:table-cell>
          <table:table-cell table:style-name="ce8"/>
          <table:table-cell table:formula="of:=[.G18]+0.05" office:value-type="float" office:value="0.35" calcext:value-type="float">
            <text:p>0.35</text:p>
          </table:table-cell>
          <table:table-cell table:formula="of:=[.$B$23]*[.G19]/[.$B$4]" office:value-type="float" office:value="4177.81725616226" calcext:value-type="float">
            <text:p>4177.8172561623</text:p>
          </table:table-cell>
          <table:table-cell table:formula="of:=[.I18]+0.2" office:value-type="float" office:value="0.7" calcext:value-type="float">
            <text:p>0.7</text:p>
          </table:table-cell>
          <table:table-cell table:formula="of:=[.I19]/[.$B$13]" office:value-type="float" office:value="70" calcext:value-type="float">
            <text:p>70</text:p>
          </table:table-cell>
          <table:table-cell table:formula="of:=[.J19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formula="of:=[.G19]+0.05" office:value-type="float" office:value="0.4" calcext:value-type="float">
            <text:p>0.4</text:p>
          </table:table-cell>
          <table:table-cell table:formula="of:=[.$B$23]*[.G20]/[.$B$4]" office:value-type="float" office:value="4774.64829275686" calcext:value-type="float">
            <text:p>4774.6482927569</text:p>
          </table:table-cell>
          <table:table-cell table:formula="of:=[.I19]+0.2" office:value-type="float" office:value="0.9" calcext:value-type="float">
            <text:p>0.9</text:p>
          </table:table-cell>
          <table:table-cell table:formula="of:=[.I20]/[.$B$13]" office:value-type="float" office:value="90" calcext:value-type="float">
            <text:p>90</text:p>
          </table:table-cell>
          <table:table-cell table:formula="of:=[.J20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[.B11]*[.B12]*[.B13]" office:value-type="float" office:value="0.00000625" calcext:value-type="float">
            <text:p>0.00000625</text:p>
          </table:table-cell>
          <table:table-cell table:number-columns-repeated="3"/>
          <table:table-cell table:style-name="ce8"/>
          <table:table-cell table:formula="of:=[.G20]+0.05" office:value-type="float" office:value="0.45" calcext:value-type="float">
            <text:p>0.45</text:p>
          </table:table-cell>
          <table:table-cell table:formula="of:=[.$B$23]*[.G21]/[.$B$4]" office:value-type="float" office:value="5371.47932935147" calcext:value-type="float">
            <text:p>5371.4793293515</text:p>
          </table:table-cell>
          <table:table-cell office:value-type="float" office:value="1" calcext:value-type="float">
            <text:p>1</text:p>
          </table:table-cell>
          <table:table-cell table:formula="of:=[.I21]/[.$B$13]" office:value-type="float" office:value="100" calcext:value-type="float">
            <text:p>100</text:p>
          </table:table-cell>
          <table:table-cell table:formula="of:=[.J21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523598775598299" calcext:value-type="float">
            <text:p>5.23598775598299E-010</text:p>
          </table:table-cell>
          <table:table-cell table:number-columns-repeated="3"/>
          <table:table-cell table:style-name="ce8"/>
          <table:table-cell table:formula="of:=[.G21]+0.05" office:value-type="float" office:value="0.5" calcext:value-type="float">
            <text:p>0.5</text:p>
          </table:table-cell>
          <table:table-cell table:formula="of:=[.$B$23]*[.G22]/[.$B$4]" office:value-type="float" office:value="5968.31036594608" calcext:value-type="float">
            <text:p>5968.3103659461</text:p>
          </table:table-cell>
          <table:table-cell table:formula="of:=[.I21]+0.2" office:value-type="float" office:value="1.2" calcext:value-type="float">
            <text:p>1.2</text:p>
          </table:table-cell>
          <table:table-cell table:formula="of:=[.I22]/[.$B$13]" office:value-type="float" office:value="120" calcext:value-type="float">
            <text:p>120</text:p>
          </table:table-cell>
          <table:table-cell table:formula="of:=[.J22]/([.$B$8]/2)/[.$B$6]/([.$B$3]-[.$B$2])*[.$B$5]" office:value-type="string" office:string-value="" calcext:value-type="error">
            <text:p>#DIV/0!</text:p>
          </table:table-cell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5968.31036594608" calcext:value-type="float">
            <text:p>5.968E+003</text:p>
          </table:table-cell>
          <table:table-cell table:number-columns-repeated="3"/>
          <table:table-cell table:style-name="ce8"/>
          <table:table-cell office:value-type="float" office:value="0.55" calcext:value-type="float">
            <text:p>0.55</text:p>
          </table:table-cell>
          <table:table-cell table:formula="of:=[.$B$23]*[.G23]/[.$B$4]" office:value-type="float" office:value="6565.14140254069" calcext:value-type="float">
            <text:p>6565.1414025407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0523598775598299" calcext:value-type="float">
            <text:p>5.23598775598299E-007</text:p>
          </table:table-cell>
          <table:table-cell table:number-columns-repeated="3"/>
          <table:table-cell table:style-name="ce8"/>
          <table:table-cell office:value-type="float" office:value="0.575" calcext:value-type="float">
            <text:p>0.575</text:p>
          </table:table-cell>
          <table:table-cell table:formula="of:=[.$B$23]*[.G24]/[.$B$4]" office:value-type="float" office:value="6863.55692083799" calcext:value-type="float">
            <text:p>6863.556920838</text:p>
          </table:table-cell>
          <table:table-cell table:number-columns-repeated="3"/>
        </table:table-row>
        <table:table-row table:style-name="ro1">
          <table:table-cell table:style-name="ce12"/>
          <table:table-cell table:number-columns-repeated="4"/>
          <table:table-cell table:style-name="ce8"/>
          <table:table-cell office:value-type="float" office:value="0.6" calcext:value-type="float">
            <text:p>0.6</text:p>
          </table:table-cell>
          <table:table-cell table:formula="of:=[.$B$23]*[.G25]/[.$B$4]" office:value-type="float" office:value="7161.9724391353" calcext:value-type="float">
            <text:p>7161.9724391353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" calcext:value-type="float">
            <text:p>1.00E+006</text:p>
          </table:table-cell>
          <table:table-cell table:number-columns-repeated="3"/>
          <table:table-cell table:style-name="ce12"/>
          <table:table-cell office:value-type="float" office:value="0.61" calcext:value-type="float">
            <text:p>0.61</text:p>
          </table:table-cell>
          <table:table-cell table:formula="of:=[.$B$23]*[.G26]/[.$B$4]" office:value-type="float" office:value="7281.33864645422" calcext:value-type="float">
            <text:p>7281.3386464542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 office:value-type="float" office:value="0.62" calcext:value-type="float">
            <text:p>6.20E-001</text:p>
          </table:table-cell>
          <table:table-cell table:formula="of:=[.$B$23]*[.G27]/[.$B$4]" office:value-type="float" office:value="7400.70485377314" calcext:value-type="float">
            <text:p>7400.7048537731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0.63" calcext:value-type="float">
            <text:p>0.63</text:p>
          </table:table-cell>
          <table:table-cell table:formula="of:=[.$B$23]*[.G28]/[.$B$4]" office:value-type="float" office:value="7520.07106109206" calcext:value-type="float">
            <text:p>7520.07106109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b criteria</text:p>
          </table:table-cell>
          <table:table-cell table:formula="of:=[.B3]*[.B8]*[.B8]/(72*[.B5])*4" office:value-type="float" office:value="0.0000555555555555556" calcext:value-type="float">
            <text:p>5.55555555555556E-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2]*[.B34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office:value-type="string" calcext:value-type="string">
            <text:p>Beta Di felice</text:p>
          </table:table-cell>
          <table:table-cell office:value-type="string" calcext:value-type="string">
            <text:p>Facteur CD</text:p>
          </table:table-cell>
          <table:table-cell office:value-type="string" calcext:value-type="string">
            <text:p>Coupling stability der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1]/[.B32])=[.B34]"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formula="of:=2.65*([.E32]+1)-(5.3-3.5*[.E32])*[.E32]*[.E32]*EXP(-(1.5/2))" office:value-type="float" office:value="4.44974020506617" calcext:value-type="float">
            <text:p>4.4497402051</text:p>
          </table:table-cell>
          <table:table-cell office:value-type="float" office:value="3.7" calcext:value-type="float">
            <text:p>3.7</text:p>
          </table:table-cell>
          <table:table-cell table:formula="of:=[.E32]^(2-[.G32])" office:value-type="float" office:value="1" calcext:value-type="float">
            <text:p>1</text:p>
          </table:table-cell>
          <table:table-cell table:formula="of:=[.B29]/[.H32]" office:value-type="float" office:value="0.0000555555555555556" calcext:value-type="float">
            <text:p>5.55555555555556E-0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9]/2 * SQRT([.B3]/[.B26] *2 * (1+[.B27])) / (0.1631*[.B27] + 0.8756)" office:value-type="float" office:value="0.0000428535350373727" calcext:value-type="float">
            <text:p>4.28535350373727E-005</text:p>
          </table:table-cell>
          <table:table-cell/>
          <table:table-cell table:style-name="ce4"/>
          <table:table-cell table:number-columns-repeated="7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500000" calcext:value-type="float">
            <text:p>5.00E+00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0523598775598299" calcext:value-type="float">
            <text:p>5.24E-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Phillips" table:style-name="ta1">
        <table:table-column table:style-name="co9" table:default-cell-style-name="Default"/>
        <table:table-column table:style-name="co17" table:default-cell-style-name="Default"/>
        <table:table-column table:style-name="co2" table:number-columns-repeated="7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3" table:formula="of:=[.B5]/[.B2]" office:value-type="float" office:value="0.0038409475465313" calcext:value-type="float">
            <text:p>3.84E-003</text:p>
          </table:table-cell>
          <table:table-cell table:number-columns-repeated="3"/>
          <table:table-cell office:value-type="string" calcext:value-type="string">
            <text:p>m/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2"/>
          <table:table-cell office:value-type="string" calcext:value-type="string">
            <text:p>Terminal Velocity</text:p>
          </table:table-cell>
          <table:table-cell table:formula="of:=([.B3]-[.B2])*[.B6]*[.B8]^2/18/[.B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Maillage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Viscosité</text:p>
          </table:table-cell>
          <table:table-cell/>
          <table:table-cell office:value-type="string" calcext:value-type="string">
            <text:p>Einstein</text:p>
          </table:table-cell>
          <table:table-cell office:value-type="string" calcext:value-type="string">
            <text:p>Expended</text:p>
          </table:table-cell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table:formula="of:=[.B5]*4*PI()*[.B9]*[.B10]*[.B10]*[.B12]*([.B13]*[.B13])/(1-[.B13]*[.B13])" office:value-type="float" office:value="0.000308377624024912" calcext:value-type="float">
            <text:p>0.0003083776</text:p>
          </table:table-cell>
          <table:table-cell table:formula="of:=4.54" office:value-type="float" office:value="4.54" calcext:value-type="float">
            <text:p>4.54</text:p>
          </table:table-cell>
          <table:table-cell/>
          <table:table-cell table:formula="of:=[.F5]*(1+0.25)" office:value-type="float" office:value="5.675" calcext:value-type="float">
            <text:p>5.675</text:p>
          </table:table-cell>
          <table:table-cell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00366" calcext:value-type="float">
            <text:p>0.000366</text:p>
          </table:table-cell>
          <table:table-cell table:formula="of:=[.E6]*[.$F$5]/[.$E$5]" office:value-type="float" office:value="5.3883286936077" calcext:value-type="float">
            <text:p>5.3883286936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675" calcext:value-type="float">
            <text:p>67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0034" calcext:value-type="float">
            <text:p>0.00034</text:p>
          </table:table-cell>
          <table:table-cell table:formula="of:=[.E7]*[.$F$5]/[.$E$5]" office:value-type="float" office:value="5.00555124542792" calcext:value-type="float">
            <text:p>5.0055512454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0675" calcext:value-type="float">
            <text:p>0.000675</text:p>
          </table:table-cell>
          <table:table-cell table:number-columns-repeated="2"/>
          <table:table-cell office:value-type="float" office:value="0.000367" calcext:value-type="float">
            <text:p>0.000367</text:p>
          </table:table-cell>
          <table:table-cell table:formula="of:=[.E8]*[.$F$5]/[.$E$5]" office:value-type="float" office:value="5.40305090315308" calcext:value-type="float">
            <text:p>5.4030509032</text:p>
          </table:table-cell>
          <table:table-cell table:formula="of:=[.F8]/[.F5]" office:value-type="float" office:value="1.19009931787513" calcext:value-type="float">
            <text:p>1.190099317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office:value-type="float" office:value="12.2422" calcext:value-type="float">
            <text:p>12.2422</text:p>
          </table:table-cell>
          <table:table-cell table:number-columns-repeated="2"/>
          <table:table-cell office:value-type="float" office:value="0.00063" calcext:value-type="float">
            <text:p>0.00063</text:p>
          </table:table-cell>
          <table:table-cell table:formula="of:=[.E9]*[.$F$5]/[.$E$5]" office:value-type="float" office:value="9.27499201358703" calcext:value-type="float">
            <text:p>9.2749920136</text:p>
          </table:table-cell>
          <table:table-cell table:formula="of:=[.F9]/[.F6]" office:value-type="float" office:value="1.72131147540984" calcext:value-type="float">
            <text:p>1.721311475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1" calcext:value-type="float">
            <text:p>0.01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1]/[.B10]" office:value-type="float" office:value="0.26890756302521" calcext:value-type="float">
            <text:p>0.268907563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0]/[.B14]" office:value-type="float" office:value="0.000952" calcext:value-type="float">
            <text:p>0.000952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5]/[.B8]" office:value-type="float" office:value="1.41037037037037" calcext:value-type="float">
            <text:p>1.41037037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2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0]*[.B10]-[.B11]*[.B11])*PI()*[.B12]" office:value-type="float" office:value="0.0000165084410760836" calcext:value-type="float">
            <text:p>1.65084410760836E-00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0161031167189083" calcext:value-type="float">
            <text:p>1.61031167189083E-010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0]/[.B21]*[.B4]" office:value-type="float" office:value="51258.5276634659" calcext:value-type="float">
            <text:p>5.126E+004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2">
          <table:table-cell table:style-name="ce12"/>
          <table:table-cell table:number-columns-repeated="4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8"/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Fluid time step</text:p>
          </table:table-cell>
          <table:table-cell table:formula="of:=[.B31]*[.B33]" office:value-type="float" office:value="0.0002" calcext:value-type="float">
            <text:p>0.0002</text:p>
          </table:table-cell>
          <table:table-cell/>
          <table:table-cell office:value-type="string" calcext:value-type="string">
            <text:p>OK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 table:formula="of:=([.B30]/[.B31])=[.B33]" office:value-type="boolean" office:boolean-value="true" calcext:value-type="boolean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5] *2 * (1+[.B26])) / (0.1631*[.B26] + 0.8756)" office:value-type="float" office:value="0.0000281283435523853" calcext:value-type="float">
            <text:p>2.81283435523853E-00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string" calcext:value-type="string">
            <text:p>Solid time step</text:p>
          </table:table-cell>
          <table:table-cell office:value-type="float" office:value="0.000002" calcext:value-type="float">
            <text:p>0.000002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6]/[.B33]" office:value-type="float" office:value="500000" calcext:value-type="float">
            <text:p>5.00E+005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1]" office:value-type="float" office:value="0.000000190338839617496" calcext:value-type="float">
            <text:p>1.90E-0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39]*[.B6]" office:value-type="float" office:value="0.00000190338839617496" calcext:value-type="float">
            <text:p>1.90338839617496E-006</text:p>
          </table:table-cell>
          <table:table-cell table:number-columns-repeated="7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etlow" table:style-name="ta1">
        <table:table-column table:style-name="co2" table:number-columns-repeated="3" table:default-cell-style-name="Default"/>
        <table:table-column table:style-name="co10" table:default-cell-style-name="Default"/>
        <table:table-column table:style-name="co2" table:number-columns-repeated="4" table:default-cell-style-name="Default"/>
        <table:table-column table:style-name="co10" table:number-columns-repeated="2" table:default-cell-style-name="Default"/>
        <table:table-row table:style-name="ro1">
          <table:table-cell table:style-name="ce12" office:value-type="string" calcext:value-type="string">
            <text:p>Kinematic viscosity</text:p>
          </table:table-cell>
          <table:table-cell table:style-name="ce14" table:formula="of:=[.B5]/[.B2]" office:value-type="float" office:value="0.0000846023688663282" calcext:value-type="float">
            <text:p>8.4602E-00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</text:p>
          </table:table-cell>
          <table:table-cell office:value-type="float" office:value="1182" calcext:value-type="float">
            <text:p>1182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ho solide</text:p>
          </table:table-cell>
          <table:table-cell office:value-type="float" office:value="1182" calcext:value-type="float">
            <text:p>1182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Dynamic Viscosity</text:p>
          </table:table-cell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dp (micron)</text:p>
          </table:table-cell>
          <table:table-cell office:value-type="float" office:value="1497" calcext:value-type="float">
            <text:p>1497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dp (m)</text:p>
          </table:table-cell>
          <table:table-cell table:formula="of:=[.B7]*10^(-6)" office:value-type="float" office:value="0.001497" calcext:value-type="float">
            <text:p>0.001497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radius</text:p>
          </table:table-cell>
          <table:table-cell table:formula="of:=[.B8]/2" office:value-type="float" office:value="0.0007485" calcext:value-type="float">
            <text:p>0.0007485</text:p>
          </table:table-cell>
          <table:table-cell table:number-columns-repeated="8"/>
        </table:table-row>
        <table:table-row table:style-name="ro1">
          <table:table-cell table:style-name="ce12" office:value-type="string" calcext:value-type="string">
            <text:p>Omega</text:p>
          </table:table-cell>
          <table:table-cell table:formula="of:=60/60*2*PI()" office:value-type="float" office:value="6.28318530717959" calcext:value-type="float">
            <text:p>6.2831853072</text:p>
          </table:table-cell>
          <table:table-cell office:value-type="string" calcext:value-type="string">
            <text:p>60 RPM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R1</text:p>
          </table:table-cell>
          <table:table-cell office:value-type="float" office:value="0.0238" calcext:value-type="float">
            <text:p>0.0238</text:p>
          </table:table-cell>
          <table:table-cell table:number-columns-repeated="3"/>
          <table:table-cell table:style-name="ce8"/>
          <table:table-cell office:value-type="string" calcext:value-type="string">
            <text:p>Nombre de particules</text:p>
          </table:table-cell>
          <table:table-cell table:number-columns-repeated="3"/>
        </table:table-row>
        <table:table-row table:style-name="ro1">
          <table:table-cell table:style-name="ce12" office:value-type="string" calcext:value-type="string">
            <text:p>R2</text:p>
          </table:table-cell>
          <table:table-cell office:value-type="float" office:value="0.0064" calcext:value-type="float">
            <text:p>0.0064</text:p>
          </table:table-cell>
          <table:table-cell table:number-columns-repeated="3"/>
          <table:table-cell table:style-name="ce8"/>
          <table:table-cell office:value-type="float" office:value="0.5" calcext:value-type="float">
            <text:p>0.5</text:p>
          </table:table-cell>
          <table:table-cell table:formula="of:=[.$B$23]*[.G12]/[.$B$4]" office:value-type="float" office:value="23495.3570526609" calcext:value-type="float">
            <text:p>23495.3570526609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H</text:p>
          </table:table-cell>
          <table:table-cell office:value-type="float" office:value="0.05" calcext:value-type="float">
            <text:p>0.05</text:p>
          </table:table-cell>
          <table:table-cell table:number-columns-repeated="3"/>
          <table:table-cell table:style-name="ce8"/>
          <table:table-cell office:value-type="float" office:value="0.4" calcext:value-type="float">
            <text:p>0.4</text:p>
          </table:table-cell>
          <table:table-cell table:formula="of:=[.$B$23]*[.G13]/[.$B$4]" office:value-type="float" office:value="18796.2856421287" calcext:value-type="float">
            <text:p>18796.2856421287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kappa</text:p>
          </table:table-cell>
          <table:table-cell table:formula="of:=[.B12]/[.B11]" office:value-type="float" office:value="0.26890756302521" calcext:value-type="float">
            <text:p>0.268907563</text:p>
          </table:table-cell>
          <table:table-cell/>
          <table:table-cell office:value-type="string" calcext:value-type="string">
            <text:p>taup</text:p>
          </table:table-cell>
          <table:table-cell table:formula="of:=[.B3]*[.B8]*[.B8]/[.B5]/18" office:value-type="float" office:value="0.00147159591" calcext:value-type="float">
            <text:p>0.0014715959</text:p>
          </table:table-cell>
          <table:table-cell table:style-name="ce8"/>
          <table:table-cell office:value-type="float" office:value="0.3" calcext:value-type="float">
            <text:p>0.3</text:p>
          </table:table-cell>
          <table:table-cell table:formula="of:=[.$B$23]*[.G14]/[.$B$4]" office:value-type="float" office:value="14097.2142315965" calcext:value-type="float">
            <text:p>14097.2142315965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nX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style-name="ce8"/>
          <table:table-cell office:value-type="float" office:value="0.2" calcext:value-type="float">
            <text:p>0.2</text:p>
          </table:table-cell>
          <table:table-cell table:formula="of:=[.$B$23]*[.G15]/[.$B$4]" office:value-type="float" office:value="9398.14282106436" calcext:value-type="float">
            <text:p>9398.1428210644</text:p>
          </table:table-cell>
          <table:table-cell table:number-columns-repeated="2"/>
        </table:table-row>
        <table:table-row table:style-name="ro1">
          <table:table-cell table:style-name="ce12" office:value-type="string" calcext:value-type="string">
            <text:p>dX</text:p>
          </table:table-cell>
          <table:table-cell table:formula="of:=[.B11]/[.B15]" office:value-type="float" office:value="0.000952" calcext:value-type="float">
            <text:p>0.000952</text:p>
          </table:table-cell>
          <table:table-cell/>
          <table:table-cell office:value-type="string" calcext:value-type="string">
            <text:p>Nombre de Stokes</text:p>
          </table:table-cell>
          <table:table-cell table:formula="of:=[.E14]/[.B10]" office:value-type="float" office:value="0.000234211763310316" calcext:value-type="float">
            <text:p>0.0002342118</text:p>
          </table:table-cell>
          <table:table-cell table:style-name="ce8"/>
          <table:table-cell office:value-type="float" office:value="0.1" calcext:value-type="float">
            <text:p>0.1</text:p>
          </table:table-cell>
          <table:table-cell table:formula="of:=[.$B$23]*[.G16]/[.$B$4]" office:value-type="float" office:value="4699.07141053218" calcext:value-type="float">
            <text:p>4699.0714105322</text:p>
          </table:table-cell>
          <table:table-cell table:number-columns-repeated="2"/>
        </table:table-row>
        <table:table-row table:style-name="ro1">
          <table:table-cell table:style-name="ce12"/>
          <table:table-cell table:number-columns-repeated="2"/>
          <table:table-cell office:value-type="string" calcext:value-type="string">
            <text:p>Rep</text:p>
          </table:table-cell>
          <table:table-cell table:formula="of:=[.B2]*[.B8]*[.B10]*[.B12]/[.B5]" office:value-type="float" office:value="0.711539671969929" calcext:value-type="float">
            <text:p>0.711539672</text:p>
          </table:table-cell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dX/dp</text:p>
          </table:table-cell>
          <table:table-cell table:formula="of:=[.B16]/[.B8]" office:value-type="float" office:value="0.635938543754175" calcext:value-type="float">
            <text:p>0.6359385438</text:p>
          </table:table-cell>
          <table:table-cell/>
          <table:table-cell office:value-type="string" calcext:value-type="string">
            <text:p>Re</text:p>
          </table:table-cell>
          <table:table-cell table:formula="of:=[.B12]*[.B10]*([.B11]-[.B12])/[.B1]" office:value-type="float" office:value="8.27040099684488" calcext:value-type="float">
            <text:p>8.2704009968</text:p>
          </table:table-cell>
          <table:table-cell table:style-name="ce16"/>
          <table:table-cell table:number-columns-repeated="4"/>
        </table:table-row>
        <table:table-row table:style-name="ro1" table:number-rows-repeated="2">
          <table:table-cell table:style-name="ce12"/>
          <table:table-cell table:number-columns-repeated="4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liquid</text:p>
          </table:table-cell>
          <table:table-cell table:formula="of:=([.B11]*[.B11]-[.B12]*[.B12])*PI()*[.B13]" office:value-type="float" office:value="0.0000825422053804182" calcext:value-type="float">
            <text:p>8.25422053804182E-005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Volume of a particle</text:p>
          </table:table-cell>
          <table:table-cell table:formula="of:=4*([.B8]/2)^3 * PI() / 3" office:value-type="float" office:value="0.00000000175656418405164" calcext:value-type="float">
            <text:p>1.75656418405164E-009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Number of particles</text:p>
          </table:table-cell>
          <table:table-cell table:style-name="ce15" table:formula="of:=[.B21]/[.B22]*[.B4]" office:value-type="float" office:value="23495.3570526609" calcext:value-type="float">
            <text:p>2.350E+004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mass of particule</text:p>
          </table:table-cell>
          <table:table-cell table:formula="of:=[.B22]*[.B3]" office:value-type="float" office:value="0.00000207625886554904" calcext:value-type="float">
            <text:p>2.07625886554904E-006</text:p>
          </table:table-cell>
          <table:table-cell table:number-columns-repeated="3"/>
          <table:table-cell table:style-name="ce8"/>
          <table:table-cell table:number-columns-repeated="4"/>
        </table:table-row>
        <table:table-row table:style-name="ro1">
          <table:table-cell table:style-name="ce12"/>
          <table:table-cell table:number-columns-repeated="4"/>
          <table:table-cell table:style-name="ce8"/>
          <table:table-cell table:number-columns-repeated="4"/>
        </table:table-row>
        <table:table-row table:style-name="ro1">
          <table:table-cell table:style-name="ce12" office:value-type="string" calcext:value-type="string">
            <text:p>Young Modulus (E)</text:p>
          </table:table-cell>
          <table:table-cell table:style-name="ce3" office:value-type="float" office:value="10000000" calcext:value-type="float">
            <text:p>1.00E+007</text:p>
          </table:table-cell>
          <table:table-cell table:number-columns-repeated="3"/>
          <table:table-cell table:style-name="ce12"/>
          <table:table-cell table:number-columns-repeated="4"/>
        </table:table-row>
        <table:table-row table:style-name="ro1">
          <table:table-cell table:style-name="ce12"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3"/>
          <table:table-cell table:style-name="ce12"/>
          <table:table-cell table:style-name="ce3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oid min</text:p>
          </table:table-cell>
          <table:table-cell office:value-type="string" calcext:value-type="string">
            <text:p>Beta Ro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pling stability criteria</text:p>
          </table:table-cell>
          <table:table-cell table:formula="of:=[.B8]*[.B8]*[.B3]/(18*[.B5])" office:value-type="float" office:value="0.00147159591" calcext:value-type="float">
            <text:p>0.0014715959</text:p>
          </table:table-cell>
          <table:table-cell office:value-type="float" office:value="0.99" calcext:value-type="float">
            <text:p>0.99</text:p>
          </table:table-cell>
          <table:table-cell office:value-type="float" office:value="0" calcext:value-type="float">
            <text:p>0</text:p>
          </table:table-cell>
          <table:table-cell table:formula="of:=[.B30]/([.C30])^(-[.D30])" office:value-type="float" office:value="0.00147159591" calcext:value-type="float">
            <text:p>0.00147159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uid stabil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pling interval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olid critical time step</text:p>
          </table:table-cell>
          <table:table-cell table:formula="of:=PI()*[.B8]/2 * SQRT([.B3]/[.B26] *2 * (1+[.B27])) / (0.1631*[.B27] + 0.8756)" office:value-type="float" office:value="0.0000441110288544392" calcext:value-type="float">
            <text:p>0.000044111</text:p>
          </table:table-cell>
          <table:table-cell/>
          <table:table-cell table:style-name="ce4"/>
          <table:table-cell table:number-columns-repeated="6"/>
        </table:table-row>
        <table:table-row table:style-name="ro1">
          <table:table-cell office:value-type="string" calcext:value-type="string">
            <text:p>Solid time step</text:p>
          </table:table-cell>
          <table:table-cell table:style-name="ce3" office:value-type="float" office:value="0.000005" calcext:value-type="float">
            <text:p>5.00E-006</text:p>
          </table:table-cell>
          <table:table-cell table:formula="of:=[.B34]/[.B33]" office:value-type="float" office:value="0.113350337315853" calcext:value-type="float">
            <text:p>0.1133503373</text:p>
          </table:table-cell>
          <table:table-cell table:formula="of:=1/[.C34]" office:value-type="float" office:value="8.82220577088785" calcext:value-type="float">
            <text:p>8.82220577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uid coupling stability time step</text:p>
          </table:table-cell>
          <table:table-cell table:formula="of:=[.C30]/(1-[.C30])*[.B2]/[.B3]*[.E30]" office:value-type="float" office:value="0.14568799509" calcext:value-type="float">
            <text:p>0.145687995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ber of iteration solid</text:p>
          </table:table-cell>
          <table:table-cell table:style-name="ce3" table:formula="of:=[.B37]/[.B34]" office:value-type="float" office:value="200000" calcext:value-type="float">
            <text:p>2.00E+005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sse particule</text:p>
          </table:table-cell>
          <table:table-cell table:style-name="ce3" table:formula="of:=[.B3]*[.B22]" office:value-type="float" office:value="0.00000207625886554904" calcext:value-type="float">
            <text:p>2.08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grav = </text:p>
          </table:table-cell>
          <table:table-cell table:formula="of:=[.B40]*[.B6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853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HamptonPoiseuille" table:style-name="ta1">
        <table:table-column table:style-name="co18" table:default-cell-style-name="ce12"/>
        <table:table-column table:style-name="co19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4" table:formula="of:=[.B5]/[.B2]" office:value-type="float" office:value="0.00177860591174727" calcext:value-type="float">
            <text:p>1.7786E-0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180.7" calcext:value-type="float">
            <text:p>118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string" calcext:value-type="string">
            <text:p>Volume Fraction</text:p>
          </table:table-cell>
          <table:table-cell office:value-type="string" calcext:value-type="string">
            <text:p>N particles</text:p>
          </table:table-cell>
          <table:table-cell/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D5]/[.$B$4]*[.$B$15]" office:value-type="float" office:value="2536.8702027956" calcext:value-type="float">
            <text:p>2536.870202795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D6]/[.$B$4]*[.$B$15]" office:value-type="float" office:value="3805.3053041934" calcext:value-type="float">
            <text:p>3805.3053041934</text:p>
          </table:table-cell>
          <table:table-cell/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3125" calcext:value-type="float">
            <text:p>3125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D7]/[.$B$4]*[.$B$15]" office:value-type="float" office:value="5707.9579562901" calcext:value-type="float">
            <text:p>5707.9579562901</text:p>
          </table:table-cell>
          <table:table-cell/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3125" calcext:value-type="float">
            <text:p>0.0031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15625" calcext:value-type="float">
            <text:p>0.00156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0.0508" calcext:value-type="float">
            <text:p>0.050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5"/>
          <table:table-cell table:style-name="ce8"/>
        </table:table-row>
        <table:table-row table:style-name="ro1">
          <table:table-cell office:value-type="string" calcext:value-type="string">
            <text:p>Volume of liquid</text:p>
          </table:table-cell>
          <table:table-cell table:style-name="ce18" table:formula="of:=[.B10]*[.B10]*3.14159/4*[.B11]" office:value-type="float" office:value="0.00020268282044" calcext:value-type="float">
            <text:p>0.0002026828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159789665404754" calcext:value-type="float">
            <text:p>0.000000016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Number of particles</text:p>
          </table:table-cell>
          <table:table-cell table:style-name="ce15" table:formula="of:=[.B13]/[.B14]*[.B4]" office:value-type="float" office:value="5707.9579562901" calcext:value-type="float">
            <text:p>5.708E+003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188663657943393" calcext:value-type="float">
            <text:p>1.88663657943393E-005</text:p>
          </table:table-cell>
          <table:table-cell table:number-columns-repeated="3"/>
          <table:table-cell table:style-name="ce8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4" calcext:value-type="float">
            <text:p>0.00004</text:p>
          </table:table-cell>
          <table:table-cell/>
          <table:table-cell office:value-type="string" calcext:value-type="string">
            <text:p>Write interval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80" calcext:value-type="float">
            <text:p>80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8] *2 * (1+[.B19])) / (0.1631*[.B19] + 0.8756)" office:value-type="float" office:value="0.000130152180961631" calcext:value-type="float">
            <text:p>0.0001301522</text:p>
          </table:table-cell>
          <table:table-cell/>
          <table:table-cell table:style-name="ce4"/>
          <table:table-cell table:number-columns-repeated="2"/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table:formula="of:=[.B21]/[.B22]" office:value-type="float" office:value="0.0000005" calcext:value-type="float">
            <text:p>0.0000005</text:p>
          </table:table-cell>
          <table:table-cell/>
          <table:table-cell office:value-type="string" calcext:value-type="string">
            <text:p>it interval</text:p>
          </table:table-cell>
          <table:table-cell table:formula="of:=[.B22]*[.E21]/[.B21]" office:value-type="float" office:value="400000" calcext:value-type="float">
            <text:p>4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Critical coupling</text:p>
          </table:table-cell>
          <table:table-cell table:formula="of:=[.B3]*[.B8]*[.B8]/[.B5]/72" office:value-type="float" office:value="0.0000762584222056878" calcext:value-type="float">
            <text:p>7.62584222056878E-005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7]/[.B24]" office:value-type="float" office:value="2000000" calcext:value-type="float">
            <text:p>2.00E+006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188663657943393" calcext:value-type="float">
            <text:p>1.89E-00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30]*[.B6]" office:value-type="float" office:value="0.000185079048442469" calcext:value-type="float">
            <text:p>0.000185079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</table:table>
      <table:table table:name="StokesTaylorGreen" table:style-name="ta1">
        <table:table-column table:style-name="co20" table:default-cell-style-name="ce12"/>
        <table:table-column table:style-name="co2" table:default-cell-style-name="Default"/>
        <table:table-row table:style-name="ro1">
          <table:table-cell office:value-type="string" calcext:value-type="string">
            <text:p>Kinematic viscosity</text:p>
          </table:table-cell>
          <table:table-cell table:style-name="ce14" table:formula="of:=[.B5]/[.B2]" office:value-type="float" office:value="0.00005" calcext:value-type="float">
            <text:p>5.0000E-005</text:p>
          </table:table-cell>
        </table:table-row>
        <table:table-row table:style-name="ro1">
          <table:table-cell office:value-type="string" calcext:value-type="string">
            <text:p>Rh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ho solide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Volume fraction solid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ynamic Viscosity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p (micron)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p (m)</text:p>
          </table:table-cell>
          <table:table-cell table:formula="of:=[.B7]*10^(-6)" office:value-type="float" office:value="0.0001" calcext:value-type="float">
            <text:p>0.0001</text:p>
          </table:table-cell>
        </table:table-row>
        <table:table-row table:style-name="ro1">
          <table:table-cell office:value-type="string" calcext:value-type="string">
            <text:p>radius</text:p>
          </table:table-cell>
          <table:table-cell table:formula="of:=[.B8]/2" office:value-type="float" office:value="0.00005" calcext:value-type="float">
            <text:p>0.0000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float" office:value="0.0314159" calcext:value-type="float">
            <text:p>0.0314159</text:p>
          </table:table-cell>
        </table:table-row>
        <table:table-row table:style-name="ro1">
          <table:table-cell office:value-type="string" calcext:value-type="string">
            <text:p>Stokes</text:p>
          </table:table-cell>
          <table:table-cell table:formula="of:=[.B3]*[.B8]*[.B8]/[.B5]"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Volume of a particle</text:p>
          </table:table-cell>
          <table:table-cell table:formula="of:=4*([.B8]/2)^3 * PI() / 3" office:value-type="float" office:value="0.000000000000523598775598299" calcext:value-type="float">
            <text:p>5.23598775598299E-013</text:p>
          </table:table-cell>
        </table:table-row>
        <table:table-row table:style-name="ro1">
          <table:table-cell office:value-type="string" calcext:value-type="string">
            <text:p>mass of particule</text:p>
          </table:table-cell>
          <table:table-cell table:formula="of:=[.B14]*[.B3]" office:value-type="float" office:value="0.000000000523598775598299" calcext:value-type="float">
            <text:p>5.23598775598299E-01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Young Modulus (E)</text:p>
          </table:table-cell>
          <table:table-cell table:style-name="ce3" office:value-type="float" office:value="5000000" calcext:value-type="float">
            <text:p>5.00E+006</text:p>
          </table:table-cell>
        </table:table-row>
        <table:table-row table:style-name="ro1">
          <table:table-cell office:value-type="string" calcext:value-type="string">
            <text:p>Poisson ratio (v)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luid time step</text:p>
          </table:table-cell>
          <table:table-cell office:value-type="float" office:value="0.00005" calcext:value-type="float">
            <text:p>0.00005</text:p>
          </table:table-cell>
        </table:table-row>
        <table:table-row table:style-name="ro1">
          <table:table-cell table:style-name="Default" office:value-type="string" calcext:value-type="string">
            <text:p>Coupling interva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Default" office:value-type="string" calcext:value-type="string">
            <text:p>Solid critical time step</text:p>
          </table:table-cell>
          <table:table-cell table:formula="of:=PI()*[.B8]/2 * SQRT([.B3]/[.B17] *2 * (1+[.B18])) / (0.1631*[.B18] + 0.8756)" office:value-type="float" office:value="0.00000383293669678938" calcext:value-type="float">
            <text:p>3.83293669678938E-006</text:p>
          </table:table-cell>
        </table:table-row>
        <table:table-row table:style-name="ro1">
          <table:table-cell table:style-name="Default" office:value-type="string" calcext:value-type="string">
            <text:p>Solid time step</text:p>
          </table:table-cell>
          <table:table-cell office:value-type="float" office:value="0.00001" calcext:value-type="float">
            <text:p>0.00001</text:p>
          </table:table-cell>
        </table:table-row>
        <table:table-row table:style-name="ro1">
          <table:table-cell table:style-name="Default" office:value-type="string" calcext:value-type="string">
            <text:p>Coupling Stability criteria</text:p>
          </table:table-cell>
          <table:table-cell table:formula="of:=[.B3]*[.B8]*[.B8]/[.B5]/72" office:value-type="float" office:value="0.00277777777777778" calcext:value-type="float">
            <text:p>0.0027777778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Final ti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Number of iteration solid</text:p>
          </table:table-cell>
          <table:table-cell table:style-name="ce3" table:formula="of:=[.B26]/[.B23]" office:value-type="float" office:value="100000" calcext:value-type="float">
            <text:p>1.00E+005</text:p>
          </table:table-cell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masse particule</text:p>
          </table:table-cell>
          <table:table-cell table:style-name="ce3" table:formula="of:=[.B3]*[.B14]" office:value-type="float" office:value="0.000000000523598775598299" calcext:value-type="float">
            <text:p>5.24E-010</text:p>
          </table:table-cell>
        </table:table-row>
        <table:table-row table:style-name="ro1">
          <table:table-cell table:style-name="Default" office:value-type="string" calcext:value-type="string">
            <text:p>Fgrav = </text:p>
          </table:table-cell>
          <table:table-cell table:formula="of:=[.B29]*[.B6]" office:value-type="float" office:value="0" calcext:value-type="float">
            <text:p>0</text:p>
          </table:table-cell>
        </table:table-row>
      </table:table>
      <table:table table:name="Sheet16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7" number:min-integer-digits="1"/>
    </number:number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1" number:min-integer-digits="1"/>
    </number:number-style>
    <number:number-style style:name="N115">
      <number:scientific-number number:decimal-places="3" number:min-integer-digits="1" number:min-exponent-digits="3"/>
    </number:number-style>
    <number:number-style style:name="N116">
      <number:scientific-number number:decimal-places="4" number:min-integer-digits="1" number:min-exponent-digits="3"/>
    </number:number-style>
    <number:number-style style:name="N117">
      <number:number number:decimal-places="8" number:min-integer-digits="1"/>
    </number:number-style>
    <number:number-style style:name="N118">
      <number:number number:decimal-places="6" number:min-integer-digits="1" number:grouping="true"/>
    </number:number-style>
    <number:number-style style:name="N119">
      <number:number number:decimal-places="9" number:min-integer-digits="1"/>
    </number:number-style>
    <number:number-style style:name="N120">
      <number:number number:decimal-places="10" number:min-integer-digits="1"/>
    </number:number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3" number:min-integer-digits="1"/>
    </number:number-style>
    <number:number-style style:name="N124">
      <number:number number:decimal-places="14" number:min-integer-digits="1"/>
    </number:number-style>
    <number:number-style style:name="N125">
      <number:number number:decimal-places="15" number:min-integer-digits="1"/>
    </number:number-style>
    <number:number-style style:name="N126">
      <number:number number:decimal-places="16" number:min-integer-digits="1"/>
    </number:number-style>
    <number:number-style style:name="N127">
      <number:number number:decimal-places="17" number:min-integer-digits="1"/>
    </number:number-style>
    <number:number-style style:name="N128">
      <number:number number:decimal-places="18" number:min-integer-digits="1"/>
    </number:number-style>
    <number:number-style style:name="N129">
      <number:number number:decimal-places="19" number:min-integer-digits="1"/>
    </number:number-style>
    <number:number-style style:name="N130">
      <number:number number:decimal-places="20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8">0000-00-00</text:date>, <text:time style:data-style-name="N2" text:time-value="10:51:26.079987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no </meta:initial-creator>
    <meta:creation-date>2013-10-28T14:31:57</meta:creation-date>
    <meta:generator>LibreOffice/4.4.3.2$Linux_X86_64 LibreOffice_project/40m0$Build-2</meta:generator>
    <dc:date>2016-01-18T14:27:04.894597083</dc:date>
    <dc:creator>bruno </dc:creator>
    <meta:editing-duration>P18DT19H41M57S</meta:editing-duration>
    <meta:editing-cycles>119</meta:editing-cycles>
    <meta:document-statistic meta:table-count="18" meta:cell-count="2079" meta:object-count="0"/>
  </office:meta>
</office:document-meta>
</file>